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5.068in"/>
    </style:style>
    <style:style style:name="ta1co2" style:family="table-column">
      <style:table-column-properties fo:break-before="auto" style:column-width="2.239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239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10_y10_r20/x10_y10_n100_r20_s20_ps1_pr20_u20_o20_l20_N001.lp</text:p>
          </table:table-cell>
          <table:table-cell office:value-type="float" office:value="2.43283"/>
          <table:table-cell office:value-type="float" office:value="2.243"/>
          <table:table-cell office:value-type="float" office:value="0.0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2495.0"/>
          <table:table-cell office:value-type="float" office:value="326412.0"/>
          <table:table-cell office:value-type="float" office:value="1287272.0"/>
          <table:table-cell office:value-type="float" office:value="2022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0521.0"/>
          <table:table-cell office:value-type="float" office:value="558979.0"/>
          <table:table-cell office:value-type="float" office:value="498265.0"/>
          <table:table-cell office:value-type="float" office:value="352391.0"/>
          <table:table-cell office:value-type="float" office:value="63127.0"/>
          <table:table-cell office:value-type="float" office:value="700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structured/x10_y10_r20/x10_y10_n100_r20_s20_ps1_pr20_u20_o20_l20_N002.lp</text:p>
          </table:table-cell>
          <table:table-cell office:value-type="float" office:value="2.53753"/>
          <table:table-cell office:value-type="float" office:value="2.377"/>
          <table:table-cell office:value-type="float" office:value="0.0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6.0"/>
          <table:table-cell office:value-type="float" office:value="2739.0"/>
          <table:table-cell office:value-type="float" office:value="326412.0"/>
          <table:table-cell office:value-type="float" office:value="1287273.0"/>
          <table:table-cell office:value-type="float" office:value="2022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0521.0"/>
          <table:table-cell office:value-type="float" office:value="558979.0"/>
          <table:table-cell office:value-type="float" office:value="498265.0"/>
          <table:table-cell office:value-type="float" office:value="352391.0"/>
          <table:table-cell office:value-type="float" office:value="63127.0"/>
          <table:table-cell office:value-type="float" office:value="700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>
          <table:table-cell office:value-type="string">
            <text:p>structured/x10_y10_r20/x10_y10_n100_r20_s20_ps1_pr20_u20_o20_l20_N003.lp</text:p>
          </table:table-cell>
          <table:table-cell office:value-type="float" office:value="2.41265"/>
          <table:table-cell office:value-type="float" office:value="2.243"/>
          <table:table-cell office:value-type="float" office:value="0.0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3.0"/>
          <table:table-cell office:value-type="float" office:value="2773.0"/>
          <table:table-cell office:value-type="float" office:value="326412.0"/>
          <table:table-cell office:value-type="float" office:value="1287272.0"/>
          <table:table-cell office:value-type="float" office:value="2022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0521.0"/>
          <table:table-cell office:value-type="float" office:value="558979.0"/>
          <table:table-cell office:value-type="float" office:value="498265.0"/>
          <table:table-cell office:value-type="float" office:value="352391.0"/>
          <table:table-cell office:value-type="float" office:value="63127.0"/>
          <table:table-cell office:value-type="float" office:value="700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IN([.$P5])" office:value-type="float"/>
          <table:table-cell table:formula="of:=MIN([.$Q5])" office:value-type="float"/>
          <table:table-cell table:formula="of:=MIN([.$R5])" office:value-type="float"/>
          <table:table-cell table:formula="of:=MIN([.$S5])" office:value-type="float"/>
          <table:table-cell table:formula="of:=MIN([.$T5])" office:value-type="float"/>
          <table:table-cell table:formula="of:=MIN([.$U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EDIAN([.$P5])" office:value-type="float"/>
          <table:table-cell table:formula="of:=MEDIAN([.$Q5])" office:value-type="float"/>
          <table:table-cell table:formula="of:=MEDIAN([.$R5])" office:value-type="float"/>
          <table:table-cell table:formula="of:=MEDIAN([.$S5])" office:value-type="float"/>
          <table:table-cell table:formula="of:=MEDIAN([.$T5])" office:value-type="float"/>
          <table:table-cell table:formula="of:=MEDIAN([.$U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  <table:table-cell table:formula="of:=MAX([.$P5])" office:value-type="float"/>
          <table:table-cell table:formula="of:=MAX([.$Q5])" office:value-type="float"/>
          <table:table-cell table:formula="of:=MAX([.$R5])" office:value-type="float"/>
          <table:table-cell table:formula="of:=MAX([.$S5])" office:value-type="float"/>
          <table:table-cell table:formula="of:=MAX([.$T5])" office:value-type="float"/>
          <table:table-cell table:formula="of:=MAX([.$U5])" office:value-type="float"/>
        </table:table-row>
        <table:table-row table:style-name="ro1">
          <table:table-cell office:value-type="string">
            <text:p>structured/x10_y10_r20/x10_y10_n100_r20_s20_ps1_pr20_u20_o20_l20_N004.lp</text:p>
          </table:table-cell>
          <table:table-cell office:value-type="float" office:value="2.51461"/>
          <table:table-cell office:value-type="float" office:value="2.312"/>
          <table:table-cell office:value-type="float" office:value="0.13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74.0"/>
          <table:table-cell office:value-type="float" office:value="4889.0"/>
          <table:table-cell office:value-type="float" office:value="326412.0"/>
          <table:table-cell office:value-type="float" office:value="1287272.0"/>
          <table:table-cell office:value-type="float" office:value="2022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0521.0"/>
          <table:table-cell office:value-type="float" office:value="558979.0"/>
          <table:table-cell office:value-type="float" office:value="498265.0"/>
          <table:table-cell office:value-type="float" office:value="352391.0"/>
          <table:table-cell office:value-type="float" office:value="63127.0"/>
          <table:table-cell office:value-type="float" office:value="700.0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IN([.$L6])" office:value-type="float"/>
          <table:table-cell table:formula="of:=MIN([.$M6])" office:value-type="float"/>
          <table:table-cell table:formula="of:=MIN([.$N6])" office:value-type="float"/>
          <table:table-cell table:formula="of:=MIN([.$O6])" office:value-type="float"/>
          <table:table-cell table:formula="of:=MIN([.$P6])" office:value-type="float"/>
          <table:table-cell table:formula="of:=MIN([.$Q6])" office:value-type="float"/>
          <table:table-cell table:formula="of:=MIN([.$R6])" office:value-type="float"/>
          <table:table-cell table:formula="of:=MIN([.$S6])" office:value-type="float"/>
          <table:table-cell table:formula="of:=MIN([.$T6])" office:value-type="float"/>
          <table:table-cell table:formula="of:=MIN([.$U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EDIAN([.$L6])" office:value-type="float"/>
          <table:table-cell table:formula="of:=MEDIAN([.$M6])" office:value-type="float"/>
          <table:table-cell table:formula="of:=MEDIAN([.$N6])" office:value-type="float"/>
          <table:table-cell table:formula="of:=MEDIAN([.$O6])" office:value-type="float"/>
          <table:table-cell table:formula="of:=MEDIAN([.$P6])" office:value-type="float"/>
          <table:table-cell table:formula="of:=MEDIAN([.$Q6])" office:value-type="float"/>
          <table:table-cell table:formula="of:=MEDIAN([.$R6])" office:value-type="float"/>
          <table:table-cell table:formula="of:=MEDIAN([.$S6])" office:value-type="float"/>
          <table:table-cell table:formula="of:=MEDIAN([.$T6])" office:value-type="float"/>
          <table:table-cell table:formula="of:=MEDIAN([.$U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  <table:table-cell table:formula="of:=MAX([.$L6])" office:value-type="float"/>
          <table:table-cell table:formula="of:=MAX([.$M6])" office:value-type="float"/>
          <table:table-cell table:formula="of:=MAX([.$N6])" office:value-type="float"/>
          <table:table-cell table:formula="of:=MAX([.$O6])" office:value-type="float"/>
          <table:table-cell table:formula="of:=MAX([.$P6])" office:value-type="float"/>
          <table:table-cell table:formula="of:=MAX([.$Q6])" office:value-type="float"/>
          <table:table-cell table:formula="of:=MAX([.$R6])" office:value-type="float"/>
          <table:table-cell table:formula="of:=MAX([.$S6])" office:value-type="float"/>
          <table:table-cell table:formula="of:=MAX([.$T6])" office:value-type="float"/>
          <table:table-cell table:formula="of:=MAX([.$U6])" office:value-type="float"/>
        </table:table-row>
        <table:table-row table:style-name="ro1">
          <table:table-cell office:value-type="string">
            <text:p>structured/x10_y10_r20/x10_y10_n100_r20_s20_ps1_pr20_u20_o20_l20_N005.lp</text:p>
          </table:table-cell>
          <table:table-cell office:value-type="float" office:value="2.87466"/>
          <table:table-cell office:value-type="float" office:value="2.378"/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8.0"/>
          <table:table-cell office:value-type="float" office:value="3285.0"/>
          <table:table-cell office:value-type="float" office:value="326412.0"/>
          <table:table-cell office:value-type="float" office:value="1287273.0"/>
          <table:table-cell office:value-type="float" office:value="2022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0521.0"/>
          <table:table-cell office:value-type="float" office:value="558979.0"/>
          <table:table-cell office:value-type="float" office:value="498265.0"/>
          <table:table-cell office:value-type="float" office:value="352391.0"/>
          <table:table-cell office:value-type="float" office:value="63127.0"/>
          <table:table-cell office:value-type="float" office:value="700.0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IN([.$L7])" office:value-type="float"/>
          <table:table-cell table:formula="of:=MIN([.$M7])" office:value-type="float"/>
          <table:table-cell table:formula="of:=MIN([.$N7])" office:value-type="float"/>
          <table:table-cell table:formula="of:=MIN([.$O7])" office:value-type="float"/>
          <table:table-cell table:formula="of:=MIN([.$P7])" office:value-type="float"/>
          <table:table-cell table:formula="of:=MIN([.$Q7])" office:value-type="float"/>
          <table:table-cell table:formula="of:=MIN([.$R7])" office:value-type="float"/>
          <table:table-cell table:formula="of:=MIN([.$S7])" office:value-type="float"/>
          <table:table-cell table:formula="of:=MIN([.$T7])" office:value-type="float"/>
          <table:table-cell table:formula="of:=MIN([.$U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EDIAN([.$L7])" office:value-type="float"/>
          <table:table-cell table:formula="of:=MEDIAN([.$M7])" office:value-type="float"/>
          <table:table-cell table:formula="of:=MEDIAN([.$N7])" office:value-type="float"/>
          <table:table-cell table:formula="of:=MEDIAN([.$O7])" office:value-type="float"/>
          <table:table-cell table:formula="of:=MEDIAN([.$P7])" office:value-type="float"/>
          <table:table-cell table:formula="of:=MEDIAN([.$Q7])" office:value-type="float"/>
          <table:table-cell table:formula="of:=MEDIAN([.$R7])" office:value-type="float"/>
          <table:table-cell table:formula="of:=MEDIAN([.$S7])" office:value-type="float"/>
          <table:table-cell table:formula="of:=MEDIAN([.$T7])" office:value-type="float"/>
          <table:table-cell table:formula="of:=MEDIAN([.$U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  <table:table-cell table:formula="of:=MAX([.$L7])" office:value-type="float"/>
          <table:table-cell table:formula="of:=MAX([.$M7])" office:value-type="float"/>
          <table:table-cell table:formula="of:=MAX([.$N7])" office:value-type="float"/>
          <table:table-cell table:formula="of:=MAX([.$O7])" office:value-type="float"/>
          <table:table-cell table:formula="of:=MAX([.$P7])" office:value-type="float"/>
          <table:table-cell table:formula="of:=MAX([.$Q7])" office:value-type="float"/>
          <table:table-cell table:formula="of:=MAX([.$R7])" office:value-type="float"/>
          <table:table-cell table:formula="of:=MAX([.$S7])" office:value-type="float"/>
          <table:table-cell table:formula="of:=MAX([.$T7])" office:value-type="float"/>
          <table:table-cell table:formula="of:=MAX([.$U7])" office:value-type="float"/>
        </table:table-row>
        <table:table-row table:style-name="ro1">
          <table:table-cell office:value-type="string">
            <text:p>structured/x10_y12_r20/x10_y12_n120_r20_s20_ps1_pr20_u20_o20_l20_N001.lp</text:p>
          </table:table-cell>
          <table:table-cell office:value-type="float" office:value="2.63753"/>
          <table:table-cell office:value-type="float" office:value="2.458"/>
          <table:table-cell office:value-type="float" office:value="0.0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2423.0"/>
          <table:table-cell office:value-type="float" office:value="379494.0"/>
          <table:table-cell office:value-type="float" office:value="1495242.0"/>
          <table:table-cell office:value-type="float" office:value="2280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2277.0"/>
          <table:table-cell office:value-type="float" office:value="647260.0"/>
          <table:table-cell office:value-type="float" office:value="577342.0"/>
          <table:table-cell office:value-type="float" office:value="406474.0"/>
          <table:table-cell office:value-type="float" office:value="72343.0"/>
          <table:table-cell office:value-type="float" office:value="700.0"/>
          <table:table-cell table:formula="of:=MIN([.$B8])" office:value-type="float"/>
          <table:table-cell table:formula="of:=MIN([.$C8])" office:value-type="float"/>
          <table:table-cell table:formula="of:=MIN([.$D8])" office:value-type="float"/>
          <table:table-cell table:formula="of:=MIN([.$E8])" office:value-type="float"/>
          <table:table-cell table:formula="of:=MIN([.$F8])" office:value-type="float"/>
          <table:table-cell table:formula="of:=MIN([.$G8])" office:value-type="float"/>
          <table:table-cell table:formula="of:=MIN([.$H8])" office:value-type="float"/>
          <table:table-cell table:formula="of:=MIN([.$I8])" office:value-type="float"/>
          <table:table-cell table:formula="of:=MIN([.$J8])" office:value-type="float"/>
          <table:table-cell table:formula="of:=MIN([.$K8])" office:value-type="float"/>
          <table:table-cell table:formula="of:=MIN([.$L8])" office:value-type="float"/>
          <table:table-cell table:formula="of:=MIN([.$M8])" office:value-type="float"/>
          <table:table-cell table:formula="of:=MIN([.$N8])" office:value-type="float"/>
          <table:table-cell table:formula="of:=MIN([.$O8])" office:value-type="float"/>
          <table:table-cell table:formula="of:=MIN([.$P8])" office:value-type="float"/>
          <table:table-cell table:formula="of:=MIN([.$Q8])" office:value-type="float"/>
          <table:table-cell table:formula="of:=MIN([.$R8])" office:value-type="float"/>
          <table:table-cell table:formula="of:=MIN([.$S8])" office:value-type="float"/>
          <table:table-cell table:formula="of:=MIN([.$T8])" office:value-type="float"/>
          <table:table-cell table:formula="of:=MIN([.$U8])" office:value-type="float"/>
          <table:table-cell table:formula="of:=MEDIAN([.$B8])" office:value-type="float"/>
          <table:table-cell table:formula="of:=MEDIAN([.$C8])" office:value-type="float"/>
          <table:table-cell table:formula="of:=MEDIAN([.$D8])" office:value-type="float"/>
          <table:table-cell table:formula="of:=MEDIAN([.$E8])" office:value-type="float"/>
          <table:table-cell table:formula="of:=MEDIAN([.$F8])" office:value-type="float"/>
          <table:table-cell table:formula="of:=MEDIAN([.$G8])" office:value-type="float"/>
          <table:table-cell table:formula="of:=MEDIAN([.$H8])" office:value-type="float"/>
          <table:table-cell table:formula="of:=MEDIAN([.$I8])" office:value-type="float"/>
          <table:table-cell table:formula="of:=MEDIAN([.$J8])" office:value-type="float"/>
          <table:table-cell table:formula="of:=MEDIAN([.$K8])" office:value-type="float"/>
          <table:table-cell table:formula="of:=MEDIAN([.$L8])" office:value-type="float"/>
          <table:table-cell table:formula="of:=MEDIAN([.$M8])" office:value-type="float"/>
          <table:table-cell table:formula="of:=MEDIAN([.$N8])" office:value-type="float"/>
          <table:table-cell table:formula="of:=MEDIAN([.$O8])" office:value-type="float"/>
          <table:table-cell table:formula="of:=MEDIAN([.$P8])" office:value-type="float"/>
          <table:table-cell table:formula="of:=MEDIAN([.$Q8])" office:value-type="float"/>
          <table:table-cell table:formula="of:=MEDIAN([.$R8])" office:value-type="float"/>
          <table:table-cell table:formula="of:=MEDIAN([.$S8])" office:value-type="float"/>
          <table:table-cell table:formula="of:=MEDIAN([.$T8])" office:value-type="float"/>
          <table:table-cell table:formula="of:=MEDIAN([.$U8])" office:value-type="float"/>
          <table:table-cell table:formula="of:=MAX([.$B8])" office:value-type="float"/>
          <table:table-cell table:formula="of:=MAX([.$C8])" office:value-type="float"/>
          <table:table-cell table:formula="of:=MAX([.$D8])" office:value-type="float"/>
          <table:table-cell table:formula="of:=MAX([.$E8])" office:value-type="float"/>
          <table:table-cell table:formula="of:=MAX([.$F8])" office:value-type="float"/>
          <table:table-cell table:formula="of:=MAX([.$G8])" office:value-type="float"/>
          <table:table-cell table:formula="of:=MAX([.$H8])" office:value-type="float"/>
          <table:table-cell table:formula="of:=MAX([.$I8])" office:value-type="float"/>
          <table:table-cell table:formula="of:=MAX([.$J8])" office:value-type="float"/>
          <table:table-cell table:formula="of:=MAX([.$K8])" office:value-type="float"/>
          <table:table-cell table:formula="of:=MAX([.$L8])" office:value-type="float"/>
          <table:table-cell table:formula="of:=MAX([.$M8])" office:value-type="float"/>
          <table:table-cell table:formula="of:=MAX([.$N8])" office:value-type="float"/>
          <table:table-cell table:formula="of:=MAX([.$O8])" office:value-type="float"/>
          <table:table-cell table:formula="of:=MAX([.$P8])" office:value-type="float"/>
          <table:table-cell table:formula="of:=MAX([.$Q8])" office:value-type="float"/>
          <table:table-cell table:formula="of:=MAX([.$R8])" office:value-type="float"/>
          <table:table-cell table:formula="of:=MAX([.$S8])" office:value-type="float"/>
          <table:table-cell table:formula="of:=MAX([.$T8])" office:value-type="float"/>
          <table:table-cell table:formula="of:=MAX([.$U8])" office:value-type="float"/>
        </table:table-row>
        <table:table-row table:style-name="ro1">
          <table:table-cell office:value-type="string">
            <text:p>structured/x10_y12_r20/x10_y12_n120_r20_s20_ps1_pr20_u20_o20_l20_N002.lp</text:p>
          </table:table-cell>
          <table:table-cell office:value-type="float" office:value="2.69576"/>
          <table:table-cell office:value-type="float" office:value="2.503"/>
          <table:table-cell office:value-type="float" office:value="0.14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82.0"/>
          <table:table-cell office:value-type="float" office:value="4752.0"/>
          <table:table-cell office:value-type="float" office:value="379494.0"/>
          <table:table-cell office:value-type="float" office:value="1495242.0"/>
          <table:table-cell office:value-type="float" office:value="2280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2277.0"/>
          <table:table-cell office:value-type="float" office:value="647260.0"/>
          <table:table-cell office:value-type="float" office:value="577342.0"/>
          <table:table-cell office:value-type="float" office:value="406474.0"/>
          <table:table-cell office:value-type="float" office:value="72343.0"/>
          <table:table-cell office:value-type="float" office:value="700.0"/>
          <table:table-cell table:formula="of:=MIN([.$B9])" office:value-type="float"/>
          <table:table-cell table:formula="of:=MIN([.$C9])" office:value-type="float"/>
          <table:table-cell table:formula="of:=MIN([.$D9])" office:value-type="float"/>
          <table:table-cell table:formula="of:=MIN([.$E9])" office:value-type="float"/>
          <table:table-cell table:formula="of:=MIN([.$F9])" office:value-type="float"/>
          <table:table-cell table:formula="of:=MIN([.$G9])" office:value-type="float"/>
          <table:table-cell table:formula="of:=MIN([.$H9])" office:value-type="float"/>
          <table:table-cell table:formula="of:=MIN([.$I9])" office:value-type="float"/>
          <table:table-cell table:formula="of:=MIN([.$J9])" office:value-type="float"/>
          <table:table-cell table:formula="of:=MIN([.$K9])" office:value-type="float"/>
          <table:table-cell table:formula="of:=MIN([.$L9])" office:value-type="float"/>
          <table:table-cell table:formula="of:=MIN([.$M9])" office:value-type="float"/>
          <table:table-cell table:formula="of:=MIN([.$N9])" office:value-type="float"/>
          <table:table-cell table:formula="of:=MIN([.$O9])" office:value-type="float"/>
          <table:table-cell table:formula="of:=MIN([.$P9])" office:value-type="float"/>
          <table:table-cell table:formula="of:=MIN([.$Q9])" office:value-type="float"/>
          <table:table-cell table:formula="of:=MIN([.$R9])" office:value-type="float"/>
          <table:table-cell table:formula="of:=MIN([.$S9])" office:value-type="float"/>
          <table:table-cell table:formula="of:=MIN([.$T9])" office:value-type="float"/>
          <table:table-cell table:formula="of:=MIN([.$U9])" office:value-type="float"/>
          <table:table-cell table:formula="of:=MEDIAN([.$B9])" office:value-type="float"/>
          <table:table-cell table:formula="of:=MEDIAN([.$C9])" office:value-type="float"/>
          <table:table-cell table:formula="of:=MEDIAN([.$D9])" office:value-type="float"/>
          <table:table-cell table:formula="of:=MEDIAN([.$E9])" office:value-type="float"/>
          <table:table-cell table:formula="of:=MEDIAN([.$F9])" office:value-type="float"/>
          <table:table-cell table:formula="of:=MEDIAN([.$G9])" office:value-type="float"/>
          <table:table-cell table:formula="of:=MEDIAN([.$H9])" office:value-type="float"/>
          <table:table-cell table:formula="of:=MEDIAN([.$I9])" office:value-type="float"/>
          <table:table-cell table:formula="of:=MEDIAN([.$J9])" office:value-type="float"/>
          <table:table-cell table:formula="of:=MEDIAN([.$K9])" office:value-type="float"/>
          <table:table-cell table:formula="of:=MEDIAN([.$L9])" office:value-type="float"/>
          <table:table-cell table:formula="of:=MEDIAN([.$M9])" office:value-type="float"/>
          <table:table-cell table:formula="of:=MEDIAN([.$N9])" office:value-type="float"/>
          <table:table-cell table:formula="of:=MEDIAN([.$O9])" office:value-type="float"/>
          <table:table-cell table:formula="of:=MEDIAN([.$P9])" office:value-type="float"/>
          <table:table-cell table:formula="of:=MEDIAN([.$Q9])" office:value-type="float"/>
          <table:table-cell table:formula="of:=MEDIAN([.$R9])" office:value-type="float"/>
          <table:table-cell table:formula="of:=MEDIAN([.$S9])" office:value-type="float"/>
          <table:table-cell table:formula="of:=MEDIAN([.$T9])" office:value-type="float"/>
          <table:table-cell table:formula="of:=MEDIAN([.$U9])" office:value-type="float"/>
          <table:table-cell table:formula="of:=MAX([.$B9])" office:value-type="float"/>
          <table:table-cell table:formula="of:=MAX([.$C9])" office:value-type="float"/>
          <table:table-cell table:formula="of:=MAX([.$D9])" office:value-type="float"/>
          <table:table-cell table:formula="of:=MAX([.$E9])" office:value-type="float"/>
          <table:table-cell table:formula="of:=MAX([.$F9])" office:value-type="float"/>
          <table:table-cell table:formula="of:=MAX([.$G9])" office:value-type="float"/>
          <table:table-cell table:formula="of:=MAX([.$H9])" office:value-type="float"/>
          <table:table-cell table:formula="of:=MAX([.$I9])" office:value-type="float"/>
          <table:table-cell table:formula="of:=MAX([.$J9])" office:value-type="float"/>
          <table:table-cell table:formula="of:=MAX([.$K9])" office:value-type="float"/>
          <table:table-cell table:formula="of:=MAX([.$L9])" office:value-type="float"/>
          <table:table-cell table:formula="of:=MAX([.$M9])" office:value-type="float"/>
          <table:table-cell table:formula="of:=MAX([.$N9])" office:value-type="float"/>
          <table:table-cell table:formula="of:=MAX([.$O9])" office:value-type="float"/>
          <table:table-cell table:formula="of:=MAX([.$P9])" office:value-type="float"/>
          <table:table-cell table:formula="of:=MAX([.$Q9])" office:value-type="float"/>
          <table:table-cell table:formula="of:=MAX([.$R9])" office:value-type="float"/>
          <table:table-cell table:formula="of:=MAX([.$S9])" office:value-type="float"/>
          <table:table-cell table:formula="of:=MAX([.$T9])" office:value-type="float"/>
          <table:table-cell table:formula="of:=MAX([.$U9])" office:value-type="float"/>
        </table:table-row>
        <table:table-row table:style-name="ro1">
          <table:table-cell office:value-type="string">
            <text:p>structured/x10_y12_r20/x10_y12_n120_r20_s20_ps1_pr20_u20_o20_l20_N003.lp</text:p>
          </table:table-cell>
          <table:table-cell office:value-type="float" office:value="2.6229"/>
          <table:table-cell office:value-type="float" office:value="2.455"/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2.0"/>
          <table:table-cell office:value-type="float" office:value="2604.0"/>
          <table:table-cell office:value-type="float" office:value="379494.0"/>
          <table:table-cell office:value-type="float" office:value="1495243.0"/>
          <table:table-cell office:value-type="float" office:value="2280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2277.0"/>
          <table:table-cell office:value-type="float" office:value="647260.0"/>
          <table:table-cell office:value-type="float" office:value="577342.0"/>
          <table:table-cell office:value-type="float" office:value="406474.0"/>
          <table:table-cell office:value-type="float" office:value="72343.0"/>
          <table:table-cell office:value-type="float" office:value="700.0"/>
          <table:table-cell table:formula="of:=MIN([.$B10])" office:value-type="float"/>
          <table:table-cell table:formula="of:=MIN([.$C10])" office:value-type="float"/>
          <table:table-cell table:formula="of:=MIN([.$D10])" office:value-type="float"/>
          <table:table-cell table:formula="of:=MIN([.$E10])" office:value-type="float"/>
          <table:table-cell table:formula="of:=MIN([.$F10])" office:value-type="float"/>
          <table:table-cell table:formula="of:=MIN([.$G10])" office:value-type="float"/>
          <table:table-cell table:formula="of:=MIN([.$H10])" office:value-type="float"/>
          <table:table-cell table:formula="of:=MIN([.$I10])" office:value-type="float"/>
          <table:table-cell table:formula="of:=MIN([.$J10])" office:value-type="float"/>
          <table:table-cell table:formula="of:=MIN([.$K10])" office:value-type="float"/>
          <table:table-cell table:formula="of:=MIN([.$L10])" office:value-type="float"/>
          <table:table-cell table:formula="of:=MIN([.$M10])" office:value-type="float"/>
          <table:table-cell table:formula="of:=MIN([.$N10])" office:value-type="float"/>
          <table:table-cell table:formula="of:=MIN([.$O10])" office:value-type="float"/>
          <table:table-cell table:formula="of:=MIN([.$P10])" office:value-type="float"/>
          <table:table-cell table:formula="of:=MIN([.$Q10])" office:value-type="float"/>
          <table:table-cell table:formula="of:=MIN([.$R10])" office:value-type="float"/>
          <table:table-cell table:formula="of:=MIN([.$S10])" office:value-type="float"/>
          <table:table-cell table:formula="of:=MIN([.$T10])" office:value-type="float"/>
          <table:table-cell table:formula="of:=MIN([.$U10])" office:value-type="float"/>
          <table:table-cell table:formula="of:=MEDIAN([.$B10])" office:value-type="float"/>
          <table:table-cell table:formula="of:=MEDIAN([.$C10])" office:value-type="float"/>
          <table:table-cell table:formula="of:=MEDIAN([.$D10])" office:value-type="float"/>
          <table:table-cell table:formula="of:=MEDIAN([.$E10])" office:value-type="float"/>
          <table:table-cell table:formula="of:=MEDIAN([.$F10])" office:value-type="float"/>
          <table:table-cell table:formula="of:=MEDIAN([.$G10])" office:value-type="float"/>
          <table:table-cell table:formula="of:=MEDIAN([.$H10])" office:value-type="float"/>
          <table:table-cell table:formula="of:=MEDIAN([.$I10])" office:value-type="float"/>
          <table:table-cell table:formula="of:=MEDIAN([.$J10])" office:value-type="float"/>
          <table:table-cell table:formula="of:=MEDIAN([.$K10])" office:value-type="float"/>
          <table:table-cell table:formula="of:=MEDIAN([.$L10])" office:value-type="float"/>
          <table:table-cell table:formula="of:=MEDIAN([.$M10])" office:value-type="float"/>
          <table:table-cell table:formula="of:=MEDIAN([.$N10])" office:value-type="float"/>
          <table:table-cell table:formula="of:=MEDIAN([.$O10])" office:value-type="float"/>
          <table:table-cell table:formula="of:=MEDIAN([.$P10])" office:value-type="float"/>
          <table:table-cell table:formula="of:=MEDIAN([.$Q10])" office:value-type="float"/>
          <table:table-cell table:formula="of:=MEDIAN([.$R10])" office:value-type="float"/>
          <table:table-cell table:formula="of:=MEDIAN([.$S10])" office:value-type="float"/>
          <table:table-cell table:formula="of:=MEDIAN([.$T10])" office:value-type="float"/>
          <table:table-cell table:formula="of:=MEDIAN([.$U10])" office:value-type="float"/>
          <table:table-cell table:formula="of:=MAX([.$B10])" office:value-type="float"/>
          <table:table-cell table:formula="of:=MAX([.$C10])" office:value-type="float"/>
          <table:table-cell table:formula="of:=MAX([.$D10])" office:value-type="float"/>
          <table:table-cell table:formula="of:=MAX([.$E10])" office:value-type="float"/>
          <table:table-cell table:formula="of:=MAX([.$F10])" office:value-type="float"/>
          <table:table-cell table:formula="of:=MAX([.$G10])" office:value-type="float"/>
          <table:table-cell table:formula="of:=MAX([.$H10])" office:value-type="float"/>
          <table:table-cell table:formula="of:=MAX([.$I10])" office:value-type="float"/>
          <table:table-cell table:formula="of:=MAX([.$J10])" office:value-type="float"/>
          <table:table-cell table:formula="of:=MAX([.$K10])" office:value-type="float"/>
          <table:table-cell table:formula="of:=MAX([.$L10])" office:value-type="float"/>
          <table:table-cell table:formula="of:=MAX([.$M10])" office:value-type="float"/>
          <table:table-cell table:formula="of:=MAX([.$N10])" office:value-type="float"/>
          <table:table-cell table:formula="of:=MAX([.$O10])" office:value-type="float"/>
          <table:table-cell table:formula="of:=MAX([.$P10])" office:value-type="float"/>
          <table:table-cell table:formula="of:=MAX([.$Q10])" office:value-type="float"/>
          <table:table-cell table:formula="of:=MAX([.$R10])" office:value-type="float"/>
          <table:table-cell table:formula="of:=MAX([.$S10])" office:value-type="float"/>
          <table:table-cell table:formula="of:=MAX([.$T10])" office:value-type="float"/>
          <table:table-cell table:formula="of:=MAX([.$U10])" office:value-type="float"/>
        </table:table-row>
        <table:table-row table:style-name="ro1">
          <table:table-cell office:value-type="string">
            <text:p>structured/x10_y12_r20/x10_y12_n120_r20_s20_ps1_pr20_u20_o20_l20_N004.lp</text:p>
          </table:table-cell>
          <table:table-cell office:value-type="float" office:value="2.60205"/>
          <table:table-cell office:value-type="float" office:value="2.451"/>
          <table:table-cell office:value-type="float" office:value="0.0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7.0"/>
          <table:table-cell office:value-type="float" office:value="2805.0"/>
          <table:table-cell office:value-type="float" office:value="379494.0"/>
          <table:table-cell office:value-type="float" office:value="1495244.0"/>
          <table:table-cell office:value-type="float" office:value="2280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2277.0"/>
          <table:table-cell office:value-type="float" office:value="647260.0"/>
          <table:table-cell office:value-type="float" office:value="577342.0"/>
          <table:table-cell office:value-type="float" office:value="406474.0"/>
          <table:table-cell office:value-type="float" office:value="72343.0"/>
          <table:table-cell office:value-type="float" office:value="700.0"/>
          <table:table-cell table:formula="of:=MIN([.$B11])" office:value-type="float"/>
          <table:table-cell table:formula="of:=MIN([.$C11])" office:value-type="float"/>
          <table:table-cell table:formula="of:=MIN([.$D11])" office:value-type="float"/>
          <table:table-cell table:formula="of:=MIN([.$E11])" office:value-type="float"/>
          <table:table-cell table:formula="of:=MIN([.$F11])" office:value-type="float"/>
          <table:table-cell table:formula="of:=MIN([.$G11])" office:value-type="float"/>
          <table:table-cell table:formula="of:=MIN([.$H11])" office:value-type="float"/>
          <table:table-cell table:formula="of:=MIN([.$I11])" office:value-type="float"/>
          <table:table-cell table:formula="of:=MIN([.$J11])" office:value-type="float"/>
          <table:table-cell table:formula="of:=MIN([.$K11])" office:value-type="float"/>
          <table:table-cell table:formula="of:=MIN([.$L11])" office:value-type="float"/>
          <table:table-cell table:formula="of:=MIN([.$M11])" office:value-type="float"/>
          <table:table-cell table:formula="of:=MIN([.$N11])" office:value-type="float"/>
          <table:table-cell table:formula="of:=MIN([.$O11])" office:value-type="float"/>
          <table:table-cell table:formula="of:=MIN([.$P11])" office:value-type="float"/>
          <table:table-cell table:formula="of:=MIN([.$Q11])" office:value-type="float"/>
          <table:table-cell table:formula="of:=MIN([.$R11])" office:value-type="float"/>
          <table:table-cell table:formula="of:=MIN([.$S11])" office:value-type="float"/>
          <table:table-cell table:formula="of:=MIN([.$T11])" office:value-type="float"/>
          <table:table-cell table:formula="of:=MIN([.$U11])" office:value-type="float"/>
          <table:table-cell table:formula="of:=MEDIAN([.$B11])" office:value-type="float"/>
          <table:table-cell table:formula="of:=MEDIAN([.$C11])" office:value-type="float"/>
          <table:table-cell table:formula="of:=MEDIAN([.$D11])" office:value-type="float"/>
          <table:table-cell table:formula="of:=MEDIAN([.$E11])" office:value-type="float"/>
          <table:table-cell table:formula="of:=MEDIAN([.$F11])" office:value-type="float"/>
          <table:table-cell table:formula="of:=MEDIAN([.$G11])" office:value-type="float"/>
          <table:table-cell table:formula="of:=MEDIAN([.$H11])" office:value-type="float"/>
          <table:table-cell table:formula="of:=MEDIAN([.$I11])" office:value-type="float"/>
          <table:table-cell table:formula="of:=MEDIAN([.$J11])" office:value-type="float"/>
          <table:table-cell table:formula="of:=MEDIAN([.$K11])" office:value-type="float"/>
          <table:table-cell table:formula="of:=MEDIAN([.$L11])" office:value-type="float"/>
          <table:table-cell table:formula="of:=MEDIAN([.$M11])" office:value-type="float"/>
          <table:table-cell table:formula="of:=MEDIAN([.$N11])" office:value-type="float"/>
          <table:table-cell table:formula="of:=MEDIAN([.$O11])" office:value-type="float"/>
          <table:table-cell table:formula="of:=MEDIAN([.$P11])" office:value-type="float"/>
          <table:table-cell table:formula="of:=MEDIAN([.$Q11])" office:value-type="float"/>
          <table:table-cell table:formula="of:=MEDIAN([.$R11])" office:value-type="float"/>
          <table:table-cell table:formula="of:=MEDIAN([.$S11])" office:value-type="float"/>
          <table:table-cell table:formula="of:=MEDIAN([.$T11])" office:value-type="float"/>
          <table:table-cell table:formula="of:=MEDIAN([.$U11])" office:value-type="float"/>
          <table:table-cell table:formula="of:=MAX([.$B11])" office:value-type="float"/>
          <table:table-cell table:formula="of:=MAX([.$C11])" office:value-type="float"/>
          <table:table-cell table:formula="of:=MAX([.$D11])" office:value-type="float"/>
          <table:table-cell table:formula="of:=MAX([.$E11])" office:value-type="float"/>
          <table:table-cell table:formula="of:=MAX([.$F11])" office:value-type="float"/>
          <table:table-cell table:formula="of:=MAX([.$G11])" office:value-type="float"/>
          <table:table-cell table:formula="of:=MAX([.$H11])" office:value-type="float"/>
          <table:table-cell table:formula="of:=MAX([.$I11])" office:value-type="float"/>
          <table:table-cell table:formula="of:=MAX([.$J11])" office:value-type="float"/>
          <table:table-cell table:formula="of:=MAX([.$K11])" office:value-type="float"/>
          <table:table-cell table:formula="of:=MAX([.$L11])" office:value-type="float"/>
          <table:table-cell table:formula="of:=MAX([.$M11])" office:value-type="float"/>
          <table:table-cell table:formula="of:=MAX([.$N11])" office:value-type="float"/>
          <table:table-cell table:formula="of:=MAX([.$O11])" office:value-type="float"/>
          <table:table-cell table:formula="of:=MAX([.$P11])" office:value-type="float"/>
          <table:table-cell table:formula="of:=MAX([.$Q11])" office:value-type="float"/>
          <table:table-cell table:formula="of:=MAX([.$R11])" office:value-type="float"/>
          <table:table-cell table:formula="of:=MAX([.$S11])" office:value-type="float"/>
          <table:table-cell table:formula="of:=MAX([.$T11])" office:value-type="float"/>
          <table:table-cell table:formula="of:=MAX([.$U11])" office:value-type="float"/>
        </table:table-row>
        <table:table-row table:style-name="ro1">
          <table:table-cell office:value-type="string">
            <text:p>structured/x10_y12_r20/x10_y12_n120_r20_s20_ps1_pr20_u20_o20_l20_N005.lp</text:p>
          </table:table-cell>
          <table:table-cell office:value-type="float" office:value="2.82698"/>
          <table:table-cell office:value-type="float" office:value="2.669"/>
          <table:table-cell office:value-type="float" office:value="0.0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7.0"/>
          <table:table-cell office:value-type="float" office:value="2705.0"/>
          <table:table-cell office:value-type="float" office:value="379494.0"/>
          <table:table-cell office:value-type="float" office:value="1495244.0"/>
          <table:table-cell office:value-type="float" office:value="2280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2277.0"/>
          <table:table-cell office:value-type="float" office:value="647260.0"/>
          <table:table-cell office:value-type="float" office:value="577342.0"/>
          <table:table-cell office:value-type="float" office:value="406474.0"/>
          <table:table-cell office:value-type="float" office:value="72343.0"/>
          <table:table-cell office:value-type="float" office:value="700.0"/>
          <table:table-cell table:formula="of:=MIN([.$B12])" office:value-type="float"/>
          <table:table-cell table:formula="of:=MIN([.$C12])" office:value-type="float"/>
          <table:table-cell table:formula="of:=MIN([.$D12])" office:value-type="float"/>
          <table:table-cell table:formula="of:=MIN([.$E12])" office:value-type="float"/>
          <table:table-cell table:formula="of:=MIN([.$F12])" office:value-type="float"/>
          <table:table-cell table:formula="of:=MIN([.$G12])" office:value-type="float"/>
          <table:table-cell table:formula="of:=MIN([.$H12])" office:value-type="float"/>
          <table:table-cell table:formula="of:=MIN([.$I12])" office:value-type="float"/>
          <table:table-cell table:formula="of:=MIN([.$J12])" office:value-type="float"/>
          <table:table-cell table:formula="of:=MIN([.$K12])" office:value-type="float"/>
          <table:table-cell table:formula="of:=MIN([.$L12])" office:value-type="float"/>
          <table:table-cell table:formula="of:=MIN([.$M12])" office:value-type="float"/>
          <table:table-cell table:formula="of:=MIN([.$N12])" office:value-type="float"/>
          <table:table-cell table:formula="of:=MIN([.$O12])" office:value-type="float"/>
          <table:table-cell table:formula="of:=MIN([.$P12])" office:value-type="float"/>
          <table:table-cell table:formula="of:=MIN([.$Q12])" office:value-type="float"/>
          <table:table-cell table:formula="of:=MIN([.$R12])" office:value-type="float"/>
          <table:table-cell table:formula="of:=MIN([.$S12])" office:value-type="float"/>
          <table:table-cell table:formula="of:=MIN([.$T12])" office:value-type="float"/>
          <table:table-cell table:formula="of:=MIN([.$U12])" office:value-type="float"/>
          <table:table-cell table:formula="of:=MEDIAN([.$B12])" office:value-type="float"/>
          <table:table-cell table:formula="of:=MEDIAN([.$C12])" office:value-type="float"/>
          <table:table-cell table:formula="of:=MEDIAN([.$D12])" office:value-type="float"/>
          <table:table-cell table:formula="of:=MEDIAN([.$E12])" office:value-type="float"/>
          <table:table-cell table:formula="of:=MEDIAN([.$F12])" office:value-type="float"/>
          <table:table-cell table:formula="of:=MEDIAN([.$G12])" office:value-type="float"/>
          <table:table-cell table:formula="of:=MEDIAN([.$H12])" office:value-type="float"/>
          <table:table-cell table:formula="of:=MEDIAN([.$I12])" office:value-type="float"/>
          <table:table-cell table:formula="of:=MEDIAN([.$J12])" office:value-type="float"/>
          <table:table-cell table:formula="of:=MEDIAN([.$K12])" office:value-type="float"/>
          <table:table-cell table:formula="of:=MEDIAN([.$L12])" office:value-type="float"/>
          <table:table-cell table:formula="of:=MEDIAN([.$M12])" office:value-type="float"/>
          <table:table-cell table:formula="of:=MEDIAN([.$N12])" office:value-type="float"/>
          <table:table-cell table:formula="of:=MEDIAN([.$O12])" office:value-type="float"/>
          <table:table-cell table:formula="of:=MEDIAN([.$P12])" office:value-type="float"/>
          <table:table-cell table:formula="of:=MEDIAN([.$Q12])" office:value-type="float"/>
          <table:table-cell table:formula="of:=MEDIAN([.$R12])" office:value-type="float"/>
          <table:table-cell table:formula="of:=MEDIAN([.$S12])" office:value-type="float"/>
          <table:table-cell table:formula="of:=MEDIAN([.$T12])" office:value-type="float"/>
          <table:table-cell table:formula="of:=MEDIAN([.$U12])" office:value-type="float"/>
          <table:table-cell table:formula="of:=MAX([.$B12])" office:value-type="float"/>
          <table:table-cell table:formula="of:=MAX([.$C12])" office:value-type="float"/>
          <table:table-cell table:formula="of:=MAX([.$D12])" office:value-type="float"/>
          <table:table-cell table:formula="of:=MAX([.$E12])" office:value-type="float"/>
          <table:table-cell table:formula="of:=MAX([.$F12])" office:value-type="float"/>
          <table:table-cell table:formula="of:=MAX([.$G12])" office:value-type="float"/>
          <table:table-cell table:formula="of:=MAX([.$H12])" office:value-type="float"/>
          <table:table-cell table:formula="of:=MAX([.$I12])" office:value-type="float"/>
          <table:table-cell table:formula="of:=MAX([.$J12])" office:value-type="float"/>
          <table:table-cell table:formula="of:=MAX([.$K12])" office:value-type="float"/>
          <table:table-cell table:formula="of:=MAX([.$L12])" office:value-type="float"/>
          <table:table-cell table:formula="of:=MAX([.$M12])" office:value-type="float"/>
          <table:table-cell table:formula="of:=MAX([.$N12])" office:value-type="float"/>
          <table:table-cell table:formula="of:=MAX([.$O12])" office:value-type="float"/>
          <table:table-cell table:formula="of:=MAX([.$P12])" office:value-type="float"/>
          <table:table-cell table:formula="of:=MAX([.$Q12])" office:value-type="float"/>
          <table:table-cell table:formula="of:=MAX([.$R12])" office:value-type="float"/>
          <table:table-cell table:formula="of:=MAX([.$S12])" office:value-type="float"/>
          <table:table-cell table:formula="of:=MAX([.$T12])" office:value-type="float"/>
          <table:table-cell table:formula="of:=MAX([.$U12])" office:value-type="float"/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0.841717"/>
          <table:table-cell office:value-type="float" office:value="0.747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6.0"/>
          <table:table-cell office:value-type="float" office:value="1409.0"/>
          <table:table-cell office:value-type="float" office:value="104962.0"/>
          <table:table-cell office:value-type="float" office:value="407983.0"/>
          <table:table-cell office:value-type="float" office:value="927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1379.0"/>
          <table:table-cell office:value-type="float" office:value="182186.0"/>
          <table:table-cell office:value-type="float" office:value="161354.0"/>
          <table:table-cell office:value-type="float" office:value="117198.0"/>
          <table:table-cell office:value-type="float" office:value="21047.0"/>
          <table:table-cell office:value-type="float" office:value="350.0"/>
          <table:table-cell table:formula="of:=MIN([.$B13])" office:value-type="float"/>
          <table:table-cell table:formula="of:=MIN([.$C13])" office:value-type="float"/>
          <table:table-cell table:formula="of:=MIN([.$D13])" office:value-type="float"/>
          <table:table-cell table:formula="of:=MIN([.$E13])" office:value-type="float"/>
          <table:table-cell table:formula="of:=MIN([.$F13])" office:value-type="float"/>
          <table:table-cell table:formula="of:=MIN([.$G13])" office:value-type="float"/>
          <table:table-cell table:formula="of:=MIN([.$H13])" office:value-type="float"/>
          <table:table-cell table:formula="of:=MIN([.$I13])" office:value-type="float"/>
          <table:table-cell table:formula="of:=MIN([.$J13])" office:value-type="float"/>
          <table:table-cell table:formula="of:=MIN([.$K13])" office:value-type="float"/>
          <table:table-cell table:formula="of:=MIN([.$L13])" office:value-type="float"/>
          <table:table-cell table:formula="of:=MIN([.$M13])" office:value-type="float"/>
          <table:table-cell table:formula="of:=MIN([.$N13])" office:value-type="float"/>
          <table:table-cell table:formula="of:=MIN([.$O13])" office:value-type="float"/>
          <table:table-cell table:formula="of:=MIN([.$P13])" office:value-type="float"/>
          <table:table-cell table:formula="of:=MIN([.$Q13])" office:value-type="float"/>
          <table:table-cell table:formula="of:=MIN([.$R13])" office:value-type="float"/>
          <table:table-cell table:formula="of:=MIN([.$S13])" office:value-type="float"/>
          <table:table-cell table:formula="of:=MIN([.$T13])" office:value-type="float"/>
          <table:table-cell table:formula="of:=MIN([.$U13])" office:value-type="float"/>
          <table:table-cell table:formula="of:=MEDIAN([.$B13])" office:value-type="float"/>
          <table:table-cell table:formula="of:=MEDIAN([.$C13])" office:value-type="float"/>
          <table:table-cell table:formula="of:=MEDIAN([.$D13])" office:value-type="float"/>
          <table:table-cell table:formula="of:=MEDIAN([.$E13])" office:value-type="float"/>
          <table:table-cell table:formula="of:=MEDIAN([.$F13])" office:value-type="float"/>
          <table:table-cell table:formula="of:=MEDIAN([.$G13])" office:value-type="float"/>
          <table:table-cell table:formula="of:=MEDIAN([.$H13])" office:value-type="float"/>
          <table:table-cell table:formula="of:=MEDIAN([.$I13])" office:value-type="float"/>
          <table:table-cell table:formula="of:=MEDIAN([.$J13])" office:value-type="float"/>
          <table:table-cell table:formula="of:=MEDIAN([.$K13])" office:value-type="float"/>
          <table:table-cell table:formula="of:=MEDIAN([.$L13])" office:value-type="float"/>
          <table:table-cell table:formula="of:=MEDIAN([.$M13])" office:value-type="float"/>
          <table:table-cell table:formula="of:=MEDIAN([.$N13])" office:value-type="float"/>
          <table:table-cell table:formula="of:=MEDIAN([.$O13])" office:value-type="float"/>
          <table:table-cell table:formula="of:=MEDIAN([.$P13])" office:value-type="float"/>
          <table:table-cell table:formula="of:=MEDIAN([.$Q13])" office:value-type="float"/>
          <table:table-cell table:formula="of:=MEDIAN([.$R13])" office:value-type="float"/>
          <table:table-cell table:formula="of:=MEDIAN([.$S13])" office:value-type="float"/>
          <table:table-cell table:formula="of:=MEDIAN([.$T13])" office:value-type="float"/>
          <table:table-cell table:formula="of:=MEDIAN([.$U13])" office:value-type="float"/>
          <table:table-cell table:formula="of:=MAX([.$B13])" office:value-type="float"/>
          <table:table-cell table:formula="of:=MAX([.$C13])" office:value-type="float"/>
          <table:table-cell table:formula="of:=MAX([.$D13])" office:value-type="float"/>
          <table:table-cell table:formula="of:=MAX([.$E13])" office:value-type="float"/>
          <table:table-cell table:formula="of:=MAX([.$F13])" office:value-type="float"/>
          <table:table-cell table:formula="of:=MAX([.$G13])" office:value-type="float"/>
          <table:table-cell table:formula="of:=MAX([.$H13])" office:value-type="float"/>
          <table:table-cell table:formula="of:=MAX([.$I13])" office:value-type="float"/>
          <table:table-cell table:formula="of:=MAX([.$J13])" office:value-type="float"/>
          <table:table-cell table:formula="of:=MAX([.$K13])" office:value-type="float"/>
          <table:table-cell table:formula="of:=MAX([.$L13])" office:value-type="float"/>
          <table:table-cell table:formula="of:=MAX([.$M13])" office:value-type="float"/>
          <table:table-cell table:formula="of:=MAX([.$N13])" office:value-type="float"/>
          <table:table-cell table:formula="of:=MAX([.$O13])" office:value-type="float"/>
          <table:table-cell table:formula="of:=MAX([.$P13])" office:value-type="float"/>
          <table:table-cell table:formula="of:=MAX([.$Q13])" office:value-type="float"/>
          <table:table-cell table:formula="of:=MAX([.$R13])" office:value-type="float"/>
          <table:table-cell table:formula="of:=MAX([.$S13])" office:value-type="float"/>
          <table:table-cell table:formula="of:=MAX([.$T13])" office:value-type="float"/>
          <table:table-cell table:formula="of:=MAX([.$U1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0.717197"/>
          <table:table-cell office:value-type="float" office:value="0.636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1264.0"/>
          <table:table-cell office:value-type="float" office:value="104962.0"/>
          <table:table-cell office:value-type="float" office:value="407983.0"/>
          <table:table-cell office:value-type="float" office:value="9044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1379.0"/>
          <table:table-cell office:value-type="float" office:value="182186.0"/>
          <table:table-cell office:value-type="float" office:value="161354.0"/>
          <table:table-cell office:value-type="float" office:value="117198.0"/>
          <table:table-cell office:value-type="float" office:value="21047.0"/>
          <table:table-cell office:value-type="float" office:value="350.0"/>
          <table:table-cell table:formula="of:=MIN([.$B14])" office:value-type="float"/>
          <table:table-cell table:formula="of:=MIN([.$C14])" office:value-type="float"/>
          <table:table-cell table:formula="of:=MIN([.$D14])" office:value-type="float"/>
          <table:table-cell table:formula="of:=MIN([.$E14])" office:value-type="float"/>
          <table:table-cell table:formula="of:=MIN([.$F14])" office:value-type="float"/>
          <table:table-cell table:formula="of:=MIN([.$G14])" office:value-type="float"/>
          <table:table-cell table:formula="of:=MIN([.$H14])" office:value-type="float"/>
          <table:table-cell table:formula="of:=MIN([.$I14])" office:value-type="float"/>
          <table:table-cell table:formula="of:=MIN([.$J14])" office:value-type="float"/>
          <table:table-cell table:formula="of:=MIN([.$K14])" office:value-type="float"/>
          <table:table-cell table:formula="of:=MIN([.$L14])" office:value-type="float"/>
          <table:table-cell table:formula="of:=MIN([.$M14])" office:value-type="float"/>
          <table:table-cell table:formula="of:=MIN([.$N14])" office:value-type="float"/>
          <table:table-cell table:formula="of:=MIN([.$O14])" office:value-type="float"/>
          <table:table-cell table:formula="of:=MIN([.$P14])" office:value-type="float"/>
          <table:table-cell table:formula="of:=MIN([.$Q14])" office:value-type="float"/>
          <table:table-cell table:formula="of:=MIN([.$R14])" office:value-type="float"/>
          <table:table-cell table:formula="of:=MIN([.$S14])" office:value-type="float"/>
          <table:table-cell table:formula="of:=MIN([.$T14])" office:value-type="float"/>
          <table:table-cell table:formula="of:=MIN([.$U14])" office:value-type="float"/>
          <table:table-cell table:formula="of:=MEDIAN([.$B14])" office:value-type="float"/>
          <table:table-cell table:formula="of:=MEDIAN([.$C14])" office:value-type="float"/>
          <table:table-cell table:formula="of:=MEDIAN([.$D14])" office:value-type="float"/>
          <table:table-cell table:formula="of:=MEDIAN([.$E14])" office:value-type="float"/>
          <table:table-cell table:formula="of:=MEDIAN([.$F14])" office:value-type="float"/>
          <table:table-cell table:formula="of:=MEDIAN([.$G14])" office:value-type="float"/>
          <table:table-cell table:formula="of:=MEDIAN([.$H14])" office:value-type="float"/>
          <table:table-cell table:formula="of:=MEDIAN([.$I14])" office:value-type="float"/>
          <table:table-cell table:formula="of:=MEDIAN([.$J14])" office:value-type="float"/>
          <table:table-cell table:formula="of:=MEDIAN([.$K14])" office:value-type="float"/>
          <table:table-cell table:formula="of:=MEDIAN([.$L14])" office:value-type="float"/>
          <table:table-cell table:formula="of:=MEDIAN([.$M14])" office:value-type="float"/>
          <table:table-cell table:formula="of:=MEDIAN([.$N14])" office:value-type="float"/>
          <table:table-cell table:formula="of:=MEDIAN([.$O14])" office:value-type="float"/>
          <table:table-cell table:formula="of:=MEDIAN([.$P14])" office:value-type="float"/>
          <table:table-cell table:formula="of:=MEDIAN([.$Q14])" office:value-type="float"/>
          <table:table-cell table:formula="of:=MEDIAN([.$R14])" office:value-type="float"/>
          <table:table-cell table:formula="of:=MEDIAN([.$S14])" office:value-type="float"/>
          <table:table-cell table:formula="of:=MEDIAN([.$T14])" office:value-type="float"/>
          <table:table-cell table:formula="of:=MEDIAN([.$U14])" office:value-type="float"/>
          <table:table-cell table:formula="of:=MAX([.$B14])" office:value-type="float"/>
          <table:table-cell table:formula="of:=MAX([.$C14])" office:value-type="float"/>
          <table:table-cell table:formula="of:=MAX([.$D14])" office:value-type="float"/>
          <table:table-cell table:formula="of:=MAX([.$E14])" office:value-type="float"/>
          <table:table-cell table:formula="of:=MAX([.$F14])" office:value-type="float"/>
          <table:table-cell table:formula="of:=MAX([.$G14])" office:value-type="float"/>
          <table:table-cell table:formula="of:=MAX([.$H14])" office:value-type="float"/>
          <table:table-cell table:formula="of:=MAX([.$I14])" office:value-type="float"/>
          <table:table-cell table:formula="of:=MAX([.$J14])" office:value-type="float"/>
          <table:table-cell table:formula="of:=MAX([.$K14])" office:value-type="float"/>
          <table:table-cell table:formula="of:=MAX([.$L14])" office:value-type="float"/>
          <table:table-cell table:formula="of:=MAX([.$M14])" office:value-type="float"/>
          <table:table-cell table:formula="of:=MAX([.$N14])" office:value-type="float"/>
          <table:table-cell table:formula="of:=MAX([.$O14])" office:value-type="float"/>
          <table:table-cell table:formula="of:=MAX([.$P14])" office:value-type="float"/>
          <table:table-cell table:formula="of:=MAX([.$Q14])" office:value-type="float"/>
          <table:table-cell table:formula="of:=MAX([.$R14])" office:value-type="float"/>
          <table:table-cell table:formula="of:=MAX([.$S14])" office:value-type="float"/>
          <table:table-cell table:formula="of:=MAX([.$T14])" office:value-type="float"/>
          <table:table-cell table:formula="of:=MAX([.$U1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0.790739"/>
          <table:table-cell office:value-type="float" office:value="0.724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1331.0"/>
          <table:table-cell office:value-type="float" office:value="104962.0"/>
          <table:table-cell office:value-type="float" office:value="407983.0"/>
          <table:table-cell office:value-type="float" office:value="914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1379.0"/>
          <table:table-cell office:value-type="float" office:value="182186.0"/>
          <table:table-cell office:value-type="float" office:value="161354.0"/>
          <table:table-cell office:value-type="float" office:value="117198.0"/>
          <table:table-cell office:value-type="float" office:value="21047.0"/>
          <table:table-cell office:value-type="float" office:value="350.0"/>
          <table:table-cell table:formula="of:=MIN([.$B15])" office:value-type="float"/>
          <table:table-cell table:formula="of:=MIN([.$C15])" office:value-type="float"/>
          <table:table-cell table:formula="of:=MIN([.$D15])" office:value-type="float"/>
          <table:table-cell table:formula="of:=MIN([.$E15])" office:value-type="float"/>
          <table:table-cell table:formula="of:=MIN([.$F15])" office:value-type="float"/>
          <table:table-cell table:formula="of:=MIN([.$G15])" office:value-type="float"/>
          <table:table-cell table:formula="of:=MIN([.$H15])" office:value-type="float"/>
          <table:table-cell table:formula="of:=MIN([.$I15])" office:value-type="float"/>
          <table:table-cell table:formula="of:=MIN([.$J15])" office:value-type="float"/>
          <table:table-cell table:formula="of:=MIN([.$K15])" office:value-type="float"/>
          <table:table-cell table:formula="of:=MIN([.$L15])" office:value-type="float"/>
          <table:table-cell table:formula="of:=MIN([.$M15])" office:value-type="float"/>
          <table:table-cell table:formula="of:=MIN([.$N15])" office:value-type="float"/>
          <table:table-cell table:formula="of:=MIN([.$O15])" office:value-type="float"/>
          <table:table-cell table:formula="of:=MIN([.$P15])" office:value-type="float"/>
          <table:table-cell table:formula="of:=MIN([.$Q15])" office:value-type="float"/>
          <table:table-cell table:formula="of:=MIN([.$R15])" office:value-type="float"/>
          <table:table-cell table:formula="of:=MIN([.$S15])" office:value-type="float"/>
          <table:table-cell table:formula="of:=MIN([.$T15])" office:value-type="float"/>
          <table:table-cell table:formula="of:=MIN([.$U15])" office:value-type="float"/>
          <table:table-cell table:formula="of:=MEDIAN([.$B15])" office:value-type="float"/>
          <table:table-cell table:formula="of:=MEDIAN([.$C15])" office:value-type="float"/>
          <table:table-cell table:formula="of:=MEDIAN([.$D15])" office:value-type="float"/>
          <table:table-cell table:formula="of:=MEDIAN([.$E15])" office:value-type="float"/>
          <table:table-cell table:formula="of:=MEDIAN([.$F15])" office:value-type="float"/>
          <table:table-cell table:formula="of:=MEDIAN([.$G15])" office:value-type="float"/>
          <table:table-cell table:formula="of:=MEDIAN([.$H15])" office:value-type="float"/>
          <table:table-cell table:formula="of:=MEDIAN([.$I15])" office:value-type="float"/>
          <table:table-cell table:formula="of:=MEDIAN([.$J15])" office:value-type="float"/>
          <table:table-cell table:formula="of:=MEDIAN([.$K15])" office:value-type="float"/>
          <table:table-cell table:formula="of:=MEDIAN([.$L15])" office:value-type="float"/>
          <table:table-cell table:formula="of:=MEDIAN([.$M15])" office:value-type="float"/>
          <table:table-cell table:formula="of:=MEDIAN([.$N15])" office:value-type="float"/>
          <table:table-cell table:formula="of:=MEDIAN([.$O15])" office:value-type="float"/>
          <table:table-cell table:formula="of:=MEDIAN([.$P15])" office:value-type="float"/>
          <table:table-cell table:formula="of:=MEDIAN([.$Q15])" office:value-type="float"/>
          <table:table-cell table:formula="of:=MEDIAN([.$R15])" office:value-type="float"/>
          <table:table-cell table:formula="of:=MEDIAN([.$S15])" office:value-type="float"/>
          <table:table-cell table:formula="of:=MEDIAN([.$T15])" office:value-type="float"/>
          <table:table-cell table:formula="of:=MEDIAN([.$U15])" office:value-type="float"/>
          <table:table-cell table:formula="of:=MAX([.$B15])" office:value-type="float"/>
          <table:table-cell table:formula="of:=MAX([.$C15])" office:value-type="float"/>
          <table:table-cell table:formula="of:=MAX([.$D15])" office:value-type="float"/>
          <table:table-cell table:formula="of:=MAX([.$E15])" office:value-type="float"/>
          <table:table-cell table:formula="of:=MAX([.$F15])" office:value-type="float"/>
          <table:table-cell table:formula="of:=MAX([.$G15])" office:value-type="float"/>
          <table:table-cell table:formula="of:=MAX([.$H15])" office:value-type="float"/>
          <table:table-cell table:formula="of:=MAX([.$I15])" office:value-type="float"/>
          <table:table-cell table:formula="of:=MAX([.$J15])" office:value-type="float"/>
          <table:table-cell table:formula="of:=MAX([.$K15])" office:value-type="float"/>
          <table:table-cell table:formula="of:=MAX([.$L15])" office:value-type="float"/>
          <table:table-cell table:formula="of:=MAX([.$M15])" office:value-type="float"/>
          <table:table-cell table:formula="of:=MAX([.$N15])" office:value-type="float"/>
          <table:table-cell table:formula="of:=MAX([.$O15])" office:value-type="float"/>
          <table:table-cell table:formula="of:=MAX([.$P15])" office:value-type="float"/>
          <table:table-cell table:formula="of:=MAX([.$Q15])" office:value-type="float"/>
          <table:table-cell table:formula="of:=MAX([.$R15])" office:value-type="float"/>
          <table:table-cell table:formula="of:=MAX([.$S15])" office:value-type="float"/>
          <table:table-cell table:formula="of:=MAX([.$T15])" office:value-type="float"/>
          <table:table-cell table:formula="of:=MAX([.$U1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0.814"/>
          <table:table-cell office:value-type="float" office:value="0.728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1298.0"/>
          <table:table-cell office:value-type="float" office:value="104962.0"/>
          <table:table-cell office:value-type="float" office:value="407983.0"/>
          <table:table-cell office:value-type="float" office:value="906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1379.0"/>
          <table:table-cell office:value-type="float" office:value="182186.0"/>
          <table:table-cell office:value-type="float" office:value="161354.0"/>
          <table:table-cell office:value-type="float" office:value="117198.0"/>
          <table:table-cell office:value-type="float" office:value="21047.0"/>
          <table:table-cell office:value-type="float" office:value="350.0"/>
          <table:table-cell table:formula="of:=MIN([.$B16])" office:value-type="float"/>
          <table:table-cell table:formula="of:=MIN([.$C16])" office:value-type="float"/>
          <table:table-cell table:formula="of:=MIN([.$D16])" office:value-type="float"/>
          <table:table-cell table:formula="of:=MIN([.$E16])" office:value-type="float"/>
          <table:table-cell table:formula="of:=MIN([.$F16])" office:value-type="float"/>
          <table:table-cell table:formula="of:=MIN([.$G16])" office:value-type="float"/>
          <table:table-cell table:formula="of:=MIN([.$H16])" office:value-type="float"/>
          <table:table-cell table:formula="of:=MIN([.$I16])" office:value-type="float"/>
          <table:table-cell table:formula="of:=MIN([.$J16])" office:value-type="float"/>
          <table:table-cell table:formula="of:=MIN([.$K16])" office:value-type="float"/>
          <table:table-cell table:formula="of:=MIN([.$L16])" office:value-type="float"/>
          <table:table-cell table:formula="of:=MIN([.$M16])" office:value-type="float"/>
          <table:table-cell table:formula="of:=MIN([.$N16])" office:value-type="float"/>
          <table:table-cell table:formula="of:=MIN([.$O16])" office:value-type="float"/>
          <table:table-cell table:formula="of:=MIN([.$P16])" office:value-type="float"/>
          <table:table-cell table:formula="of:=MIN([.$Q16])" office:value-type="float"/>
          <table:table-cell table:formula="of:=MIN([.$R16])" office:value-type="float"/>
          <table:table-cell table:formula="of:=MIN([.$S16])" office:value-type="float"/>
          <table:table-cell table:formula="of:=MIN([.$T16])" office:value-type="float"/>
          <table:table-cell table:formula="of:=MIN([.$U16])" office:value-type="float"/>
          <table:table-cell table:formula="of:=MEDIAN([.$B16])" office:value-type="float"/>
          <table:table-cell table:formula="of:=MEDIAN([.$C16])" office:value-type="float"/>
          <table:table-cell table:formula="of:=MEDIAN([.$D16])" office:value-type="float"/>
          <table:table-cell table:formula="of:=MEDIAN([.$E16])" office:value-type="float"/>
          <table:table-cell table:formula="of:=MEDIAN([.$F16])" office:value-type="float"/>
          <table:table-cell table:formula="of:=MEDIAN([.$G16])" office:value-type="float"/>
          <table:table-cell table:formula="of:=MEDIAN([.$H16])" office:value-type="float"/>
          <table:table-cell table:formula="of:=MEDIAN([.$I16])" office:value-type="float"/>
          <table:table-cell table:formula="of:=MEDIAN([.$J16])" office:value-type="float"/>
          <table:table-cell table:formula="of:=MEDIAN([.$K16])" office:value-type="float"/>
          <table:table-cell table:formula="of:=MEDIAN([.$L16])" office:value-type="float"/>
          <table:table-cell table:formula="of:=MEDIAN([.$M16])" office:value-type="float"/>
          <table:table-cell table:formula="of:=MEDIAN([.$N16])" office:value-type="float"/>
          <table:table-cell table:formula="of:=MEDIAN([.$O16])" office:value-type="float"/>
          <table:table-cell table:formula="of:=MEDIAN([.$P16])" office:value-type="float"/>
          <table:table-cell table:formula="of:=MEDIAN([.$Q16])" office:value-type="float"/>
          <table:table-cell table:formula="of:=MEDIAN([.$R16])" office:value-type="float"/>
          <table:table-cell table:formula="of:=MEDIAN([.$S16])" office:value-type="float"/>
          <table:table-cell table:formula="of:=MEDIAN([.$T16])" office:value-type="float"/>
          <table:table-cell table:formula="of:=MEDIAN([.$U16])" office:value-type="float"/>
          <table:table-cell table:formula="of:=MAX([.$B16])" office:value-type="float"/>
          <table:table-cell table:formula="of:=MAX([.$C16])" office:value-type="float"/>
          <table:table-cell table:formula="of:=MAX([.$D16])" office:value-type="float"/>
          <table:table-cell table:formula="of:=MAX([.$E16])" office:value-type="float"/>
          <table:table-cell table:formula="of:=MAX([.$F16])" office:value-type="float"/>
          <table:table-cell table:formula="of:=MAX([.$G16])" office:value-type="float"/>
          <table:table-cell table:formula="of:=MAX([.$H16])" office:value-type="float"/>
          <table:table-cell table:formula="of:=MAX([.$I16])" office:value-type="float"/>
          <table:table-cell table:formula="of:=MAX([.$J16])" office:value-type="float"/>
          <table:table-cell table:formula="of:=MAX([.$K16])" office:value-type="float"/>
          <table:table-cell table:formula="of:=MAX([.$L16])" office:value-type="float"/>
          <table:table-cell table:formula="of:=MAX([.$M16])" office:value-type="float"/>
          <table:table-cell table:formula="of:=MAX([.$N16])" office:value-type="float"/>
          <table:table-cell table:formula="of:=MAX([.$O16])" office:value-type="float"/>
          <table:table-cell table:formula="of:=MAX([.$P16])" office:value-type="float"/>
          <table:table-cell table:formula="of:=MAX([.$Q16])" office:value-type="float"/>
          <table:table-cell table:formula="of:=MAX([.$R16])" office:value-type="float"/>
          <table:table-cell table:formula="of:=MAX([.$S16])" office:value-type="float"/>
          <table:table-cell table:formula="of:=MAX([.$T16])" office:value-type="float"/>
          <table:table-cell table:formula="of:=MAX([.$U1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0.850515"/>
          <table:table-cell office:value-type="float" office:value="0.777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1242.0"/>
          <table:table-cell office:value-type="float" office:value="104962.0"/>
          <table:table-cell office:value-type="float" office:value="407983.0"/>
          <table:table-cell office:value-type="float" office:value="927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1379.0"/>
          <table:table-cell office:value-type="float" office:value="182186.0"/>
          <table:table-cell office:value-type="float" office:value="161354.0"/>
          <table:table-cell office:value-type="float" office:value="117198.0"/>
          <table:table-cell office:value-type="float" office:value="21047.0"/>
          <table:table-cell office:value-type="float" office:value="350.0"/>
          <table:table-cell table:formula="of:=MIN([.$B17])" office:value-type="float"/>
          <table:table-cell table:formula="of:=MIN([.$C17])" office:value-type="float"/>
          <table:table-cell table:formula="of:=MIN([.$D17])" office:value-type="float"/>
          <table:table-cell table:formula="of:=MIN([.$E17])" office:value-type="float"/>
          <table:table-cell table:formula="of:=MIN([.$F17])" office:value-type="float"/>
          <table:table-cell table:formula="of:=MIN([.$G17])" office:value-type="float"/>
          <table:table-cell table:formula="of:=MIN([.$H17])" office:value-type="float"/>
          <table:table-cell table:formula="of:=MIN([.$I17])" office:value-type="float"/>
          <table:table-cell table:formula="of:=MIN([.$J17])" office:value-type="float"/>
          <table:table-cell table:formula="of:=MIN([.$K17])" office:value-type="float"/>
          <table:table-cell table:formula="of:=MIN([.$L17])" office:value-type="float"/>
          <table:table-cell table:formula="of:=MIN([.$M17])" office:value-type="float"/>
          <table:table-cell table:formula="of:=MIN([.$N17])" office:value-type="float"/>
          <table:table-cell table:formula="of:=MIN([.$O17])" office:value-type="float"/>
          <table:table-cell table:formula="of:=MIN([.$P17])" office:value-type="float"/>
          <table:table-cell table:formula="of:=MIN([.$Q17])" office:value-type="float"/>
          <table:table-cell table:formula="of:=MIN([.$R17])" office:value-type="float"/>
          <table:table-cell table:formula="of:=MIN([.$S17])" office:value-type="float"/>
          <table:table-cell table:formula="of:=MIN([.$T17])" office:value-type="float"/>
          <table:table-cell table:formula="of:=MIN([.$U17])" office:value-type="float"/>
          <table:table-cell table:formula="of:=MEDIAN([.$B17])" office:value-type="float"/>
          <table:table-cell table:formula="of:=MEDIAN([.$C17])" office:value-type="float"/>
          <table:table-cell table:formula="of:=MEDIAN([.$D17])" office:value-type="float"/>
          <table:table-cell table:formula="of:=MEDIAN([.$E17])" office:value-type="float"/>
          <table:table-cell table:formula="of:=MEDIAN([.$F17])" office:value-type="float"/>
          <table:table-cell table:formula="of:=MEDIAN([.$G17])" office:value-type="float"/>
          <table:table-cell table:formula="of:=MEDIAN([.$H17])" office:value-type="float"/>
          <table:table-cell table:formula="of:=MEDIAN([.$I17])" office:value-type="float"/>
          <table:table-cell table:formula="of:=MEDIAN([.$J17])" office:value-type="float"/>
          <table:table-cell table:formula="of:=MEDIAN([.$K17])" office:value-type="float"/>
          <table:table-cell table:formula="of:=MEDIAN([.$L17])" office:value-type="float"/>
          <table:table-cell table:formula="of:=MEDIAN([.$M17])" office:value-type="float"/>
          <table:table-cell table:formula="of:=MEDIAN([.$N17])" office:value-type="float"/>
          <table:table-cell table:formula="of:=MEDIAN([.$O17])" office:value-type="float"/>
          <table:table-cell table:formula="of:=MEDIAN([.$P17])" office:value-type="float"/>
          <table:table-cell table:formula="of:=MEDIAN([.$Q17])" office:value-type="float"/>
          <table:table-cell table:formula="of:=MEDIAN([.$R17])" office:value-type="float"/>
          <table:table-cell table:formula="of:=MEDIAN([.$S17])" office:value-type="float"/>
          <table:table-cell table:formula="of:=MEDIAN([.$T17])" office:value-type="float"/>
          <table:table-cell table:formula="of:=MEDIAN([.$U17])" office:value-type="float"/>
          <table:table-cell table:formula="of:=MAX([.$B17])" office:value-type="float"/>
          <table:table-cell table:formula="of:=MAX([.$C17])" office:value-type="float"/>
          <table:table-cell table:formula="of:=MAX([.$D17])" office:value-type="float"/>
          <table:table-cell table:formula="of:=MAX([.$E17])" office:value-type="float"/>
          <table:table-cell table:formula="of:=MAX([.$F17])" office:value-type="float"/>
          <table:table-cell table:formula="of:=MAX([.$G17])" office:value-type="float"/>
          <table:table-cell table:formula="of:=MAX([.$H17])" office:value-type="float"/>
          <table:table-cell table:formula="of:=MAX([.$I17])" office:value-type="float"/>
          <table:table-cell table:formula="of:=MAX([.$J17])" office:value-type="float"/>
          <table:table-cell table:formula="of:=MAX([.$K17])" office:value-type="float"/>
          <table:table-cell table:formula="of:=MAX([.$L17])" office:value-type="float"/>
          <table:table-cell table:formula="of:=MAX([.$M17])" office:value-type="float"/>
          <table:table-cell table:formula="of:=MAX([.$N17])" office:value-type="float"/>
          <table:table-cell table:formula="of:=MAX([.$O17])" office:value-type="float"/>
          <table:table-cell table:formula="of:=MAX([.$P17])" office:value-type="float"/>
          <table:table-cell table:formula="of:=MAX([.$Q17])" office:value-type="float"/>
          <table:table-cell table:formula="of:=MAX([.$R17])" office:value-type="float"/>
          <table:table-cell table:formula="of:=MAX([.$S17])" office:value-type="float"/>
          <table:table-cell table:formula="of:=MAX([.$T17])" office:value-type="float"/>
          <table:table-cell table:formula="of:=MAX([.$U17])" office:value-type="float"/>
        </table:table-row>
        <table:table-row table:style-name="ro1">
          <table:table-cell office:value-type="string">
            <text:p>structured/x10_y9_r20/x10_y9_n90_r20_s20_ps1_pr20_u20_o20_l20_N001.lp</text:p>
          </table:table-cell>
          <table:table-cell office:value-type="float" office:value="3.12688"/>
          <table:table-cell office:value-type="float" office:value="2.95"/>
          <table:table-cell office:value-type="float" office:value="0.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9.0"/>
          <table:table-cell office:value-type="float" office:value="2721.0"/>
          <table:table-cell office:value-type="float" office:value="298074.0"/>
          <table:table-cell office:value-type="float" office:value="1175925.0"/>
          <table:table-cell office:value-type="float" office:value="18604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4259.0"/>
          <table:table-cell office:value-type="float" office:value="511828.0"/>
          <table:table-cell office:value-type="float" office:value="456016.0"/>
          <table:table-cell office:value-type="float" office:value="323506.0"/>
          <table:table-cell office:value-type="float" office:value="58219.0"/>
          <table:table-cell office:value-type="float" office:value="700.0"/>
          <table:table-cell table:formula="of:=MIN([.$B18])" office:value-type="float"/>
          <table:table-cell table:formula="of:=MIN([.$C18])" office:value-type="float"/>
          <table:table-cell table:formula="of:=MIN([.$D18])" office:value-type="float"/>
          <table:table-cell table:formula="of:=MIN([.$E18])" office:value-type="float"/>
          <table:table-cell table:formula="of:=MIN([.$F18])" office:value-type="float"/>
          <table:table-cell table:formula="of:=MIN([.$G18])" office:value-type="float"/>
          <table:table-cell table:formula="of:=MIN([.$H18])" office:value-type="float"/>
          <table:table-cell table:formula="of:=MIN([.$I18])" office:value-type="float"/>
          <table:table-cell table:formula="of:=MIN([.$J18])" office:value-type="float"/>
          <table:table-cell table:formula="of:=MIN([.$K18])" office:value-type="float"/>
          <table:table-cell table:formula="of:=MIN([.$L18])" office:value-type="float"/>
          <table:table-cell table:formula="of:=MIN([.$M18])" office:value-type="float"/>
          <table:table-cell table:formula="of:=MIN([.$N18])" office:value-type="float"/>
          <table:table-cell table:formula="of:=MIN([.$O18])" office:value-type="float"/>
          <table:table-cell table:formula="of:=MIN([.$P18])" office:value-type="float"/>
          <table:table-cell table:formula="of:=MIN([.$Q18])" office:value-type="float"/>
          <table:table-cell table:formula="of:=MIN([.$R18])" office:value-type="float"/>
          <table:table-cell table:formula="of:=MIN([.$S18])" office:value-type="float"/>
          <table:table-cell table:formula="of:=MIN([.$T18])" office:value-type="float"/>
          <table:table-cell table:formula="of:=MIN([.$U18])" office:value-type="float"/>
          <table:table-cell table:formula="of:=MEDIAN([.$B18])" office:value-type="float"/>
          <table:table-cell table:formula="of:=MEDIAN([.$C18])" office:value-type="float"/>
          <table:table-cell table:formula="of:=MEDIAN([.$D18])" office:value-type="float"/>
          <table:table-cell table:formula="of:=MEDIAN([.$E18])" office:value-type="float"/>
          <table:table-cell table:formula="of:=MEDIAN([.$F18])" office:value-type="float"/>
          <table:table-cell table:formula="of:=MEDIAN([.$G18])" office:value-type="float"/>
          <table:table-cell table:formula="of:=MEDIAN([.$H18])" office:value-type="float"/>
          <table:table-cell table:formula="of:=MEDIAN([.$I18])" office:value-type="float"/>
          <table:table-cell table:formula="of:=MEDIAN([.$J18])" office:value-type="float"/>
          <table:table-cell table:formula="of:=MEDIAN([.$K18])" office:value-type="float"/>
          <table:table-cell table:formula="of:=MEDIAN([.$L18])" office:value-type="float"/>
          <table:table-cell table:formula="of:=MEDIAN([.$M18])" office:value-type="float"/>
          <table:table-cell table:formula="of:=MEDIAN([.$N18])" office:value-type="float"/>
          <table:table-cell table:formula="of:=MEDIAN([.$O18])" office:value-type="float"/>
          <table:table-cell table:formula="of:=MEDIAN([.$P18])" office:value-type="float"/>
          <table:table-cell table:formula="of:=MEDIAN([.$Q18])" office:value-type="float"/>
          <table:table-cell table:formula="of:=MEDIAN([.$R18])" office:value-type="float"/>
          <table:table-cell table:formula="of:=MEDIAN([.$S18])" office:value-type="float"/>
          <table:table-cell table:formula="of:=MEDIAN([.$T18])" office:value-type="float"/>
          <table:table-cell table:formula="of:=MEDIAN([.$U18])" office:value-type="float"/>
          <table:table-cell table:formula="of:=MAX([.$B18])" office:value-type="float"/>
          <table:table-cell table:formula="of:=MAX([.$C18])" office:value-type="float"/>
          <table:table-cell table:formula="of:=MAX([.$D18])" office:value-type="float"/>
          <table:table-cell table:formula="of:=MAX([.$E18])" office:value-type="float"/>
          <table:table-cell table:formula="of:=MAX([.$F18])" office:value-type="float"/>
          <table:table-cell table:formula="of:=MAX([.$G18])" office:value-type="float"/>
          <table:table-cell table:formula="of:=MAX([.$H18])" office:value-type="float"/>
          <table:table-cell table:formula="of:=MAX([.$I18])" office:value-type="float"/>
          <table:table-cell table:formula="of:=MAX([.$J18])" office:value-type="float"/>
          <table:table-cell table:formula="of:=MAX([.$K18])" office:value-type="float"/>
          <table:table-cell table:formula="of:=MAX([.$L18])" office:value-type="float"/>
          <table:table-cell table:formula="of:=MAX([.$M18])" office:value-type="float"/>
          <table:table-cell table:formula="of:=MAX([.$N18])" office:value-type="float"/>
          <table:table-cell table:formula="of:=MAX([.$O18])" office:value-type="float"/>
          <table:table-cell table:formula="of:=MAX([.$P18])" office:value-type="float"/>
          <table:table-cell table:formula="of:=MAX([.$Q18])" office:value-type="float"/>
          <table:table-cell table:formula="of:=MAX([.$R18])" office:value-type="float"/>
          <table:table-cell table:formula="of:=MAX([.$S18])" office:value-type="float"/>
          <table:table-cell table:formula="of:=MAX([.$T18])" office:value-type="float"/>
          <table:table-cell table:formula="of:=MAX([.$U18])" office:value-type="float"/>
        </table:table-row>
        <table:table-row table:style-name="ro1">
          <table:table-cell office:value-type="string">
            <text:p>structured/x10_y9_r20/x10_y9_n90_r20_s20_ps1_pr20_u20_o20_l20_N002.lp</text:p>
          </table:table-cell>
          <table:table-cell office:value-type="float" office:value="2.1681"/>
          <table:table-cell office:value-type="float" office:value="2.033"/>
          <table:table-cell office:value-type="float" office:value="0.0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2515.0"/>
          <table:table-cell office:value-type="float" office:value="298074.0"/>
          <table:table-cell office:value-type="float" office:value="1175924.0"/>
          <table:table-cell office:value-type="float" office:value="1851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4259.0"/>
          <table:table-cell office:value-type="float" office:value="511828.0"/>
          <table:table-cell office:value-type="float" office:value="456016.0"/>
          <table:table-cell office:value-type="float" office:value="323506.0"/>
          <table:table-cell office:value-type="float" office:value="58219.0"/>
          <table:table-cell office:value-type="float" office:value="700.0"/>
          <table:table-cell table:formula="of:=MIN([.$B19])" office:value-type="float"/>
          <table:table-cell table:formula="of:=MIN([.$C19])" office:value-type="float"/>
          <table:table-cell table:formula="of:=MIN([.$D19])" office:value-type="float"/>
          <table:table-cell table:formula="of:=MIN([.$E19])" office:value-type="float"/>
          <table:table-cell table:formula="of:=MIN([.$F19])" office:value-type="float"/>
          <table:table-cell table:formula="of:=MIN([.$G19])" office:value-type="float"/>
          <table:table-cell table:formula="of:=MIN([.$H19])" office:value-type="float"/>
          <table:table-cell table:formula="of:=MIN([.$I19])" office:value-type="float"/>
          <table:table-cell table:formula="of:=MIN([.$J19])" office:value-type="float"/>
          <table:table-cell table:formula="of:=MIN([.$K19])" office:value-type="float"/>
          <table:table-cell table:formula="of:=MIN([.$L19])" office:value-type="float"/>
          <table:table-cell table:formula="of:=MIN([.$M19])" office:value-type="float"/>
          <table:table-cell table:formula="of:=MIN([.$N19])" office:value-type="float"/>
          <table:table-cell table:formula="of:=MIN([.$O19])" office:value-type="float"/>
          <table:table-cell table:formula="of:=MIN([.$P19])" office:value-type="float"/>
          <table:table-cell table:formula="of:=MIN([.$Q19])" office:value-type="float"/>
          <table:table-cell table:formula="of:=MIN([.$R19])" office:value-type="float"/>
          <table:table-cell table:formula="of:=MIN([.$S19])" office:value-type="float"/>
          <table:table-cell table:formula="of:=MIN([.$T19])" office:value-type="float"/>
          <table:table-cell table:formula="of:=MIN([.$U19])" office:value-type="float"/>
          <table:table-cell table:formula="of:=MEDIAN([.$B19])" office:value-type="float"/>
          <table:table-cell table:formula="of:=MEDIAN([.$C19])" office:value-type="float"/>
          <table:table-cell table:formula="of:=MEDIAN([.$D19])" office:value-type="float"/>
          <table:table-cell table:formula="of:=MEDIAN([.$E19])" office:value-type="float"/>
          <table:table-cell table:formula="of:=MEDIAN([.$F19])" office:value-type="float"/>
          <table:table-cell table:formula="of:=MEDIAN([.$G19])" office:value-type="float"/>
          <table:table-cell table:formula="of:=MEDIAN([.$H19])" office:value-type="float"/>
          <table:table-cell table:formula="of:=MEDIAN([.$I19])" office:value-type="float"/>
          <table:table-cell table:formula="of:=MEDIAN([.$J19])" office:value-type="float"/>
          <table:table-cell table:formula="of:=MEDIAN([.$K19])" office:value-type="float"/>
          <table:table-cell table:formula="of:=MEDIAN([.$L19])" office:value-type="float"/>
          <table:table-cell table:formula="of:=MEDIAN([.$M19])" office:value-type="float"/>
          <table:table-cell table:formula="of:=MEDIAN([.$N19])" office:value-type="float"/>
          <table:table-cell table:formula="of:=MEDIAN([.$O19])" office:value-type="float"/>
          <table:table-cell table:formula="of:=MEDIAN([.$P19])" office:value-type="float"/>
          <table:table-cell table:formula="of:=MEDIAN([.$Q19])" office:value-type="float"/>
          <table:table-cell table:formula="of:=MEDIAN([.$R19])" office:value-type="float"/>
          <table:table-cell table:formula="of:=MEDIAN([.$S19])" office:value-type="float"/>
          <table:table-cell table:formula="of:=MEDIAN([.$T19])" office:value-type="float"/>
          <table:table-cell table:formula="of:=MEDIAN([.$U19])" office:value-type="float"/>
          <table:table-cell table:formula="of:=MAX([.$B19])" office:value-type="float"/>
          <table:table-cell table:formula="of:=MAX([.$C19])" office:value-type="float"/>
          <table:table-cell table:formula="of:=MAX([.$D19])" office:value-type="float"/>
          <table:table-cell table:formula="of:=MAX([.$E19])" office:value-type="float"/>
          <table:table-cell table:formula="of:=MAX([.$F19])" office:value-type="float"/>
          <table:table-cell table:formula="of:=MAX([.$G19])" office:value-type="float"/>
          <table:table-cell table:formula="of:=MAX([.$H19])" office:value-type="float"/>
          <table:table-cell table:formula="of:=MAX([.$I19])" office:value-type="float"/>
          <table:table-cell table:formula="of:=MAX([.$J19])" office:value-type="float"/>
          <table:table-cell table:formula="of:=MAX([.$K19])" office:value-type="float"/>
          <table:table-cell table:formula="of:=MAX([.$L19])" office:value-type="float"/>
          <table:table-cell table:formula="of:=MAX([.$M19])" office:value-type="float"/>
          <table:table-cell table:formula="of:=MAX([.$N19])" office:value-type="float"/>
          <table:table-cell table:formula="of:=MAX([.$O19])" office:value-type="float"/>
          <table:table-cell table:formula="of:=MAX([.$P19])" office:value-type="float"/>
          <table:table-cell table:formula="of:=MAX([.$Q19])" office:value-type="float"/>
          <table:table-cell table:formula="of:=MAX([.$R19])" office:value-type="float"/>
          <table:table-cell table:formula="of:=MAX([.$S19])" office:value-type="float"/>
          <table:table-cell table:formula="of:=MAX([.$T19])" office:value-type="float"/>
          <table:table-cell table:formula="of:=MAX([.$U19])" office:value-type="float"/>
        </table:table-row>
        <table:table-row table:style-name="ro1">
          <table:table-cell office:value-type="string">
            <text:p>structured/x10_y9_r20/x10_y9_n90_r20_s20_ps1_pr20_u20_o20_l20_N003.lp</text:p>
          </table:table-cell>
          <table:table-cell office:value-type="float" office:value="2.13854"/>
          <table:table-cell office:value-type="float" office:value="2.001"/>
          <table:table-cell office:value-type="float" office:value="0.0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9.0"/>
          <table:table-cell office:value-type="float" office:value="2529.0"/>
          <table:table-cell office:value-type="float" office:value="298074.0"/>
          <table:table-cell office:value-type="float" office:value="1175924.0"/>
          <table:table-cell office:value-type="float" office:value="1855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4259.0"/>
          <table:table-cell office:value-type="float" office:value="511828.0"/>
          <table:table-cell office:value-type="float" office:value="456016.0"/>
          <table:table-cell office:value-type="float" office:value="323506.0"/>
          <table:table-cell office:value-type="float" office:value="58219.0"/>
          <table:table-cell office:value-type="float" office:value="700.0"/>
          <table:table-cell table:formula="of:=MIN([.$B20])" office:value-type="float"/>
          <table:table-cell table:formula="of:=MIN([.$C20])" office:value-type="float"/>
          <table:table-cell table:formula="of:=MIN([.$D20])" office:value-type="float"/>
          <table:table-cell table:formula="of:=MIN([.$E20])" office:value-type="float"/>
          <table:table-cell table:formula="of:=MIN([.$F20])" office:value-type="float"/>
          <table:table-cell table:formula="of:=MIN([.$G20])" office:value-type="float"/>
          <table:table-cell table:formula="of:=MIN([.$H20])" office:value-type="float"/>
          <table:table-cell table:formula="of:=MIN([.$I20])" office:value-type="float"/>
          <table:table-cell table:formula="of:=MIN([.$J20])" office:value-type="float"/>
          <table:table-cell table:formula="of:=MIN([.$K20])" office:value-type="float"/>
          <table:table-cell table:formula="of:=MIN([.$L20])" office:value-type="float"/>
          <table:table-cell table:formula="of:=MIN([.$M20])" office:value-type="float"/>
          <table:table-cell table:formula="of:=MIN([.$N20])" office:value-type="float"/>
          <table:table-cell table:formula="of:=MIN([.$O20])" office:value-type="float"/>
          <table:table-cell table:formula="of:=MIN([.$P20])" office:value-type="float"/>
          <table:table-cell table:formula="of:=MIN([.$Q20])" office:value-type="float"/>
          <table:table-cell table:formula="of:=MIN([.$R20])" office:value-type="float"/>
          <table:table-cell table:formula="of:=MIN([.$S20])" office:value-type="float"/>
          <table:table-cell table:formula="of:=MIN([.$T20])" office:value-type="float"/>
          <table:table-cell table:formula="of:=MIN([.$U20])" office:value-type="float"/>
          <table:table-cell table:formula="of:=MEDIAN([.$B20])" office:value-type="float"/>
          <table:table-cell table:formula="of:=MEDIAN([.$C20])" office:value-type="float"/>
          <table:table-cell table:formula="of:=MEDIAN([.$D20])" office:value-type="float"/>
          <table:table-cell table:formula="of:=MEDIAN([.$E20])" office:value-type="float"/>
          <table:table-cell table:formula="of:=MEDIAN([.$F20])" office:value-type="float"/>
          <table:table-cell table:formula="of:=MEDIAN([.$G20])" office:value-type="float"/>
          <table:table-cell table:formula="of:=MEDIAN([.$H20])" office:value-type="float"/>
          <table:table-cell table:formula="of:=MEDIAN([.$I20])" office:value-type="float"/>
          <table:table-cell table:formula="of:=MEDIAN([.$J20])" office:value-type="float"/>
          <table:table-cell table:formula="of:=MEDIAN([.$K20])" office:value-type="float"/>
          <table:table-cell table:formula="of:=MEDIAN([.$L20])" office:value-type="float"/>
          <table:table-cell table:formula="of:=MEDIAN([.$M20])" office:value-type="float"/>
          <table:table-cell table:formula="of:=MEDIAN([.$N20])" office:value-type="float"/>
          <table:table-cell table:formula="of:=MEDIAN([.$O20])" office:value-type="float"/>
          <table:table-cell table:formula="of:=MEDIAN([.$P20])" office:value-type="float"/>
          <table:table-cell table:formula="of:=MEDIAN([.$Q20])" office:value-type="float"/>
          <table:table-cell table:formula="of:=MEDIAN([.$R20])" office:value-type="float"/>
          <table:table-cell table:formula="of:=MEDIAN([.$S20])" office:value-type="float"/>
          <table:table-cell table:formula="of:=MEDIAN([.$T20])" office:value-type="float"/>
          <table:table-cell table:formula="of:=MEDIAN([.$U20])" office:value-type="float"/>
          <table:table-cell table:formula="of:=MAX([.$B20])" office:value-type="float"/>
          <table:table-cell table:formula="of:=MAX([.$C20])" office:value-type="float"/>
          <table:table-cell table:formula="of:=MAX([.$D20])" office:value-type="float"/>
          <table:table-cell table:formula="of:=MAX([.$E20])" office:value-type="float"/>
          <table:table-cell table:formula="of:=MAX([.$F20])" office:value-type="float"/>
          <table:table-cell table:formula="of:=MAX([.$G20])" office:value-type="float"/>
          <table:table-cell table:formula="of:=MAX([.$H20])" office:value-type="float"/>
          <table:table-cell table:formula="of:=MAX([.$I20])" office:value-type="float"/>
          <table:table-cell table:formula="of:=MAX([.$J20])" office:value-type="float"/>
          <table:table-cell table:formula="of:=MAX([.$K20])" office:value-type="float"/>
          <table:table-cell table:formula="of:=MAX([.$L20])" office:value-type="float"/>
          <table:table-cell table:formula="of:=MAX([.$M20])" office:value-type="float"/>
          <table:table-cell table:formula="of:=MAX([.$N20])" office:value-type="float"/>
          <table:table-cell table:formula="of:=MAX([.$O20])" office:value-type="float"/>
          <table:table-cell table:formula="of:=MAX([.$P20])" office:value-type="float"/>
          <table:table-cell table:formula="of:=MAX([.$Q20])" office:value-type="float"/>
          <table:table-cell table:formula="of:=MAX([.$R20])" office:value-type="float"/>
          <table:table-cell table:formula="of:=MAX([.$S20])" office:value-type="float"/>
          <table:table-cell table:formula="of:=MAX([.$T20])" office:value-type="float"/>
          <table:table-cell table:formula="of:=MAX([.$U20])" office:value-type="float"/>
        </table:table-row>
        <table:table-row table:style-name="ro1">
          <table:table-cell office:value-type="string">
            <text:p>structured/x10_y9_r20/x10_y9_n90_r20_s20_ps1_pr20_u20_o20_l20_N004.lp</text:p>
          </table:table-cell>
          <table:table-cell office:value-type="float" office:value="2.23224"/>
          <table:table-cell office:value-type="float" office:value="2.095"/>
          <table:table-cell office:value-type="float" office:value="0.0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2590.0"/>
          <table:table-cell office:value-type="float" office:value="298074.0"/>
          <table:table-cell office:value-type="float" office:value="1175924.0"/>
          <table:table-cell office:value-type="float" office:value="1856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4259.0"/>
          <table:table-cell office:value-type="float" office:value="511828.0"/>
          <table:table-cell office:value-type="float" office:value="456016.0"/>
          <table:table-cell office:value-type="float" office:value="323506.0"/>
          <table:table-cell office:value-type="float" office:value="58219.0"/>
          <table:table-cell office:value-type="float" office:value="700.0"/>
          <table:table-cell table:formula="of:=MIN([.$B21])" office:value-type="float"/>
          <table:table-cell table:formula="of:=MIN([.$C21])" office:value-type="float"/>
          <table:table-cell table:formula="of:=MIN([.$D21])" office:value-type="float"/>
          <table:table-cell table:formula="of:=MIN([.$E21])" office:value-type="float"/>
          <table:table-cell table:formula="of:=MIN([.$F21])" office:value-type="float"/>
          <table:table-cell table:formula="of:=MIN([.$G21])" office:value-type="float"/>
          <table:table-cell table:formula="of:=MIN([.$H21])" office:value-type="float"/>
          <table:table-cell table:formula="of:=MIN([.$I21])" office:value-type="float"/>
          <table:table-cell table:formula="of:=MIN([.$J21])" office:value-type="float"/>
          <table:table-cell table:formula="of:=MIN([.$K21])" office:value-type="float"/>
          <table:table-cell table:formula="of:=MIN([.$L21])" office:value-type="float"/>
          <table:table-cell table:formula="of:=MIN([.$M21])" office:value-type="float"/>
          <table:table-cell table:formula="of:=MIN([.$N21])" office:value-type="float"/>
          <table:table-cell table:formula="of:=MIN([.$O21])" office:value-type="float"/>
          <table:table-cell table:formula="of:=MIN([.$P21])" office:value-type="float"/>
          <table:table-cell table:formula="of:=MIN([.$Q21])" office:value-type="float"/>
          <table:table-cell table:formula="of:=MIN([.$R21])" office:value-type="float"/>
          <table:table-cell table:formula="of:=MIN([.$S21])" office:value-type="float"/>
          <table:table-cell table:formula="of:=MIN([.$T21])" office:value-type="float"/>
          <table:table-cell table:formula="of:=MIN([.$U21])" office:value-type="float"/>
          <table:table-cell table:formula="of:=MEDIAN([.$B21])" office:value-type="float"/>
          <table:table-cell table:formula="of:=MEDIAN([.$C21])" office:value-type="float"/>
          <table:table-cell table:formula="of:=MEDIAN([.$D21])" office:value-type="float"/>
          <table:table-cell table:formula="of:=MEDIAN([.$E21])" office:value-type="float"/>
          <table:table-cell table:formula="of:=MEDIAN([.$F21])" office:value-type="float"/>
          <table:table-cell table:formula="of:=MEDIAN([.$G21])" office:value-type="float"/>
          <table:table-cell table:formula="of:=MEDIAN([.$H21])" office:value-type="float"/>
          <table:table-cell table:formula="of:=MEDIAN([.$I21])" office:value-type="float"/>
          <table:table-cell table:formula="of:=MEDIAN([.$J21])" office:value-type="float"/>
          <table:table-cell table:formula="of:=MEDIAN([.$K21])" office:value-type="float"/>
          <table:table-cell table:formula="of:=MEDIAN([.$L21])" office:value-type="float"/>
          <table:table-cell table:formula="of:=MEDIAN([.$M21])" office:value-type="float"/>
          <table:table-cell table:formula="of:=MEDIAN([.$N21])" office:value-type="float"/>
          <table:table-cell table:formula="of:=MEDIAN([.$O21])" office:value-type="float"/>
          <table:table-cell table:formula="of:=MEDIAN([.$P21])" office:value-type="float"/>
          <table:table-cell table:formula="of:=MEDIAN([.$Q21])" office:value-type="float"/>
          <table:table-cell table:formula="of:=MEDIAN([.$R21])" office:value-type="float"/>
          <table:table-cell table:formula="of:=MEDIAN([.$S21])" office:value-type="float"/>
          <table:table-cell table:formula="of:=MEDIAN([.$T21])" office:value-type="float"/>
          <table:table-cell table:formula="of:=MEDIAN([.$U21])" office:value-type="float"/>
          <table:table-cell table:formula="of:=MAX([.$B21])" office:value-type="float"/>
          <table:table-cell table:formula="of:=MAX([.$C21])" office:value-type="float"/>
          <table:table-cell table:formula="of:=MAX([.$D21])" office:value-type="float"/>
          <table:table-cell table:formula="of:=MAX([.$E21])" office:value-type="float"/>
          <table:table-cell table:formula="of:=MAX([.$F21])" office:value-type="float"/>
          <table:table-cell table:formula="of:=MAX([.$G21])" office:value-type="float"/>
          <table:table-cell table:formula="of:=MAX([.$H21])" office:value-type="float"/>
          <table:table-cell table:formula="of:=MAX([.$I21])" office:value-type="float"/>
          <table:table-cell table:formula="of:=MAX([.$J21])" office:value-type="float"/>
          <table:table-cell table:formula="of:=MAX([.$K21])" office:value-type="float"/>
          <table:table-cell table:formula="of:=MAX([.$L21])" office:value-type="float"/>
          <table:table-cell table:formula="of:=MAX([.$M21])" office:value-type="float"/>
          <table:table-cell table:formula="of:=MAX([.$N21])" office:value-type="float"/>
          <table:table-cell table:formula="of:=MAX([.$O21])" office:value-type="float"/>
          <table:table-cell table:formula="of:=MAX([.$P21])" office:value-type="float"/>
          <table:table-cell table:formula="of:=MAX([.$Q21])" office:value-type="float"/>
          <table:table-cell table:formula="of:=MAX([.$R21])" office:value-type="float"/>
          <table:table-cell table:formula="of:=MAX([.$S21])" office:value-type="float"/>
          <table:table-cell table:formula="of:=MAX([.$T21])" office:value-type="float"/>
          <table:table-cell table:formula="of:=MAX([.$U21])" office:value-type="float"/>
        </table:table-row>
        <table:table-row table:style-name="ro1">
          <table:table-cell office:value-type="string">
            <text:p>structured/x10_y9_r20/x10_y9_n90_r20_s20_ps1_pr20_u20_o20_l20_N005.lp</text:p>
          </table:table-cell>
          <table:table-cell office:value-type="float" office:value="2.10669"/>
          <table:table-cell office:value-type="float" office:value="1.961"/>
          <table:table-cell office:value-type="float" office:value="0.0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7.0"/>
          <table:table-cell office:value-type="float" office:value="2650.0"/>
          <table:table-cell office:value-type="float" office:value="298074.0"/>
          <table:table-cell office:value-type="float" office:value="1175926.0"/>
          <table:table-cell office:value-type="float" office:value="1868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4259.0"/>
          <table:table-cell office:value-type="float" office:value="511828.0"/>
          <table:table-cell office:value-type="float" office:value="456016.0"/>
          <table:table-cell office:value-type="float" office:value="323506.0"/>
          <table:table-cell office:value-type="float" office:value="58219.0"/>
          <table:table-cell office:value-type="float" office:value="700.0"/>
          <table:table-cell table:formula="of:=MIN([.$B22])" office:value-type="float"/>
          <table:table-cell table:formula="of:=MIN([.$C22])" office:value-type="float"/>
          <table:table-cell table:formula="of:=MIN([.$D22])" office:value-type="float"/>
          <table:table-cell table:formula="of:=MIN([.$E22])" office:value-type="float"/>
          <table:table-cell table:formula="of:=MIN([.$F22])" office:value-type="float"/>
          <table:table-cell table:formula="of:=MIN([.$G22])" office:value-type="float"/>
          <table:table-cell table:formula="of:=MIN([.$H22])" office:value-type="float"/>
          <table:table-cell table:formula="of:=MIN([.$I22])" office:value-type="float"/>
          <table:table-cell table:formula="of:=MIN([.$J22])" office:value-type="float"/>
          <table:table-cell table:formula="of:=MIN([.$K22])" office:value-type="float"/>
          <table:table-cell table:formula="of:=MIN([.$L22])" office:value-type="float"/>
          <table:table-cell table:formula="of:=MIN([.$M22])" office:value-type="float"/>
          <table:table-cell table:formula="of:=MIN([.$N22])" office:value-type="float"/>
          <table:table-cell table:formula="of:=MIN([.$O22])" office:value-type="float"/>
          <table:table-cell table:formula="of:=MIN([.$P22])" office:value-type="float"/>
          <table:table-cell table:formula="of:=MIN([.$Q22])" office:value-type="float"/>
          <table:table-cell table:formula="of:=MIN([.$R22])" office:value-type="float"/>
          <table:table-cell table:formula="of:=MIN([.$S22])" office:value-type="float"/>
          <table:table-cell table:formula="of:=MIN([.$T22])" office:value-type="float"/>
          <table:table-cell table:formula="of:=MIN([.$U22])" office:value-type="float"/>
          <table:table-cell table:formula="of:=MEDIAN([.$B22])" office:value-type="float"/>
          <table:table-cell table:formula="of:=MEDIAN([.$C22])" office:value-type="float"/>
          <table:table-cell table:formula="of:=MEDIAN([.$D22])" office:value-type="float"/>
          <table:table-cell table:formula="of:=MEDIAN([.$E22])" office:value-type="float"/>
          <table:table-cell table:formula="of:=MEDIAN([.$F22])" office:value-type="float"/>
          <table:table-cell table:formula="of:=MEDIAN([.$G22])" office:value-type="float"/>
          <table:table-cell table:formula="of:=MEDIAN([.$H22])" office:value-type="float"/>
          <table:table-cell table:formula="of:=MEDIAN([.$I22])" office:value-type="float"/>
          <table:table-cell table:formula="of:=MEDIAN([.$J22])" office:value-type="float"/>
          <table:table-cell table:formula="of:=MEDIAN([.$K22])" office:value-type="float"/>
          <table:table-cell table:formula="of:=MEDIAN([.$L22])" office:value-type="float"/>
          <table:table-cell table:formula="of:=MEDIAN([.$M22])" office:value-type="float"/>
          <table:table-cell table:formula="of:=MEDIAN([.$N22])" office:value-type="float"/>
          <table:table-cell table:formula="of:=MEDIAN([.$O22])" office:value-type="float"/>
          <table:table-cell table:formula="of:=MEDIAN([.$P22])" office:value-type="float"/>
          <table:table-cell table:formula="of:=MEDIAN([.$Q22])" office:value-type="float"/>
          <table:table-cell table:formula="of:=MEDIAN([.$R22])" office:value-type="float"/>
          <table:table-cell table:formula="of:=MEDIAN([.$S22])" office:value-type="float"/>
          <table:table-cell table:formula="of:=MEDIAN([.$T22])" office:value-type="float"/>
          <table:table-cell table:formula="of:=MEDIAN([.$U22])" office:value-type="float"/>
          <table:table-cell table:formula="of:=MAX([.$B22])" office:value-type="float"/>
          <table:table-cell table:formula="of:=MAX([.$C22])" office:value-type="float"/>
          <table:table-cell table:formula="of:=MAX([.$D22])" office:value-type="float"/>
          <table:table-cell table:formula="of:=MAX([.$E22])" office:value-type="float"/>
          <table:table-cell table:formula="of:=MAX([.$F22])" office:value-type="float"/>
          <table:table-cell table:formula="of:=MAX([.$G22])" office:value-type="float"/>
          <table:table-cell table:formula="of:=MAX([.$H22])" office:value-type="float"/>
          <table:table-cell table:formula="of:=MAX([.$I22])" office:value-type="float"/>
          <table:table-cell table:formula="of:=MAX([.$J22])" office:value-type="float"/>
          <table:table-cell table:formula="of:=MAX([.$K22])" office:value-type="float"/>
          <table:table-cell table:formula="of:=MAX([.$L22])" office:value-type="float"/>
          <table:table-cell table:formula="of:=MAX([.$M22])" office:value-type="float"/>
          <table:table-cell table:formula="of:=MAX([.$N22])" office:value-type="float"/>
          <table:table-cell table:formula="of:=MAX([.$O22])" office:value-type="float"/>
          <table:table-cell table:formula="of:=MAX([.$P22])" office:value-type="float"/>
          <table:table-cell table:formula="of:=MAX([.$Q22])" office:value-type="float"/>
          <table:table-cell table:formula="of:=MAX([.$R22])" office:value-type="float"/>
          <table:table-cell table:formula="of:=MAX([.$S22])" office:value-type="float"/>
          <table:table-cell table:formula="of:=MAX([.$T22])" office:value-type="float"/>
          <table:table-cell table:formula="of:=MAX([.$U22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0.313912"/>
          <table:table-cell office:value-type="float" office:value="0.26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545.0"/>
          <table:table-cell office:value-type="float" office:value="32711.0"/>
          <table:table-cell office:value-type="float" office:value="127392.0"/>
          <table:table-cell office:value-type="float" office:value="554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3111.0"/>
          <table:table-cell office:value-type="float" office:value="62213.0"/>
          <table:table-cell office:value-type="float" office:value="50015.0"/>
          <table:table-cell office:value-type="float" office:value="42576.0"/>
          <table:table-cell office:value-type="float" office:value="6474.0"/>
          <table:table-cell office:value-type="float" office:value="140.0"/>
          <table:table-cell table:formula="of:=MIN([.$B23])" office:value-type="float"/>
          <table:table-cell table:formula="of:=MIN([.$C23])" office:value-type="float"/>
          <table:table-cell table:formula="of:=MIN([.$D23])" office:value-type="float"/>
          <table:table-cell table:formula="of:=MIN([.$E23])" office:value-type="float"/>
          <table:table-cell table:formula="of:=MIN([.$F23])" office:value-type="float"/>
          <table:table-cell table:formula="of:=MIN([.$G23])" office:value-type="float"/>
          <table:table-cell table:formula="of:=MIN([.$H23])" office:value-type="float"/>
          <table:table-cell table:formula="of:=MIN([.$I23])" office:value-type="float"/>
          <table:table-cell table:formula="of:=MIN([.$J23])" office:value-type="float"/>
          <table:table-cell table:formula="of:=MIN([.$K23])" office:value-type="float"/>
          <table:table-cell table:formula="of:=MIN([.$L23])" office:value-type="float"/>
          <table:table-cell table:formula="of:=MIN([.$M23])" office:value-type="float"/>
          <table:table-cell table:formula="of:=MIN([.$N23])" office:value-type="float"/>
          <table:table-cell table:formula="of:=MIN([.$O23])" office:value-type="float"/>
          <table:table-cell table:formula="of:=MIN([.$P23])" office:value-type="float"/>
          <table:table-cell table:formula="of:=MIN([.$Q23])" office:value-type="float"/>
          <table:table-cell table:formula="of:=MIN([.$R23])" office:value-type="float"/>
          <table:table-cell table:formula="of:=MIN([.$S23])" office:value-type="float"/>
          <table:table-cell table:formula="of:=MIN([.$T23])" office:value-type="float"/>
          <table:table-cell table:formula="of:=MIN([.$U23])" office:value-type="float"/>
          <table:table-cell table:formula="of:=MEDIAN([.$B23])" office:value-type="float"/>
          <table:table-cell table:formula="of:=MEDIAN([.$C23])" office:value-type="float"/>
          <table:table-cell table:formula="of:=MEDIAN([.$D23])" office:value-type="float"/>
          <table:table-cell table:formula="of:=MEDIAN([.$E23])" office:value-type="float"/>
          <table:table-cell table:formula="of:=MEDIAN([.$F23])" office:value-type="float"/>
          <table:table-cell table:formula="of:=MEDIAN([.$G23])" office:value-type="float"/>
          <table:table-cell table:formula="of:=MEDIAN([.$H23])" office:value-type="float"/>
          <table:table-cell table:formula="of:=MEDIAN([.$I23])" office:value-type="float"/>
          <table:table-cell table:formula="of:=MEDIAN([.$J23])" office:value-type="float"/>
          <table:table-cell table:formula="of:=MEDIAN([.$K23])" office:value-type="float"/>
          <table:table-cell table:formula="of:=MEDIAN([.$L23])" office:value-type="float"/>
          <table:table-cell table:formula="of:=MEDIAN([.$M23])" office:value-type="float"/>
          <table:table-cell table:formula="of:=MEDIAN([.$N23])" office:value-type="float"/>
          <table:table-cell table:formula="of:=MEDIAN([.$O23])" office:value-type="float"/>
          <table:table-cell table:formula="of:=MEDIAN([.$P23])" office:value-type="float"/>
          <table:table-cell table:formula="of:=MEDIAN([.$Q23])" office:value-type="float"/>
          <table:table-cell table:formula="of:=MEDIAN([.$R23])" office:value-type="float"/>
          <table:table-cell table:formula="of:=MEDIAN([.$S23])" office:value-type="float"/>
          <table:table-cell table:formula="of:=MEDIAN([.$T23])" office:value-type="float"/>
          <table:table-cell table:formula="of:=MEDIAN([.$U23])" office:value-type="float"/>
          <table:table-cell table:formula="of:=MAX([.$B23])" office:value-type="float"/>
          <table:table-cell table:formula="of:=MAX([.$C23])" office:value-type="float"/>
          <table:table-cell table:formula="of:=MAX([.$D23])" office:value-type="float"/>
          <table:table-cell table:formula="of:=MAX([.$E23])" office:value-type="float"/>
          <table:table-cell table:formula="of:=MAX([.$F23])" office:value-type="float"/>
          <table:table-cell table:formula="of:=MAX([.$G23])" office:value-type="float"/>
          <table:table-cell table:formula="of:=MAX([.$H23])" office:value-type="float"/>
          <table:table-cell table:formula="of:=MAX([.$I23])" office:value-type="float"/>
          <table:table-cell table:formula="of:=MAX([.$J23])" office:value-type="float"/>
          <table:table-cell table:formula="of:=MAX([.$K23])" office:value-type="float"/>
          <table:table-cell table:formula="of:=MAX([.$L23])" office:value-type="float"/>
          <table:table-cell table:formula="of:=MAX([.$M23])" office:value-type="float"/>
          <table:table-cell table:formula="of:=MAX([.$N23])" office:value-type="float"/>
          <table:table-cell table:formula="of:=MAX([.$O23])" office:value-type="float"/>
          <table:table-cell table:formula="of:=MAX([.$P23])" office:value-type="float"/>
          <table:table-cell table:formula="of:=MAX([.$Q23])" office:value-type="float"/>
          <table:table-cell table:formula="of:=MAX([.$R23])" office:value-type="float"/>
          <table:table-cell table:formula="of:=MAX([.$S23])" office:value-type="float"/>
          <table:table-cell table:formula="of:=MAX([.$T23])" office:value-type="float"/>
          <table:table-cell table:formula="of:=MAX([.$U2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0.252552"/>
          <table:table-cell office:value-type="float" office:value="0.191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540.0"/>
          <table:table-cell office:value-type="float" office:value="32711.0"/>
          <table:table-cell office:value-type="float" office:value="127392.0"/>
          <table:table-cell office:value-type="float" office:value="459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3111.0"/>
          <table:table-cell office:value-type="float" office:value="62213.0"/>
          <table:table-cell office:value-type="float" office:value="50015.0"/>
          <table:table-cell office:value-type="float" office:value="42576.0"/>
          <table:table-cell office:value-type="float" office:value="6474.0"/>
          <table:table-cell office:value-type="float" office:value="140.0"/>
          <table:table-cell table:formula="of:=MIN([.$B24])" office:value-type="float"/>
          <table:table-cell table:formula="of:=MIN([.$C24])" office:value-type="float"/>
          <table:table-cell table:formula="of:=MIN([.$D24])" office:value-type="float"/>
          <table:table-cell table:formula="of:=MIN([.$E24])" office:value-type="float"/>
          <table:table-cell table:formula="of:=MIN([.$F24])" office:value-type="float"/>
          <table:table-cell table:formula="of:=MIN([.$G24])" office:value-type="float"/>
          <table:table-cell table:formula="of:=MIN([.$H24])" office:value-type="float"/>
          <table:table-cell table:formula="of:=MIN([.$I24])" office:value-type="float"/>
          <table:table-cell table:formula="of:=MIN([.$J24])" office:value-type="float"/>
          <table:table-cell table:formula="of:=MIN([.$K24])" office:value-type="float"/>
          <table:table-cell table:formula="of:=MIN([.$L24])" office:value-type="float"/>
          <table:table-cell table:formula="of:=MIN([.$M24])" office:value-type="float"/>
          <table:table-cell table:formula="of:=MIN([.$N24])" office:value-type="float"/>
          <table:table-cell table:formula="of:=MIN([.$O24])" office:value-type="float"/>
          <table:table-cell table:formula="of:=MIN([.$P24])" office:value-type="float"/>
          <table:table-cell table:formula="of:=MIN([.$Q24])" office:value-type="float"/>
          <table:table-cell table:formula="of:=MIN([.$R24])" office:value-type="float"/>
          <table:table-cell table:formula="of:=MIN([.$S24])" office:value-type="float"/>
          <table:table-cell table:formula="of:=MIN([.$T24])" office:value-type="float"/>
          <table:table-cell table:formula="of:=MIN([.$U24])" office:value-type="float"/>
          <table:table-cell table:formula="of:=MEDIAN([.$B24])" office:value-type="float"/>
          <table:table-cell table:formula="of:=MEDIAN([.$C24])" office:value-type="float"/>
          <table:table-cell table:formula="of:=MEDIAN([.$D24])" office:value-type="float"/>
          <table:table-cell table:formula="of:=MEDIAN([.$E24])" office:value-type="float"/>
          <table:table-cell table:formula="of:=MEDIAN([.$F24])" office:value-type="float"/>
          <table:table-cell table:formula="of:=MEDIAN([.$G24])" office:value-type="float"/>
          <table:table-cell table:formula="of:=MEDIAN([.$H24])" office:value-type="float"/>
          <table:table-cell table:formula="of:=MEDIAN([.$I24])" office:value-type="float"/>
          <table:table-cell table:formula="of:=MEDIAN([.$J24])" office:value-type="float"/>
          <table:table-cell table:formula="of:=MEDIAN([.$K24])" office:value-type="float"/>
          <table:table-cell table:formula="of:=MEDIAN([.$L24])" office:value-type="float"/>
          <table:table-cell table:formula="of:=MEDIAN([.$M24])" office:value-type="float"/>
          <table:table-cell table:formula="of:=MEDIAN([.$N24])" office:value-type="float"/>
          <table:table-cell table:formula="of:=MEDIAN([.$O24])" office:value-type="float"/>
          <table:table-cell table:formula="of:=MEDIAN([.$P24])" office:value-type="float"/>
          <table:table-cell table:formula="of:=MEDIAN([.$Q24])" office:value-type="float"/>
          <table:table-cell table:formula="of:=MEDIAN([.$R24])" office:value-type="float"/>
          <table:table-cell table:formula="of:=MEDIAN([.$S24])" office:value-type="float"/>
          <table:table-cell table:formula="of:=MEDIAN([.$T24])" office:value-type="float"/>
          <table:table-cell table:formula="of:=MEDIAN([.$U24])" office:value-type="float"/>
          <table:table-cell table:formula="of:=MAX([.$B24])" office:value-type="float"/>
          <table:table-cell table:formula="of:=MAX([.$C24])" office:value-type="float"/>
          <table:table-cell table:formula="of:=MAX([.$D24])" office:value-type="float"/>
          <table:table-cell table:formula="of:=MAX([.$E24])" office:value-type="float"/>
          <table:table-cell table:formula="of:=MAX([.$F24])" office:value-type="float"/>
          <table:table-cell table:formula="of:=MAX([.$G24])" office:value-type="float"/>
          <table:table-cell table:formula="of:=MAX([.$H24])" office:value-type="float"/>
          <table:table-cell table:formula="of:=MAX([.$I24])" office:value-type="float"/>
          <table:table-cell table:formula="of:=MAX([.$J24])" office:value-type="float"/>
          <table:table-cell table:formula="of:=MAX([.$K24])" office:value-type="float"/>
          <table:table-cell table:formula="of:=MAX([.$L24])" office:value-type="float"/>
          <table:table-cell table:formula="of:=MAX([.$M24])" office:value-type="float"/>
          <table:table-cell table:formula="of:=MAX([.$N24])" office:value-type="float"/>
          <table:table-cell table:formula="of:=MAX([.$O24])" office:value-type="float"/>
          <table:table-cell table:formula="of:=MAX([.$P24])" office:value-type="float"/>
          <table:table-cell table:formula="of:=MAX([.$Q24])" office:value-type="float"/>
          <table:table-cell table:formula="of:=MAX([.$R24])" office:value-type="float"/>
          <table:table-cell table:formula="of:=MAX([.$S24])" office:value-type="float"/>
          <table:table-cell table:formula="of:=MAX([.$T24])" office:value-type="float"/>
          <table:table-cell table:formula="of:=MAX([.$U2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0.293165"/>
          <table:table-cell office:value-type="float" office:value="0.248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11.0"/>
          <table:table-cell office:value-type="float" office:value="32711.0"/>
          <table:table-cell office:value-type="float" office:value="127392.0"/>
          <table:table-cell office:value-type="float" office:value="568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3111.0"/>
          <table:table-cell office:value-type="float" office:value="62213.0"/>
          <table:table-cell office:value-type="float" office:value="50015.0"/>
          <table:table-cell office:value-type="float" office:value="42576.0"/>
          <table:table-cell office:value-type="float" office:value="6474.0"/>
          <table:table-cell office:value-type="float" office:value="140.0"/>
          <table:table-cell table:formula="of:=MIN([.$B25])" office:value-type="float"/>
          <table:table-cell table:formula="of:=MIN([.$C25])" office:value-type="float"/>
          <table:table-cell table:formula="of:=MIN([.$D25])" office:value-type="float"/>
          <table:table-cell table:formula="of:=MIN([.$E25])" office:value-type="float"/>
          <table:table-cell table:formula="of:=MIN([.$F25])" office:value-type="float"/>
          <table:table-cell table:formula="of:=MIN([.$G25])" office:value-type="float"/>
          <table:table-cell table:formula="of:=MIN([.$H25])" office:value-type="float"/>
          <table:table-cell table:formula="of:=MIN([.$I25])" office:value-type="float"/>
          <table:table-cell table:formula="of:=MIN([.$J25])" office:value-type="float"/>
          <table:table-cell table:formula="of:=MIN([.$K25])" office:value-type="float"/>
          <table:table-cell table:formula="of:=MIN([.$L25])" office:value-type="float"/>
          <table:table-cell table:formula="of:=MIN([.$M25])" office:value-type="float"/>
          <table:table-cell table:formula="of:=MIN([.$N25])" office:value-type="float"/>
          <table:table-cell table:formula="of:=MIN([.$O25])" office:value-type="float"/>
          <table:table-cell table:formula="of:=MIN([.$P25])" office:value-type="float"/>
          <table:table-cell table:formula="of:=MIN([.$Q25])" office:value-type="float"/>
          <table:table-cell table:formula="of:=MIN([.$R25])" office:value-type="float"/>
          <table:table-cell table:formula="of:=MIN([.$S25])" office:value-type="float"/>
          <table:table-cell table:formula="of:=MIN([.$T25])" office:value-type="float"/>
          <table:table-cell table:formula="of:=MIN([.$U25])" office:value-type="float"/>
          <table:table-cell table:formula="of:=MEDIAN([.$B25])" office:value-type="float"/>
          <table:table-cell table:formula="of:=MEDIAN([.$C25])" office:value-type="float"/>
          <table:table-cell table:formula="of:=MEDIAN([.$D25])" office:value-type="float"/>
          <table:table-cell table:formula="of:=MEDIAN([.$E25])" office:value-type="float"/>
          <table:table-cell table:formula="of:=MEDIAN([.$F25])" office:value-type="float"/>
          <table:table-cell table:formula="of:=MEDIAN([.$G25])" office:value-type="float"/>
          <table:table-cell table:formula="of:=MEDIAN([.$H25])" office:value-type="float"/>
          <table:table-cell table:formula="of:=MEDIAN([.$I25])" office:value-type="float"/>
          <table:table-cell table:formula="of:=MEDIAN([.$J25])" office:value-type="float"/>
          <table:table-cell table:formula="of:=MEDIAN([.$K25])" office:value-type="float"/>
          <table:table-cell table:formula="of:=MEDIAN([.$L25])" office:value-type="float"/>
          <table:table-cell table:formula="of:=MEDIAN([.$M25])" office:value-type="float"/>
          <table:table-cell table:formula="of:=MEDIAN([.$N25])" office:value-type="float"/>
          <table:table-cell table:formula="of:=MEDIAN([.$O25])" office:value-type="float"/>
          <table:table-cell table:formula="of:=MEDIAN([.$P25])" office:value-type="float"/>
          <table:table-cell table:formula="of:=MEDIAN([.$Q25])" office:value-type="float"/>
          <table:table-cell table:formula="of:=MEDIAN([.$R25])" office:value-type="float"/>
          <table:table-cell table:formula="of:=MEDIAN([.$S25])" office:value-type="float"/>
          <table:table-cell table:formula="of:=MEDIAN([.$T25])" office:value-type="float"/>
          <table:table-cell table:formula="of:=MEDIAN([.$U25])" office:value-type="float"/>
          <table:table-cell table:formula="of:=MAX([.$B25])" office:value-type="float"/>
          <table:table-cell table:formula="of:=MAX([.$C25])" office:value-type="float"/>
          <table:table-cell table:formula="of:=MAX([.$D25])" office:value-type="float"/>
          <table:table-cell table:formula="of:=MAX([.$E25])" office:value-type="float"/>
          <table:table-cell table:formula="of:=MAX([.$F25])" office:value-type="float"/>
          <table:table-cell table:formula="of:=MAX([.$G25])" office:value-type="float"/>
          <table:table-cell table:formula="of:=MAX([.$H25])" office:value-type="float"/>
          <table:table-cell table:formula="of:=MAX([.$I25])" office:value-type="float"/>
          <table:table-cell table:formula="of:=MAX([.$J25])" office:value-type="float"/>
          <table:table-cell table:formula="of:=MAX([.$K25])" office:value-type="float"/>
          <table:table-cell table:formula="of:=MAX([.$L25])" office:value-type="float"/>
          <table:table-cell table:formula="of:=MAX([.$M25])" office:value-type="float"/>
          <table:table-cell table:formula="of:=MAX([.$N25])" office:value-type="float"/>
          <table:table-cell table:formula="of:=MAX([.$O25])" office:value-type="float"/>
          <table:table-cell table:formula="of:=MAX([.$P25])" office:value-type="float"/>
          <table:table-cell table:formula="of:=MAX([.$Q25])" office:value-type="float"/>
          <table:table-cell table:formula="of:=MAX([.$R25])" office:value-type="float"/>
          <table:table-cell table:formula="of:=MAX([.$S25])" office:value-type="float"/>
          <table:table-cell table:formula="of:=MAX([.$T25])" office:value-type="float"/>
          <table:table-cell table:formula="of:=MAX([.$U2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0.296709"/>
          <table:table-cell office:value-type="float" office:value="0.235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524.0"/>
          <table:table-cell office:value-type="float" office:value="32711.0"/>
          <table:table-cell office:value-type="float" office:value="127392.0"/>
          <table:table-cell office:value-type="float" office:value="568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3111.0"/>
          <table:table-cell office:value-type="float" office:value="62213.0"/>
          <table:table-cell office:value-type="float" office:value="50015.0"/>
          <table:table-cell office:value-type="float" office:value="42576.0"/>
          <table:table-cell office:value-type="float" office:value="6474.0"/>
          <table:table-cell office:value-type="float" office:value="140.0"/>
          <table:table-cell table:formula="of:=MIN([.$B26])" office:value-type="float"/>
          <table:table-cell table:formula="of:=MIN([.$C26])" office:value-type="float"/>
          <table:table-cell table:formula="of:=MIN([.$D26])" office:value-type="float"/>
          <table:table-cell table:formula="of:=MIN([.$E26])" office:value-type="float"/>
          <table:table-cell table:formula="of:=MIN([.$F26])" office:value-type="float"/>
          <table:table-cell table:formula="of:=MIN([.$G26])" office:value-type="float"/>
          <table:table-cell table:formula="of:=MIN([.$H26])" office:value-type="float"/>
          <table:table-cell table:formula="of:=MIN([.$I26])" office:value-type="float"/>
          <table:table-cell table:formula="of:=MIN([.$J26])" office:value-type="float"/>
          <table:table-cell table:formula="of:=MIN([.$K26])" office:value-type="float"/>
          <table:table-cell table:formula="of:=MIN([.$L26])" office:value-type="float"/>
          <table:table-cell table:formula="of:=MIN([.$M26])" office:value-type="float"/>
          <table:table-cell table:formula="of:=MIN([.$N26])" office:value-type="float"/>
          <table:table-cell table:formula="of:=MIN([.$O26])" office:value-type="float"/>
          <table:table-cell table:formula="of:=MIN([.$P26])" office:value-type="float"/>
          <table:table-cell table:formula="of:=MIN([.$Q26])" office:value-type="float"/>
          <table:table-cell table:formula="of:=MIN([.$R26])" office:value-type="float"/>
          <table:table-cell table:formula="of:=MIN([.$S26])" office:value-type="float"/>
          <table:table-cell table:formula="of:=MIN([.$T26])" office:value-type="float"/>
          <table:table-cell table:formula="of:=MIN([.$U26])" office:value-type="float"/>
          <table:table-cell table:formula="of:=MEDIAN([.$B26])" office:value-type="float"/>
          <table:table-cell table:formula="of:=MEDIAN([.$C26])" office:value-type="float"/>
          <table:table-cell table:formula="of:=MEDIAN([.$D26])" office:value-type="float"/>
          <table:table-cell table:formula="of:=MEDIAN([.$E26])" office:value-type="float"/>
          <table:table-cell table:formula="of:=MEDIAN([.$F26])" office:value-type="float"/>
          <table:table-cell table:formula="of:=MEDIAN([.$G26])" office:value-type="float"/>
          <table:table-cell table:formula="of:=MEDIAN([.$H26])" office:value-type="float"/>
          <table:table-cell table:formula="of:=MEDIAN([.$I26])" office:value-type="float"/>
          <table:table-cell table:formula="of:=MEDIAN([.$J26])" office:value-type="float"/>
          <table:table-cell table:formula="of:=MEDIAN([.$K26])" office:value-type="float"/>
          <table:table-cell table:formula="of:=MEDIAN([.$L26])" office:value-type="float"/>
          <table:table-cell table:formula="of:=MEDIAN([.$M26])" office:value-type="float"/>
          <table:table-cell table:formula="of:=MEDIAN([.$N26])" office:value-type="float"/>
          <table:table-cell table:formula="of:=MEDIAN([.$O26])" office:value-type="float"/>
          <table:table-cell table:formula="of:=MEDIAN([.$P26])" office:value-type="float"/>
          <table:table-cell table:formula="of:=MEDIAN([.$Q26])" office:value-type="float"/>
          <table:table-cell table:formula="of:=MEDIAN([.$R26])" office:value-type="float"/>
          <table:table-cell table:formula="of:=MEDIAN([.$S26])" office:value-type="float"/>
          <table:table-cell table:formula="of:=MEDIAN([.$T26])" office:value-type="float"/>
          <table:table-cell table:formula="of:=MEDIAN([.$U26])" office:value-type="float"/>
          <table:table-cell table:formula="of:=MAX([.$B26])" office:value-type="float"/>
          <table:table-cell table:formula="of:=MAX([.$C26])" office:value-type="float"/>
          <table:table-cell table:formula="of:=MAX([.$D26])" office:value-type="float"/>
          <table:table-cell table:formula="of:=MAX([.$E26])" office:value-type="float"/>
          <table:table-cell table:formula="of:=MAX([.$F26])" office:value-type="float"/>
          <table:table-cell table:formula="of:=MAX([.$G26])" office:value-type="float"/>
          <table:table-cell table:formula="of:=MAX([.$H26])" office:value-type="float"/>
          <table:table-cell table:formula="of:=MAX([.$I26])" office:value-type="float"/>
          <table:table-cell table:formula="of:=MAX([.$J26])" office:value-type="float"/>
          <table:table-cell table:formula="of:=MAX([.$K26])" office:value-type="float"/>
          <table:table-cell table:formula="of:=MAX([.$L26])" office:value-type="float"/>
          <table:table-cell table:formula="of:=MAX([.$M26])" office:value-type="float"/>
          <table:table-cell table:formula="of:=MAX([.$N26])" office:value-type="float"/>
          <table:table-cell table:formula="of:=MAX([.$O26])" office:value-type="float"/>
          <table:table-cell table:formula="of:=MAX([.$P26])" office:value-type="float"/>
          <table:table-cell table:formula="of:=MAX([.$Q26])" office:value-type="float"/>
          <table:table-cell table:formula="of:=MAX([.$R26])" office:value-type="float"/>
          <table:table-cell table:formula="of:=MAX([.$S26])" office:value-type="float"/>
          <table:table-cell table:formula="of:=MAX([.$T26])" office:value-type="float"/>
          <table:table-cell table:formula="of:=MAX([.$U2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0.276794"/>
          <table:table-cell office:value-type="float" office:value="0.231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529.0"/>
          <table:table-cell office:value-type="float" office:value="32711.0"/>
          <table:table-cell office:value-type="float" office:value="127392.0"/>
          <table:table-cell office:value-type="float" office:value="510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3111.0"/>
          <table:table-cell office:value-type="float" office:value="62213.0"/>
          <table:table-cell office:value-type="float" office:value="50015.0"/>
          <table:table-cell office:value-type="float" office:value="42576.0"/>
          <table:table-cell office:value-type="float" office:value="6474.0"/>
          <table:table-cell office:value-type="float" office:value="140.0"/>
          <table:table-cell table:formula="of:=MIN([.$B27])" office:value-type="float"/>
          <table:table-cell table:formula="of:=MIN([.$C27])" office:value-type="float"/>
          <table:table-cell table:formula="of:=MIN([.$D27])" office:value-type="float"/>
          <table:table-cell table:formula="of:=MIN([.$E27])" office:value-type="float"/>
          <table:table-cell table:formula="of:=MIN([.$F27])" office:value-type="float"/>
          <table:table-cell table:formula="of:=MIN([.$G27])" office:value-type="float"/>
          <table:table-cell table:formula="of:=MIN([.$H27])" office:value-type="float"/>
          <table:table-cell table:formula="of:=MIN([.$I27])" office:value-type="float"/>
          <table:table-cell table:formula="of:=MIN([.$J27])" office:value-type="float"/>
          <table:table-cell table:formula="of:=MIN([.$K27])" office:value-type="float"/>
          <table:table-cell table:formula="of:=MIN([.$L27])" office:value-type="float"/>
          <table:table-cell table:formula="of:=MIN([.$M27])" office:value-type="float"/>
          <table:table-cell table:formula="of:=MIN([.$N27])" office:value-type="float"/>
          <table:table-cell table:formula="of:=MIN([.$O27])" office:value-type="float"/>
          <table:table-cell table:formula="of:=MIN([.$P27])" office:value-type="float"/>
          <table:table-cell table:formula="of:=MIN([.$Q27])" office:value-type="float"/>
          <table:table-cell table:formula="of:=MIN([.$R27])" office:value-type="float"/>
          <table:table-cell table:formula="of:=MIN([.$S27])" office:value-type="float"/>
          <table:table-cell table:formula="of:=MIN([.$T27])" office:value-type="float"/>
          <table:table-cell table:formula="of:=MIN([.$U27])" office:value-type="float"/>
          <table:table-cell table:formula="of:=MEDIAN([.$B27])" office:value-type="float"/>
          <table:table-cell table:formula="of:=MEDIAN([.$C27])" office:value-type="float"/>
          <table:table-cell table:formula="of:=MEDIAN([.$D27])" office:value-type="float"/>
          <table:table-cell table:formula="of:=MEDIAN([.$E27])" office:value-type="float"/>
          <table:table-cell table:formula="of:=MEDIAN([.$F27])" office:value-type="float"/>
          <table:table-cell table:formula="of:=MEDIAN([.$G27])" office:value-type="float"/>
          <table:table-cell table:formula="of:=MEDIAN([.$H27])" office:value-type="float"/>
          <table:table-cell table:formula="of:=MEDIAN([.$I27])" office:value-type="float"/>
          <table:table-cell table:formula="of:=MEDIAN([.$J27])" office:value-type="float"/>
          <table:table-cell table:formula="of:=MEDIAN([.$K27])" office:value-type="float"/>
          <table:table-cell table:formula="of:=MEDIAN([.$L27])" office:value-type="float"/>
          <table:table-cell table:formula="of:=MEDIAN([.$M27])" office:value-type="float"/>
          <table:table-cell table:formula="of:=MEDIAN([.$N27])" office:value-type="float"/>
          <table:table-cell table:formula="of:=MEDIAN([.$O27])" office:value-type="float"/>
          <table:table-cell table:formula="of:=MEDIAN([.$P27])" office:value-type="float"/>
          <table:table-cell table:formula="of:=MEDIAN([.$Q27])" office:value-type="float"/>
          <table:table-cell table:formula="of:=MEDIAN([.$R27])" office:value-type="float"/>
          <table:table-cell table:formula="of:=MEDIAN([.$S27])" office:value-type="float"/>
          <table:table-cell table:formula="of:=MEDIAN([.$T27])" office:value-type="float"/>
          <table:table-cell table:formula="of:=MEDIAN([.$U27])" office:value-type="float"/>
          <table:table-cell table:formula="of:=MAX([.$B27])" office:value-type="float"/>
          <table:table-cell table:formula="of:=MAX([.$C27])" office:value-type="float"/>
          <table:table-cell table:formula="of:=MAX([.$D27])" office:value-type="float"/>
          <table:table-cell table:formula="of:=MAX([.$E27])" office:value-type="float"/>
          <table:table-cell table:formula="of:=MAX([.$F27])" office:value-type="float"/>
          <table:table-cell table:formula="of:=MAX([.$G27])" office:value-type="float"/>
          <table:table-cell table:formula="of:=MAX([.$H27])" office:value-type="float"/>
          <table:table-cell table:formula="of:=MAX([.$I27])" office:value-type="float"/>
          <table:table-cell table:formula="of:=MAX([.$J27])" office:value-type="float"/>
          <table:table-cell table:formula="of:=MAX([.$K27])" office:value-type="float"/>
          <table:table-cell table:formula="of:=MAX([.$L27])" office:value-type="float"/>
          <table:table-cell table:formula="of:=MAX([.$M27])" office:value-type="float"/>
          <table:table-cell table:formula="of:=MAX([.$N27])" office:value-type="float"/>
          <table:table-cell table:formula="of:=MAX([.$O27])" office:value-type="float"/>
          <table:table-cell table:formula="of:=MAX([.$P27])" office:value-type="float"/>
          <table:table-cell table:formula="of:=MAX([.$Q27])" office:value-type="float"/>
          <table:table-cell table:formula="of:=MAX([.$R27])" office:value-type="float"/>
          <table:table-cell table:formula="of:=MAX([.$S27])" office:value-type="float"/>
          <table:table-cell table:formula="of:=MAX([.$T27])" office:value-type="float"/>
          <table:table-cell table:formula="of:=MAX([.$U2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7])" office:value-type="float"/>
          <table:table-cell table:formula="of:=SUM([.C3:.C27])" office:value-type="float"/>
          <table:table-cell table:formula="of:=SUM([.D3:.D27])" office:value-type="float"/>
          <table:table-cell table:formula="of:=SUM([.E3:.E27])" office:value-type="float"/>
          <table:table-cell table:formula="of:=SUM([.F3:.F27])" office:value-type="float"/>
          <table:table-cell table:formula="of:=SUM([.G3:.G27])" office:value-type="float"/>
          <table:table-cell table:formula="of:=SUM([.H3:.H27])" office:value-type="float"/>
          <table:table-cell table:formula="of:=SUM([.I3:.I27])" office:value-type="float"/>
          <table:table-cell table:formula="of:=SUM([.J3:.J27])" office:value-type="float"/>
          <table:table-cell table:formula="of:=SUM([.K3:.K27])" office:value-type="float"/>
          <table:table-cell table:formula="of:=SUM([.L3:.L27])" office:value-type="float"/>
          <table:table-cell table:formula="of:=SUM([.M3:.M27])" office:value-type="float"/>
          <table:table-cell table:formula="of:=SUM([.N3:.N27])" office:value-type="float"/>
          <table:table-cell table:formula="of:=SUM([.O3:.O27])" office:value-type="float"/>
          <table:table-cell table:formula="of:=SUM([.P3:.P27])" office:value-type="float"/>
          <table:table-cell table:formula="of:=SUM([.Q3:.Q27])" office:value-type="float"/>
          <table:table-cell table:formula="of:=SUM([.R3:.R27])" office:value-type="float"/>
          <table:table-cell table:formula="of:=SUM([.S3:.S27])" office:value-type="float"/>
          <table:table-cell table:formula="of:=SUM([.T3:.T27])" office:value-type="float"/>
          <table:table-cell table:formula="of:=SUM([.U3:.U27])" office:value-type="float"/>
          <table:table-cell table:formula="of:=SUM([.V3:.V27])" office:value-type="float"/>
          <table:table-cell table:formula="of:=SUM([.W3:.W27])" office:value-type="float"/>
          <table:table-cell table:formula="of:=SUM([.X3:.X27])" office:value-type="float"/>
          <table:table-cell table:formula="of:=SUM([.Y3:.Y27])" office:value-type="float"/>
          <table:table-cell table:formula="of:=SUM([.Z3:.Z27])" office:value-type="float"/>
          <table:table-cell table:formula="of:=SUM([.AA3:.AA27])" office:value-type="float"/>
          <table:table-cell table:formula="of:=SUM([.AB3:.AB27])" office:value-type="float"/>
          <table:table-cell table:formula="of:=SUM([.AC3:.AC27])" office:value-type="float"/>
          <table:table-cell table:formula="of:=SUM([.AD3:.AD27])" office:value-type="float"/>
          <table:table-cell table:formula="of:=SUM([.AE3:.AE27])" office:value-type="float"/>
          <table:table-cell table:formula="of:=SUM([.AF3:.AF27])" office:value-type="float"/>
          <table:table-cell table:formula="of:=SUM([.AG3:.AG27])" office:value-type="float"/>
          <table:table-cell table:formula="of:=SUM([.AH3:.AH27])" office:value-type="float"/>
          <table:table-cell table:formula="of:=SUM([.AI3:.AI27])" office:value-type="float"/>
          <table:table-cell table:formula="of:=SUM([.AJ3:.AJ27])" office:value-type="float"/>
          <table:table-cell table:formula="of:=SUM([.AK3:.AK27])" office:value-type="float"/>
          <table:table-cell table:formula="of:=SUM([.AL3:.AL27])" office:value-type="float"/>
          <table:table-cell table:formula="of:=SUM([.AM3:.AM27])" office:value-type="float"/>
          <table:table-cell table:formula="of:=SUM([.AN3:.AN27])" office:value-type="float"/>
          <table:table-cell table:formula="of:=SUM([.AO3:.AO27])" office:value-type="float"/>
          <table:table-cell table:formula="of:=SUM([.AP3:.AP27])" office:value-type="float"/>
          <table:table-cell table:formula="of:=SUM([.AQ3:.AQ27])" office:value-type="float"/>
          <table:table-cell table:formula="of:=SUM([.AR3:.AR27])" office:value-type="float"/>
          <table:table-cell table:formula="of:=SUM([.AS3:.AS27])" office:value-type="float"/>
          <table:table-cell table:formula="of:=SUM([.AT3:.AT27])" office:value-type="float"/>
          <table:table-cell table:formula="of:=SUM([.AU3:.AU27])" office:value-type="float"/>
          <table:table-cell table:formula="of:=SUM([.AV3:.AV27])" office:value-type="float"/>
          <table:table-cell table:formula="of:=SUM([.AW3:.AW27])" office:value-type="float"/>
          <table:table-cell table:formula="of:=SUM([.AX3:.AX27])" office:value-type="float"/>
          <table:table-cell table:formula="of:=SUM([.AY3:.AY27])" office:value-type="float"/>
          <table:table-cell table:formula="of:=SUM([.AZ3:.AZ27])" office:value-type="float"/>
          <table:table-cell table:formula="of:=SUM([.BA3:.BA27])" office:value-type="float"/>
          <table:table-cell table:formula="of:=SUM([.BB3:.BB27])" office:value-type="float"/>
          <table:table-cell table:formula="of:=SUM([.BC3:.BC27])" office:value-type="float"/>
          <table:table-cell table:formula="of:=SUM([.BD3:.BD27])" office:value-type="float"/>
          <table:table-cell table:formula="of:=SUM([.BE3:.BE27])" office:value-type="float"/>
          <table:table-cell table:formula="of:=SUM([.BF3:.BF27])" office:value-type="float"/>
          <table:table-cell table:formula="of:=SUM([.BG3:.BG27])" office:value-type="float"/>
          <table:table-cell table:formula="of:=SUM([.BH3:.BH27])" office:value-type="float"/>
          <table:table-cell table:formula="of:=SUM([.BI3:.BI27])" office:value-type="float"/>
          <table:table-cell table:formula="of:=SUM([.BJ3:.BJ27])" office:value-type="float"/>
          <table:table-cell table:formula="of:=SUM([.BK3:.BK27])" office:value-type="float"/>
          <table:table-cell table:formula="of:=SUM([.BL3:.BL27])" office:value-type="float"/>
          <table:table-cell table:formula="of:=SUM([.BM3:.BM27])" office:value-type="float"/>
          <table:table-cell table:formula="of:=SUM([.BN3:.BN27])" office:value-type="float"/>
          <table:table-cell table:formula="of:=SUM([.BO3:.BO27])" office:value-type="float"/>
          <table:table-cell table:formula="of:=SUM([.BP3:.BP27])" office:value-type="float"/>
          <table:table-cell table:formula="of:=SUM([.BQ3:.BQ27])" office:value-type="float"/>
          <table:table-cell table:formula="of:=SUM([.BR3:.BR27])" office:value-type="float"/>
          <table:table-cell table:formula="of:=SUM([.BS3:.BS27])" office:value-type="float"/>
          <table:table-cell table:formula="of:=SUM([.BT3:.BT27])" office:value-type="float"/>
          <table:table-cell table:formula="of:=SUM([.BU3:.BU27])" office:value-type="float"/>
          <table:table-cell table:formula="of:=SUM([.BV3:.BV27])" office:value-type="float"/>
          <table:table-cell table:formula="of:=SUM([.BW3:.BW27])" office:value-type="float"/>
          <table:table-cell table:formula="of:=SUM([.BX3:.BX27])" office:value-type="float"/>
          <table:table-cell table:formula="of:=SUM([.BY3:.BY27])" office:value-type="float"/>
          <table:table-cell table:formula="of:=SUM([.BZ3:.BZ27])" office:value-type="float"/>
          <table:table-cell table:formula="of:=SUM([.CA3:.CA27])" office:value-type="float"/>
          <table:table-cell table:formula="of:=SUM([.CB3:.CB27])" office:value-type="float"/>
          <table:table-cell table:formula="of:=SUM([.CC3:.CC2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7])" office:value-type="float"/>
          <table:table-cell table:formula="of:=AVERAGE([.C3:.C27])" office:value-type="float"/>
          <table:table-cell table:formula="of:=AVERAGE([.D3:.D27])" office:value-type="float"/>
          <table:table-cell table:formula="of:=AVERAGE([.E3:.E27])" office:value-type="float"/>
          <table:table-cell table:formula="of:=AVERAGE([.F3:.F27])" office:value-type="float"/>
          <table:table-cell table:formula="of:=AVERAGE([.G3:.G27])" office:value-type="float"/>
          <table:table-cell table:formula="of:=AVERAGE([.H3:.H27])" office:value-type="float"/>
          <table:table-cell table:formula="of:=AVERAGE([.I3:.I27])" office:value-type="float"/>
          <table:table-cell table:formula="of:=AVERAGE([.J3:.J27])" office:value-type="float"/>
          <table:table-cell table:formula="of:=AVERAGE([.K3:.K27])" office:value-type="float"/>
          <table:table-cell table:formula="of:=AVERAGE([.L3:.L27])" office:value-type="float"/>
          <table:table-cell table:formula="of:=AVERAGE([.M3:.M27])" office:value-type="float"/>
          <table:table-cell table:formula="of:=AVERAGE([.N3:.N27])" office:value-type="float"/>
          <table:table-cell table:formula="of:=AVERAGE([.O3:.O27])" office:value-type="float"/>
          <table:table-cell table:formula="of:=AVERAGE([.P3:.P27])" office:value-type="float"/>
          <table:table-cell table:formula="of:=AVERAGE([.Q3:.Q27])" office:value-type="float"/>
          <table:table-cell table:formula="of:=AVERAGE([.R3:.R27])" office:value-type="float"/>
          <table:table-cell table:formula="of:=AVERAGE([.S3:.S27])" office:value-type="float"/>
          <table:table-cell table:formula="of:=AVERAGE([.T3:.T27])" office:value-type="float"/>
          <table:table-cell table:formula="of:=AVERAGE([.U3:.U27])" office:value-type="float"/>
          <table:table-cell table:formula="of:=AVERAGE([.V3:.V27])" office:value-type="float"/>
          <table:table-cell table:formula="of:=AVERAGE([.W3:.W27])" office:value-type="float"/>
          <table:table-cell table:formula="of:=AVERAGE([.X3:.X27])" office:value-type="float"/>
          <table:table-cell table:formula="of:=AVERAGE([.Y3:.Y27])" office:value-type="float"/>
          <table:table-cell table:formula="of:=AVERAGE([.Z3:.Z27])" office:value-type="float"/>
          <table:table-cell table:formula="of:=AVERAGE([.AA3:.AA27])" office:value-type="float"/>
          <table:table-cell table:formula="of:=AVERAGE([.AB3:.AB27])" office:value-type="float"/>
          <table:table-cell table:formula="of:=AVERAGE([.AC3:.AC27])" office:value-type="float"/>
          <table:table-cell table:formula="of:=AVERAGE([.AD3:.AD27])" office:value-type="float"/>
          <table:table-cell table:formula="of:=AVERAGE([.AE3:.AE27])" office:value-type="float"/>
          <table:table-cell table:formula="of:=AVERAGE([.AF3:.AF27])" office:value-type="float"/>
          <table:table-cell table:formula="of:=AVERAGE([.AG3:.AG27])" office:value-type="float"/>
          <table:table-cell table:formula="of:=AVERAGE([.AH3:.AH27])" office:value-type="float"/>
          <table:table-cell table:formula="of:=AVERAGE([.AI3:.AI27])" office:value-type="float"/>
          <table:table-cell table:formula="of:=AVERAGE([.AJ3:.AJ27])" office:value-type="float"/>
          <table:table-cell table:formula="of:=AVERAGE([.AK3:.AK27])" office:value-type="float"/>
          <table:table-cell table:formula="of:=AVERAGE([.AL3:.AL27])" office:value-type="float"/>
          <table:table-cell table:formula="of:=AVERAGE([.AM3:.AM27])" office:value-type="float"/>
          <table:table-cell table:formula="of:=AVERAGE([.AN3:.AN27])" office:value-type="float"/>
          <table:table-cell table:formula="of:=AVERAGE([.AO3:.AO27])" office:value-type="float"/>
          <table:table-cell table:formula="of:=AVERAGE([.AP3:.AP27])" office:value-type="float"/>
          <table:table-cell table:formula="of:=AVERAGE([.AQ3:.AQ27])" office:value-type="float"/>
          <table:table-cell table:formula="of:=AVERAGE([.AR3:.AR27])" office:value-type="float"/>
          <table:table-cell table:formula="of:=AVERAGE([.AS3:.AS27])" office:value-type="float"/>
          <table:table-cell table:formula="of:=AVERAGE([.AT3:.AT27])" office:value-type="float"/>
          <table:table-cell table:formula="of:=AVERAGE([.AU3:.AU27])" office:value-type="float"/>
          <table:table-cell table:formula="of:=AVERAGE([.AV3:.AV27])" office:value-type="float"/>
          <table:table-cell table:formula="of:=AVERAGE([.AW3:.AW27])" office:value-type="float"/>
          <table:table-cell table:formula="of:=AVERAGE([.AX3:.AX27])" office:value-type="float"/>
          <table:table-cell table:formula="of:=AVERAGE([.AY3:.AY27])" office:value-type="float"/>
          <table:table-cell table:formula="of:=AVERAGE([.AZ3:.AZ27])" office:value-type="float"/>
          <table:table-cell table:formula="of:=AVERAGE([.BA3:.BA27])" office:value-type="float"/>
          <table:table-cell table:formula="of:=AVERAGE([.BB3:.BB27])" office:value-type="float"/>
          <table:table-cell table:formula="of:=AVERAGE([.BC3:.BC27])" office:value-type="float"/>
          <table:table-cell table:formula="of:=AVERAGE([.BD3:.BD27])" office:value-type="float"/>
          <table:table-cell table:formula="of:=AVERAGE([.BE3:.BE27])" office:value-type="float"/>
          <table:table-cell table:formula="of:=AVERAGE([.BF3:.BF27])" office:value-type="float"/>
          <table:table-cell table:formula="of:=AVERAGE([.BG3:.BG27])" office:value-type="float"/>
          <table:table-cell table:formula="of:=AVERAGE([.BH3:.BH27])" office:value-type="float"/>
          <table:table-cell table:formula="of:=AVERAGE([.BI3:.BI27])" office:value-type="float"/>
          <table:table-cell table:formula="of:=AVERAGE([.BJ3:.BJ27])" office:value-type="float"/>
          <table:table-cell table:formula="of:=AVERAGE([.BK3:.BK27])" office:value-type="float"/>
          <table:table-cell table:formula="of:=AVERAGE([.BL3:.BL27])" office:value-type="float"/>
          <table:table-cell table:formula="of:=AVERAGE([.BM3:.BM27])" office:value-type="float"/>
          <table:table-cell table:formula="of:=AVERAGE([.BN3:.BN27])" office:value-type="float"/>
          <table:table-cell table:formula="of:=AVERAGE([.BO3:.BO27])" office:value-type="float"/>
          <table:table-cell table:formula="of:=AVERAGE([.BP3:.BP27])" office:value-type="float"/>
          <table:table-cell table:formula="of:=AVERAGE([.BQ3:.BQ27])" office:value-type="float"/>
          <table:table-cell table:formula="of:=AVERAGE([.BR3:.BR27])" office:value-type="float"/>
          <table:table-cell table:formula="of:=AVERAGE([.BS3:.BS27])" office:value-type="float"/>
          <table:table-cell table:formula="of:=AVERAGE([.BT3:.BT27])" office:value-type="float"/>
          <table:table-cell table:formula="of:=AVERAGE([.BU3:.BU27])" office:value-type="float"/>
          <table:table-cell table:formula="of:=AVERAGE([.BV3:.BV27])" office:value-type="float"/>
          <table:table-cell table:formula="of:=AVERAGE([.BW3:.BW27])" office:value-type="float"/>
          <table:table-cell table:formula="of:=AVERAGE([.BX3:.BX27])" office:value-type="float"/>
          <table:table-cell table:formula="of:=AVERAGE([.BY3:.BY27])" office:value-type="float"/>
          <table:table-cell table:formula="of:=AVERAGE([.BZ3:.BZ27])" office:value-type="float"/>
          <table:table-cell table:formula="of:=AVERAGE([.CA3:.CA27])" office:value-type="float"/>
          <table:table-cell table:formula="of:=AVERAGE([.CB3:.CB27])" office:value-type="float"/>
          <table:table-cell table:formula="of:=AVERAGE([.CC3:.CC2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7])" office:value-type="float"/>
          <table:table-cell table:formula="of:=STDEV([.C3:.C27])" office:value-type="float"/>
          <table:table-cell table:formula="of:=STDEV([.D3:.D27])" office:value-type="float"/>
          <table:table-cell table:formula="of:=STDEV([.E3:.E27])" office:value-type="float"/>
          <table:table-cell table:formula="of:=STDEV([.F3:.F27])" office:value-type="float"/>
          <table:table-cell table:formula="of:=STDEV([.G3:.G27])" office:value-type="float"/>
          <table:table-cell table:formula="of:=STDEV([.H3:.H27])" office:value-type="float"/>
          <table:table-cell table:formula="of:=STDEV([.I3:.I27])" office:value-type="float"/>
          <table:table-cell table:formula="of:=STDEV([.J3:.J27])" office:value-type="float"/>
          <table:table-cell table:formula="of:=STDEV([.K3:.K27])" office:value-type="float"/>
          <table:table-cell table:formula="of:=STDEV([.L3:.L27])" office:value-type="float"/>
          <table:table-cell table:formula="of:=STDEV([.M3:.M27])" office:value-type="float"/>
          <table:table-cell table:formula="of:=STDEV([.N3:.N27])" office:value-type="float"/>
          <table:table-cell table:formula="of:=STDEV([.O3:.O27])" office:value-type="float"/>
          <table:table-cell table:formula="of:=STDEV([.P3:.P27])" office:value-type="float"/>
          <table:table-cell table:formula="of:=STDEV([.Q3:.Q27])" office:value-type="float"/>
          <table:table-cell table:formula="of:=STDEV([.R3:.R27])" office:value-type="float"/>
          <table:table-cell table:formula="of:=STDEV([.S3:.S27])" office:value-type="float"/>
          <table:table-cell table:formula="of:=STDEV([.T3:.T27])" office:value-type="float"/>
          <table:table-cell table:formula="of:=STDEV([.U3:.U27])" office:value-type="float"/>
          <table:table-cell table:formula="of:=STDEV([.V3:.V27])" office:value-type="float"/>
          <table:table-cell table:formula="of:=STDEV([.W3:.W27])" office:value-type="float"/>
          <table:table-cell table:formula="of:=STDEV([.X3:.X27])" office:value-type="float"/>
          <table:table-cell table:formula="of:=STDEV([.Y3:.Y27])" office:value-type="float"/>
          <table:table-cell table:formula="of:=STDEV([.Z3:.Z27])" office:value-type="float"/>
          <table:table-cell table:formula="of:=STDEV([.AA3:.AA27])" office:value-type="float"/>
          <table:table-cell table:formula="of:=STDEV([.AB3:.AB27])" office:value-type="float"/>
          <table:table-cell table:formula="of:=STDEV([.AC3:.AC27])" office:value-type="float"/>
          <table:table-cell table:formula="of:=STDEV([.AD3:.AD27])" office:value-type="float"/>
          <table:table-cell table:formula="of:=STDEV([.AE3:.AE27])" office:value-type="float"/>
          <table:table-cell table:formula="of:=STDEV([.AF3:.AF27])" office:value-type="float"/>
          <table:table-cell table:formula="of:=STDEV([.AG3:.AG27])" office:value-type="float"/>
          <table:table-cell table:formula="of:=STDEV([.AH3:.AH27])" office:value-type="float"/>
          <table:table-cell table:formula="of:=STDEV([.AI3:.AI27])" office:value-type="float"/>
          <table:table-cell table:formula="of:=STDEV([.AJ3:.AJ27])" office:value-type="float"/>
          <table:table-cell table:formula="of:=STDEV([.AK3:.AK27])" office:value-type="float"/>
          <table:table-cell table:formula="of:=STDEV([.AL3:.AL27])" office:value-type="float"/>
          <table:table-cell table:formula="of:=STDEV([.AM3:.AM27])" office:value-type="float"/>
          <table:table-cell table:formula="of:=STDEV([.AN3:.AN27])" office:value-type="float"/>
          <table:table-cell table:formula="of:=STDEV([.AO3:.AO27])" office:value-type="float"/>
          <table:table-cell table:formula="of:=STDEV([.AP3:.AP27])" office:value-type="float"/>
          <table:table-cell table:formula="of:=STDEV([.AQ3:.AQ27])" office:value-type="float"/>
          <table:table-cell table:formula="of:=STDEV([.AR3:.AR27])" office:value-type="float"/>
          <table:table-cell table:formula="of:=STDEV([.AS3:.AS27])" office:value-type="float"/>
          <table:table-cell table:formula="of:=STDEV([.AT3:.AT27])" office:value-type="float"/>
          <table:table-cell table:formula="of:=STDEV([.AU3:.AU27])" office:value-type="float"/>
          <table:table-cell table:formula="of:=STDEV([.AV3:.AV27])" office:value-type="float"/>
          <table:table-cell table:formula="of:=STDEV([.AW3:.AW27])" office:value-type="float"/>
          <table:table-cell table:formula="of:=STDEV([.AX3:.AX27])" office:value-type="float"/>
          <table:table-cell table:formula="of:=STDEV([.AY3:.AY27])" office:value-type="float"/>
          <table:table-cell table:formula="of:=STDEV([.AZ3:.AZ27])" office:value-type="float"/>
          <table:table-cell table:formula="of:=STDEV([.BA3:.BA27])" office:value-type="float"/>
          <table:table-cell table:formula="of:=STDEV([.BB3:.BB27])" office:value-type="float"/>
          <table:table-cell table:formula="of:=STDEV([.BC3:.BC27])" office:value-type="float"/>
          <table:table-cell table:formula="of:=STDEV([.BD3:.BD27])" office:value-type="float"/>
          <table:table-cell table:formula="of:=STDEV([.BE3:.BE27])" office:value-type="float"/>
          <table:table-cell table:formula="of:=STDEV([.BF3:.BF27])" office:value-type="float"/>
          <table:table-cell table:formula="of:=STDEV([.BG3:.BG27])" office:value-type="float"/>
          <table:table-cell table:formula="of:=STDEV([.BH3:.BH27])" office:value-type="float"/>
          <table:table-cell table:formula="of:=STDEV([.BI3:.BI27])" office:value-type="float"/>
          <table:table-cell table:formula="of:=STDEV([.BJ3:.BJ27])" office:value-type="float"/>
          <table:table-cell table:formula="of:=STDEV([.BK3:.BK27])" office:value-type="float"/>
          <table:table-cell table:formula="of:=STDEV([.BL3:.BL27])" office:value-type="float"/>
          <table:table-cell table:formula="of:=STDEV([.BM3:.BM27])" office:value-type="float"/>
          <table:table-cell table:formula="of:=STDEV([.BN3:.BN27])" office:value-type="float"/>
          <table:table-cell table:formula="of:=STDEV([.BO3:.BO27])" office:value-type="float"/>
          <table:table-cell table:formula="of:=STDEV([.BP3:.BP27])" office:value-type="float"/>
          <table:table-cell table:formula="of:=STDEV([.BQ3:.BQ27])" office:value-type="float"/>
          <table:table-cell table:formula="of:=STDEV([.BR3:.BR27])" office:value-type="float"/>
          <table:table-cell table:formula="of:=STDEV([.BS3:.BS27])" office:value-type="float"/>
          <table:table-cell table:formula="of:=STDEV([.BT3:.BT27])" office:value-type="float"/>
          <table:table-cell table:formula="of:=STDEV([.BU3:.BU27])" office:value-type="float"/>
          <table:table-cell table:formula="of:=STDEV([.BV3:.BV27])" office:value-type="float"/>
          <table:table-cell table:formula="of:=STDEV([.BW3:.BW27])" office:value-type="float"/>
          <table:table-cell table:formula="of:=STDEV([.BX3:.BX27])" office:value-type="float"/>
          <table:table-cell table:formula="of:=STDEV([.BY3:.BY27])" office:value-type="float"/>
          <table:table-cell table:formula="of:=STDEV([.BZ3:.BZ27])" office:value-type="float"/>
          <table:table-cell table:formula="of:=STDEV([.CA3:.CA27])" office:value-type="float"/>
          <table:table-cell table:formula="of:=STDEV([.CB3:.CB27])" office:value-type="float"/>
          <table:table-cell table:formula="of:=STDEV([.CC3:.CC2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7]-[.$V3:.$V27])^2)^0.5" office:value-type="float"/>
          <table:table-cell table:number-matrix-columns-spanned="1" table:number-matrix-rows-spanned="1" table:formula="of:=SUM(([.C3:.C27]-[.$W3:.$W27])^2)^0.5" office:value-type="float"/>
          <table:table-cell table:number-matrix-columns-spanned="1" table:number-matrix-rows-spanned="1" table:formula="of:=SUM(([.D3:.D27]-[.$X3:.$X27])^2)^0.5" office:value-type="float"/>
          <table:table-cell table:number-matrix-columns-spanned="1" table:number-matrix-rows-spanned="1" table:formula="of:=SUM(([.E3:.E27]-[.$Y3:.$Y27])^2)^0.5" office:value-type="float"/>
          <table:table-cell table:number-matrix-columns-spanned="1" table:number-matrix-rows-spanned="1" table:formula="of:=SUM(([.F3:.F27]-[.$Z3:.$Z27])^2)^0.5" office:value-type="float"/>
          <table:table-cell table:number-matrix-columns-spanned="1" table:number-matrix-rows-spanned="1" table:formula="of:=SUM(([.G3:.G27]-[.$AA3:.$AA27])^2)^0.5" office:value-type="float"/>
          <table:table-cell table:number-matrix-columns-spanned="1" table:number-matrix-rows-spanned="1" table:formula="of:=SUM(([.H3:.H27]-[.$AB3:.$AB27])^2)^0.5" office:value-type="float"/>
          <table:table-cell table:number-matrix-columns-spanned="1" table:number-matrix-rows-spanned="1" table:formula="of:=SUM(([.I3:.I27]-[.$AC3:.$AC27])^2)^0.5" office:value-type="float"/>
          <table:table-cell table:number-matrix-columns-spanned="1" table:number-matrix-rows-spanned="1" table:formula="of:=SUM(([.J3:.J27]-[.$AD3:.$AD27])^2)^0.5" office:value-type="float"/>
          <table:table-cell table:number-matrix-columns-spanned="1" table:number-matrix-rows-spanned="1" table:formula="of:=SUM(([.K3:.K27]-[.$AE3:.$AE27])^2)^0.5" office:value-type="float"/>
          <table:table-cell table:number-matrix-columns-spanned="1" table:number-matrix-rows-spanned="1" table:formula="of:=SUM(([.L3:.L27]-[.$AF3:.$AF27])^2)^0.5" office:value-type="float"/>
          <table:table-cell table:number-matrix-columns-spanned="1" table:number-matrix-rows-spanned="1" table:formula="of:=SUM(([.M3:.M27]-[.$AG3:.$AG27])^2)^0.5" office:value-type="float"/>
          <table:table-cell table:number-matrix-columns-spanned="1" table:number-matrix-rows-spanned="1" table:formula="of:=SUM(([.N3:.N27]-[.$AH3:.$AH27])^2)^0.5" office:value-type="float"/>
          <table:table-cell table:number-matrix-columns-spanned="1" table:number-matrix-rows-spanned="1" table:formula="of:=SUM(([.O3:.O27]-[.$AI3:.$AI27])^2)^0.5" office:value-type="float"/>
          <table:table-cell table:number-matrix-columns-spanned="1" table:number-matrix-rows-spanned="1" table:formula="of:=SUM(([.P3:.P27]-[.$AJ3:.$AJ27])^2)^0.5" office:value-type="float"/>
          <table:table-cell table:number-matrix-columns-spanned="1" table:number-matrix-rows-spanned="1" table:formula="of:=SUM(([.Q3:.Q27]-[.$AK3:.$AK27])^2)^0.5" office:value-type="float"/>
          <table:table-cell table:number-matrix-columns-spanned="1" table:number-matrix-rows-spanned="1" table:formula="of:=SUM(([.R3:.R27]-[.$AL3:.$AL27])^2)^0.5" office:value-type="float"/>
          <table:table-cell table:number-matrix-columns-spanned="1" table:number-matrix-rows-spanned="1" table:formula="of:=SUM(([.S3:.S27]-[.$AM3:.$AM27])^2)^0.5" office:value-type="float"/>
          <table:table-cell table:number-matrix-columns-spanned="1" table:number-matrix-rows-spanned="1" table:formula="of:=SUM(([.T3:.T27]-[.$AN3:.$AN27])^2)^0.5" office:value-type="float"/>
          <table:table-cell table:number-matrix-columns-spanned="1" table:number-matrix-rows-spanned="1" table:formula="of:=SUM(([.U3:.U27]-[.$AO3:.$AO2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7]=[.$V3:.$V27])" office:value-type="float"/>
          <table:table-cell table:number-matrix-columns-spanned="1" table:number-matrix-rows-spanned="1" table:formula="of:=SUM([.C3:.C27]=[.$W3:.$W27])" office:value-type="float"/>
          <table:table-cell table:number-matrix-columns-spanned="1" table:number-matrix-rows-spanned="1" table:formula="of:=SUM([.D3:.D27]=[.$X3:.$X27])" office:value-type="float"/>
          <table:table-cell table:number-matrix-columns-spanned="1" table:number-matrix-rows-spanned="1" table:formula="of:=SUM([.E3:.E27]=[.$Y3:.$Y27])" office:value-type="float"/>
          <table:table-cell table:number-matrix-columns-spanned="1" table:number-matrix-rows-spanned="1" table:formula="of:=SUM([.F3:.F27]=[.$Z3:.$Z27])" office:value-type="float"/>
          <table:table-cell table:number-matrix-columns-spanned="1" table:number-matrix-rows-spanned="1" table:formula="of:=SUM([.G3:.G27]=[.$AA3:.$AA27])" office:value-type="float"/>
          <table:table-cell table:number-matrix-columns-spanned="1" table:number-matrix-rows-spanned="1" table:formula="of:=SUM([.H3:.H27]=[.$AB3:.$AB27])" office:value-type="float"/>
          <table:table-cell table:number-matrix-columns-spanned="1" table:number-matrix-rows-spanned="1" table:formula="of:=SUM([.I3:.I27]=[.$AC3:.$AC27])" office:value-type="float"/>
          <table:table-cell table:number-matrix-columns-spanned="1" table:number-matrix-rows-spanned="1" table:formula="of:=SUM([.J3:.J27]=[.$AD3:.$AD27])" office:value-type="float"/>
          <table:table-cell table:number-matrix-columns-spanned="1" table:number-matrix-rows-spanned="1" table:formula="of:=SUM([.K3:.K27]=[.$AE3:.$AE27])" office:value-type="float"/>
          <table:table-cell table:number-matrix-columns-spanned="1" table:number-matrix-rows-spanned="1" table:formula="of:=SUM([.L3:.L27]=[.$AF3:.$AF27])" office:value-type="float"/>
          <table:table-cell table:number-matrix-columns-spanned="1" table:number-matrix-rows-spanned="1" table:formula="of:=SUM([.M3:.M27]=[.$AG3:.$AG27])" office:value-type="float"/>
          <table:table-cell table:number-matrix-columns-spanned="1" table:number-matrix-rows-spanned="1" table:formula="of:=SUM([.N3:.N27]=[.$AH3:.$AH27])" office:value-type="float"/>
          <table:table-cell table:number-matrix-columns-spanned="1" table:number-matrix-rows-spanned="1" table:formula="of:=SUM([.O3:.O27]=[.$AI3:.$AI27])" office:value-type="float"/>
          <table:table-cell table:number-matrix-columns-spanned="1" table:number-matrix-rows-spanned="1" table:formula="of:=SUM([.P3:.P27]=[.$AJ3:.$AJ27])" office:value-type="float"/>
          <table:table-cell table:number-matrix-columns-spanned="1" table:number-matrix-rows-spanned="1" table:formula="of:=SUM([.Q3:.Q27]=[.$AK3:.$AK27])" office:value-type="float"/>
          <table:table-cell table:number-matrix-columns-spanned="1" table:number-matrix-rows-spanned="1" table:formula="of:=SUM([.R3:.R27]=[.$AL3:.$AL27])" office:value-type="float"/>
          <table:table-cell table:number-matrix-columns-spanned="1" table:number-matrix-rows-spanned="1" table:formula="of:=SUM([.S3:.S27]=[.$AM3:.$AM27])" office:value-type="float"/>
          <table:table-cell table:number-matrix-columns-spanned="1" table:number-matrix-rows-spanned="1" table:formula="of:=SUM([.T3:.T27]=[.$AN3:.$AN27])" office:value-type="float"/>
          <table:table-cell table:number-matrix-columns-spanned="1" table:number-matrix-rows-spanned="1" table:formula="of:=SUM([.U3:.U27]=[.$AO3:.$AO2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7]&lt;[.$AP3:.$AP27])" office:value-type="float"/>
          <table:table-cell table:number-matrix-columns-spanned="1" table:number-matrix-rows-spanned="1" table:formula="of:=SUM([.C3:.C27]&lt;[.$AQ3:.$AQ27])" office:value-type="float"/>
          <table:table-cell table:number-matrix-columns-spanned="1" table:number-matrix-rows-spanned="1" table:formula="of:=SUM([.D3:.D27]&lt;[.$AR3:.$AR27])" office:value-type="float"/>
          <table:table-cell table:number-matrix-columns-spanned="1" table:number-matrix-rows-spanned="1" table:formula="of:=SUM([.E3:.E27]&lt;[.$AS3:.$AS27])" office:value-type="float"/>
          <table:table-cell table:number-matrix-columns-spanned="1" table:number-matrix-rows-spanned="1" table:formula="of:=SUM([.F3:.F27]&lt;[.$AT3:.$AT27])" office:value-type="float"/>
          <table:table-cell table:number-matrix-columns-spanned="1" table:number-matrix-rows-spanned="1" table:formula="of:=SUM([.G3:.G27]&lt;[.$AU3:.$AU27])" office:value-type="float"/>
          <table:table-cell table:number-matrix-columns-spanned="1" table:number-matrix-rows-spanned="1" table:formula="of:=SUM([.H3:.H27]&lt;[.$AV3:.$AV27])" office:value-type="float"/>
          <table:table-cell table:number-matrix-columns-spanned="1" table:number-matrix-rows-spanned="1" table:formula="of:=SUM([.I3:.I27]&lt;[.$AW3:.$AW27])" office:value-type="float"/>
          <table:table-cell table:number-matrix-columns-spanned="1" table:number-matrix-rows-spanned="1" table:formula="of:=SUM([.J3:.J27]&lt;[.$AX3:.$AX27])" office:value-type="float"/>
          <table:table-cell table:number-matrix-columns-spanned="1" table:number-matrix-rows-spanned="1" table:formula="of:=SUM([.K3:.K27]&lt;[.$AY3:.$AY27])" office:value-type="float"/>
          <table:table-cell table:number-matrix-columns-spanned="1" table:number-matrix-rows-spanned="1" table:formula="of:=SUM([.L3:.L27]&lt;[.$AZ3:.$AZ27])" office:value-type="float"/>
          <table:table-cell table:number-matrix-columns-spanned="1" table:number-matrix-rows-spanned="1" table:formula="of:=SUM([.M3:.M27]&lt;[.$BA3:.$BA27])" office:value-type="float"/>
          <table:table-cell table:number-matrix-columns-spanned="1" table:number-matrix-rows-spanned="1" table:formula="of:=SUM([.N3:.N27]&lt;[.$BB3:.$BB27])" office:value-type="float"/>
          <table:table-cell table:number-matrix-columns-spanned="1" table:number-matrix-rows-spanned="1" table:formula="of:=SUM([.O3:.O27]&lt;[.$BC3:.$BC27])" office:value-type="float"/>
          <table:table-cell table:number-matrix-columns-spanned="1" table:number-matrix-rows-spanned="1" table:formula="of:=SUM([.P3:.P27]&lt;[.$BD3:.$BD27])" office:value-type="float"/>
          <table:table-cell table:number-matrix-columns-spanned="1" table:number-matrix-rows-spanned="1" table:formula="of:=SUM([.Q3:.Q27]&lt;[.$BE3:.$BE27])" office:value-type="float"/>
          <table:table-cell table:number-matrix-columns-spanned="1" table:number-matrix-rows-spanned="1" table:formula="of:=SUM([.R3:.R27]&lt;[.$BF3:.$BF27])" office:value-type="float"/>
          <table:table-cell table:number-matrix-columns-spanned="1" table:number-matrix-rows-spanned="1" table:formula="of:=SUM([.S3:.S27]&lt;[.$BG3:.$BG27])" office:value-type="float"/>
          <table:table-cell table:number-matrix-columns-spanned="1" table:number-matrix-rows-spanned="1" table:formula="of:=SUM([.T3:.T27]&lt;[.$BH3:.$BH27])" office:value-type="float"/>
          <table:table-cell table:number-matrix-columns-spanned="1" table:number-matrix-rows-spanned="1" table:formula="of:=SUM([.U3:.U27]&lt;[.$BI3:.$BI2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7]&gt;[.$AP3:.$AP27])" office:value-type="float"/>
          <table:table-cell table:number-matrix-columns-spanned="1" table:number-matrix-rows-spanned="1" table:formula="of:=SUM([.C3:.C27]&gt;[.$AQ3:.$AQ27])" office:value-type="float"/>
          <table:table-cell table:number-matrix-columns-spanned="1" table:number-matrix-rows-spanned="1" table:formula="of:=SUM([.D3:.D27]&gt;[.$AR3:.$AR27])" office:value-type="float"/>
          <table:table-cell table:number-matrix-columns-spanned="1" table:number-matrix-rows-spanned="1" table:formula="of:=SUM([.E3:.E27]&gt;[.$AS3:.$AS27])" office:value-type="float"/>
          <table:table-cell table:number-matrix-columns-spanned="1" table:number-matrix-rows-spanned="1" table:formula="of:=SUM([.F3:.F27]&gt;[.$AT3:.$AT27])" office:value-type="float"/>
          <table:table-cell table:number-matrix-columns-spanned="1" table:number-matrix-rows-spanned="1" table:formula="of:=SUM([.G3:.G27]&gt;[.$AU3:.$AU27])" office:value-type="float"/>
          <table:table-cell table:number-matrix-columns-spanned="1" table:number-matrix-rows-spanned="1" table:formula="of:=SUM([.H3:.H27]&gt;[.$AV3:.$AV27])" office:value-type="float"/>
          <table:table-cell table:number-matrix-columns-spanned="1" table:number-matrix-rows-spanned="1" table:formula="of:=SUM([.I3:.I27]&gt;[.$AW3:.$AW27])" office:value-type="float"/>
          <table:table-cell table:number-matrix-columns-spanned="1" table:number-matrix-rows-spanned="1" table:formula="of:=SUM([.J3:.J27]&gt;[.$AX3:.$AX27])" office:value-type="float"/>
          <table:table-cell table:number-matrix-columns-spanned="1" table:number-matrix-rows-spanned="1" table:formula="of:=SUM([.K3:.K27]&gt;[.$AY3:.$AY27])" office:value-type="float"/>
          <table:table-cell table:number-matrix-columns-spanned="1" table:number-matrix-rows-spanned="1" table:formula="of:=SUM([.L3:.L27]&gt;[.$AZ3:.$AZ27])" office:value-type="float"/>
          <table:table-cell table:number-matrix-columns-spanned="1" table:number-matrix-rows-spanned="1" table:formula="of:=SUM([.M3:.M27]&gt;[.$BA3:.$BA27])" office:value-type="float"/>
          <table:table-cell table:number-matrix-columns-spanned="1" table:number-matrix-rows-spanned="1" table:formula="of:=SUM([.N3:.N27]&gt;[.$BB3:.$BB27])" office:value-type="float"/>
          <table:table-cell table:number-matrix-columns-spanned="1" table:number-matrix-rows-spanned="1" table:formula="of:=SUM([.O3:.O27]&gt;[.$BC3:.$BC27])" office:value-type="float"/>
          <table:table-cell table:number-matrix-columns-spanned="1" table:number-matrix-rows-spanned="1" table:formula="of:=SUM([.P3:.P27]&gt;[.$BD3:.$BD27])" office:value-type="float"/>
          <table:table-cell table:number-matrix-columns-spanned="1" table:number-matrix-rows-spanned="1" table:formula="of:=SUM([.Q3:.Q27]&gt;[.$BE3:.$BE27])" office:value-type="float"/>
          <table:table-cell table:number-matrix-columns-spanned="1" table:number-matrix-rows-spanned="1" table:formula="of:=SUM([.R3:.R27]&gt;[.$BF3:.$BF27])" office:value-type="float"/>
          <table:table-cell table:number-matrix-columns-spanned="1" table:number-matrix-rows-spanned="1" table:formula="of:=SUM([.S3:.S27]&gt;[.$BG3:.$BG27])" office:value-type="float"/>
          <table:table-cell table:number-matrix-columns-spanned="1" table:number-matrix-rows-spanned="1" table:formula="of:=SUM([.T3:.T27]&gt;[.$BH3:.$BH27])" office:value-type="float"/>
          <table:table-cell table:number-matrix-columns-spanned="1" table:number-matrix-rows-spanned="1" table:formula="of:=SUM([.U3:.U27]&gt;[.$BI3:.$BI2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7]=[.$BJ3:.$BJ27])" office:value-type="float"/>
          <table:table-cell table:number-matrix-columns-spanned="1" table:number-matrix-rows-spanned="1" table:formula="of:=SUM([.C3:.C27]=[.$BK3:.$BK27])" office:value-type="float"/>
          <table:table-cell table:number-matrix-columns-spanned="1" table:number-matrix-rows-spanned="1" table:formula="of:=SUM([.D3:.D27]=[.$BL3:.$BL27])" office:value-type="float"/>
          <table:table-cell table:number-matrix-columns-spanned="1" table:number-matrix-rows-spanned="1" table:formula="of:=SUM([.E3:.E27]=[.$BM3:.$BM27])" office:value-type="float"/>
          <table:table-cell table:number-matrix-columns-spanned="1" table:number-matrix-rows-spanned="1" table:formula="of:=SUM([.F3:.F27]=[.$BN3:.$BN27])" office:value-type="float"/>
          <table:table-cell table:number-matrix-columns-spanned="1" table:number-matrix-rows-spanned="1" table:formula="of:=SUM([.G3:.G27]=[.$BO3:.$BO27])" office:value-type="float"/>
          <table:table-cell table:number-matrix-columns-spanned="1" table:number-matrix-rows-spanned="1" table:formula="of:=SUM([.H3:.H27]=[.$BP3:.$BP27])" office:value-type="float"/>
          <table:table-cell table:number-matrix-columns-spanned="1" table:number-matrix-rows-spanned="1" table:formula="of:=SUM([.I3:.I27]=[.$BQ3:.$BQ27])" office:value-type="float"/>
          <table:table-cell table:number-matrix-columns-spanned="1" table:number-matrix-rows-spanned="1" table:formula="of:=SUM([.J3:.J27]=[.$BR3:.$BR27])" office:value-type="float"/>
          <table:table-cell table:number-matrix-columns-spanned="1" table:number-matrix-rows-spanned="1" table:formula="of:=SUM([.K3:.K27]=[.$BS3:.$BS27])" office:value-type="float"/>
          <table:table-cell table:number-matrix-columns-spanned="1" table:number-matrix-rows-spanned="1" table:formula="of:=SUM([.L3:.L27]=[.$BT3:.$BT27])" office:value-type="float"/>
          <table:table-cell table:number-matrix-columns-spanned="1" table:number-matrix-rows-spanned="1" table:formula="of:=SUM([.M3:.M27]=[.$BU3:.$BU27])" office:value-type="float"/>
          <table:table-cell table:number-matrix-columns-spanned="1" table:number-matrix-rows-spanned="1" table:formula="of:=SUM([.N3:.N27]=[.$BV3:.$BV27])" office:value-type="float"/>
          <table:table-cell table:number-matrix-columns-spanned="1" table:number-matrix-rows-spanned="1" table:formula="of:=SUM([.O3:.O27]=[.$BW3:.$BW27])" office:value-type="float"/>
          <table:table-cell table:number-matrix-columns-spanned="1" table:number-matrix-rows-spanned="1" table:formula="of:=SUM([.P3:.P27]=[.$BX3:.$BX27])" office:value-type="float"/>
          <table:table-cell table:number-matrix-columns-spanned="1" table:number-matrix-rows-spanned="1" table:formula="of:=SUM([.Q3:.Q27]=[.$BY3:.$BY27])" office:value-type="float"/>
          <table:table-cell table:number-matrix-columns-spanned="1" table:number-matrix-rows-spanned="1" table:formula="of:=SUM([.R3:.R27]=[.$BZ3:.$BZ27])" office:value-type="float"/>
          <table:table-cell table:number-matrix-columns-spanned="1" table:number-matrix-rows-spanned="1" table:formula="of:=SUM([.S3:.S27]=[.$CA3:.$CA27])" office:value-type="float"/>
          <table:table-cell table:number-matrix-columns-spanned="1" table:number-matrix-rows-spanned="1" table:formula="of:=SUM([.T3:.T27]=[.$CB3:.$CB27])" office:value-type="float"/>
          <table:table-cell table:number-matrix-columns-spanned="1" table:number-matrix-rows-spanned="1" table:formula="of:=SUM([.U3:.U27]=[.$CC3:.$CC2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10_y10_r2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structured/x10_y12_r20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AVERAGE([Instances.S8:Instances.S12])" office:value-type="float"/>
          <table:table-cell table:formula="of:=AVERAGE([Instances.T8:Instances.T12])" office:value-type="float"/>
          <table:table-cell table:formula="of:=AVERAGE([Instances.U8:Instances.U12])" office:value-type="float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AVERAGE([Instances.P13:Instances.P17])" office:value-type="float"/>
          <table:table-cell table:formula="of:=AVERAGE([Instances.Q13:Instances.Q17])" office:value-type="float"/>
          <table:table-cell table:formula="of:=AVERAGE([Instances.R13:Instances.R17])" office:value-type="float"/>
          <table:table-cell table:formula="of:=AVERAGE([Instances.S13:Instances.S17])" office:value-type="float"/>
          <table:table-cell table:formula="of:=AVERAGE([Instances.T13:Instances.T17])" office:value-type="float"/>
          <table:table-cell table:formula="of:=AVERAGE([Instances.U13:Instances.U17])" office:value-type="float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IN([.$P5])" office:value-type="float"/>
          <table:table-cell table:formula="of:=MIN([.$Q5])" office:value-type="float"/>
          <table:table-cell table:formula="of:=MIN([.$R5])" office:value-type="float"/>
          <table:table-cell table:formula="of:=MIN([.$S5])" office:value-type="float"/>
          <table:table-cell table:formula="of:=MIN([.$T5])" office:value-type="float"/>
          <table:table-cell table:formula="of:=MIN([.$U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EDIAN([.$P5])" office:value-type="float"/>
          <table:table-cell table:formula="of:=MEDIAN([.$Q5])" office:value-type="float"/>
          <table:table-cell table:formula="of:=MEDIAN([.$R5])" office:value-type="float"/>
          <table:table-cell table:formula="of:=MEDIAN([.$S5])" office:value-type="float"/>
          <table:table-cell table:formula="of:=MEDIAN([.$T5])" office:value-type="float"/>
          <table:table-cell table:formula="of:=MEDIAN([.$U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  <table:table-cell table:formula="of:=MAX([.$P5])" office:value-type="float"/>
          <table:table-cell table:formula="of:=MAX([.$Q5])" office:value-type="float"/>
          <table:table-cell table:formula="of:=MAX([.$R5])" office:value-type="float"/>
          <table:table-cell table:formula="of:=MAX([.$S5])" office:value-type="float"/>
          <table:table-cell table:formula="of:=MAX([.$T5])" office:value-type="float"/>
          <table:table-cell table:formula="of:=MAX([.$U5])" office:value-type="float"/>
        </table:table-row>
        <table:table-row table:style-name="ro1">
          <table:table-cell office:value-type="string">
            <text:p>structured/x10_y9_r20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SUM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AVERAGE([Instances.O18:Instances.O22])" office:value-type="float"/>
          <table:table-cell table:formula="of:=AVERAGE([Instances.P18:Instances.P22])" office:value-type="float"/>
          <table:table-cell table:formula="of:=AVERAGE([Instances.Q18:Instances.Q22])" office:value-type="float"/>
          <table:table-cell table:formula="of:=AVERAGE([Instances.R18:Instances.R22])" office:value-type="float"/>
          <table:table-cell table:formula="of:=AVERAGE([Instances.S18:Instances.S22])" office:value-type="float"/>
          <table:table-cell table:formula="of:=AVERAGE([Instances.T18:Instances.T22])" office:value-type="float"/>
          <table:table-cell table:formula="of:=AVERAGE([Instances.U18:Instances.U22])" office:value-type="float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IN([.$L6])" office:value-type="float"/>
          <table:table-cell table:formula="of:=MIN([.$M6])" office:value-type="float"/>
          <table:table-cell table:formula="of:=MIN([.$N6])" office:value-type="float"/>
          <table:table-cell table:formula="of:=MIN([.$O6])" office:value-type="float"/>
          <table:table-cell table:formula="of:=MIN([.$P6])" office:value-type="float"/>
          <table:table-cell table:formula="of:=MIN([.$Q6])" office:value-type="float"/>
          <table:table-cell table:formula="of:=MIN([.$R6])" office:value-type="float"/>
          <table:table-cell table:formula="of:=MIN([.$S6])" office:value-type="float"/>
          <table:table-cell table:formula="of:=MIN([.$T6])" office:value-type="float"/>
          <table:table-cell table:formula="of:=MIN([.$U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EDIAN([.$L6])" office:value-type="float"/>
          <table:table-cell table:formula="of:=MEDIAN([.$M6])" office:value-type="float"/>
          <table:table-cell table:formula="of:=MEDIAN([.$N6])" office:value-type="float"/>
          <table:table-cell table:formula="of:=MEDIAN([.$O6])" office:value-type="float"/>
          <table:table-cell table:formula="of:=MEDIAN([.$P6])" office:value-type="float"/>
          <table:table-cell table:formula="of:=MEDIAN([.$Q6])" office:value-type="float"/>
          <table:table-cell table:formula="of:=MEDIAN([.$R6])" office:value-type="float"/>
          <table:table-cell table:formula="of:=MEDIAN([.$S6])" office:value-type="float"/>
          <table:table-cell table:formula="of:=MEDIAN([.$T6])" office:value-type="float"/>
          <table:table-cell table:formula="of:=MEDIAN([.$U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  <table:table-cell table:formula="of:=MAX([.$L6])" office:value-type="float"/>
          <table:table-cell table:formula="of:=MAX([.$M6])" office:value-type="float"/>
          <table:table-cell table:formula="of:=MAX([.$N6])" office:value-type="float"/>
          <table:table-cell table:formula="of:=MAX([.$O6])" office:value-type="float"/>
          <table:table-cell table:formula="of:=MAX([.$P6])" office:value-type="float"/>
          <table:table-cell table:formula="of:=MAX([.$Q6])" office:value-type="float"/>
          <table:table-cell table:formula="of:=MAX([.$R6])" office:value-type="float"/>
          <table:table-cell table:formula="of:=MAX([.$S6])" office:value-type="float"/>
          <table:table-cell table:formula="of:=MAX([.$T6])" office:value-type="float"/>
          <table:table-cell table:formula="of:=MAX([.$U6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23:Instances.B27])" office:value-type="float"/>
          <table:table-cell table:formula="of:=AVERAGE([Instances.C23:Instances.C27])" office:value-type="float"/>
          <table:table-cell table:formula="of:=AVERAGE([Instances.D23:Instances.D27])" office:value-type="float"/>
          <table:table-cell table:formula="of:=AVERAGE([Instances.E23:Instances.E27])" office:value-type="float"/>
          <table:table-cell table:formula="of:=SUM([Instances.F23:Instances.F27])" office:value-type="float"/>
          <table:table-cell table:formula="of:=AVERAGE([Instances.G23:Instances.G27])" office:value-type="float"/>
          <table:table-cell table:formula="of:=AVERAGE([Instances.H23:Instances.H27])" office:value-type="float"/>
          <table:table-cell table:formula="of:=AVERAGE([Instances.I23:Instances.I27])" office:value-type="float"/>
          <table:table-cell table:formula="of:=AVERAGE([Instances.J23:Instances.J27])" office:value-type="float"/>
          <table:table-cell table:formula="of:=AVERAGE([Instances.K23:Instances.K27])" office:value-type="float"/>
          <table:table-cell table:formula="of:=AVERAGE([Instances.L23:Instances.L27])" office:value-type="float"/>
          <table:table-cell table:formula="of:=AVERAGE([Instances.M23:Instances.M27])" office:value-type="float"/>
          <table:table-cell table:formula="of:=AVERAGE([Instances.N23:Instances.N27])" office:value-type="float"/>
          <table:table-cell table:formula="of:=AVERAGE([Instances.O23:Instances.O27])" office:value-type="float"/>
          <table:table-cell table:formula="of:=AVERAGE([Instances.P23:Instances.P27])" office:value-type="float"/>
          <table:table-cell table:formula="of:=AVERAGE([Instances.Q23:Instances.Q27])" office:value-type="float"/>
          <table:table-cell table:formula="of:=AVERAGE([Instances.R23:Instances.R27])" office:value-type="float"/>
          <table:table-cell table:formula="of:=AVERAGE([Instances.S23:Instances.S27])" office:value-type="float"/>
          <table:table-cell table:formula="of:=AVERAGE([Instances.T23:Instances.T27])" office:value-type="float"/>
          <table:table-cell table:formula="of:=AVERAGE([Instances.U23:Instances.U27])" office:value-type="float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IN([.$L7])" office:value-type="float"/>
          <table:table-cell table:formula="of:=MIN([.$M7])" office:value-type="float"/>
          <table:table-cell table:formula="of:=MIN([.$N7])" office:value-type="float"/>
          <table:table-cell table:formula="of:=MIN([.$O7])" office:value-type="float"/>
          <table:table-cell table:formula="of:=MIN([.$P7])" office:value-type="float"/>
          <table:table-cell table:formula="of:=MIN([.$Q7])" office:value-type="float"/>
          <table:table-cell table:formula="of:=MIN([.$R7])" office:value-type="float"/>
          <table:table-cell table:formula="of:=MIN([.$S7])" office:value-type="float"/>
          <table:table-cell table:formula="of:=MIN([.$T7])" office:value-type="float"/>
          <table:table-cell table:formula="of:=MIN([.$U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EDIAN([.$L7])" office:value-type="float"/>
          <table:table-cell table:formula="of:=MEDIAN([.$M7])" office:value-type="float"/>
          <table:table-cell table:formula="of:=MEDIAN([.$N7])" office:value-type="float"/>
          <table:table-cell table:formula="of:=MEDIAN([.$O7])" office:value-type="float"/>
          <table:table-cell table:formula="of:=MEDIAN([.$P7])" office:value-type="float"/>
          <table:table-cell table:formula="of:=MEDIAN([.$Q7])" office:value-type="float"/>
          <table:table-cell table:formula="of:=MEDIAN([.$R7])" office:value-type="float"/>
          <table:table-cell table:formula="of:=MEDIAN([.$S7])" office:value-type="float"/>
          <table:table-cell table:formula="of:=MEDIAN([.$T7])" office:value-type="float"/>
          <table:table-cell table:formula="of:=MEDIAN([.$U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  <table:table-cell table:formula="of:=MAX([.$L7])" office:value-type="float"/>
          <table:table-cell table:formula="of:=MAX([.$M7])" office:value-type="float"/>
          <table:table-cell table:formula="of:=MAX([.$N7])" office:value-type="float"/>
          <table:table-cell table:formula="of:=MAX([.$O7])" office:value-type="float"/>
          <table:table-cell table:formula="of:=MAX([.$P7])" office:value-type="float"/>
          <table:table-cell table:formula="of:=MAX([.$Q7])" office:value-type="float"/>
          <table:table-cell table:formula="of:=MAX([.$R7])" office:value-type="float"/>
          <table:table-cell table:formula="of:=MAX([.$S7])" office:value-type="float"/>
          <table:table-cell table:formula="of:=MAX([.$T7])" office:value-type="float"/>
          <table:table-cell table:formula="of:=MAX([.$U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V3:.$V7])^2)^0.5" office:value-type="float"/>
          <table:table-cell table:number-matrix-columns-spanned="1" table:number-matrix-rows-spanned="1" table:formula="of:=SUM(([.C3:.C7]-[.$W3:.$W7])^2)^0.5" office:value-type="float"/>
          <table:table-cell table:number-matrix-columns-spanned="1" table:number-matrix-rows-spanned="1" table:formula="of:=SUM(([.D3:.D7]-[.$X3:.$X7])^2)^0.5" office:value-type="float"/>
          <table:table-cell table:number-matrix-columns-spanned="1" table:number-matrix-rows-spanned="1" table:formula="of:=SUM(([.E3:.E7]-[.$Y3:.$Y7])^2)^0.5" office:value-type="float"/>
          <table:table-cell table:number-matrix-columns-spanned="1" table:number-matrix-rows-spanned="1" table:formula="of:=SUM(([.F3:.F7]-[.$Z3:.$Z7])^2)^0.5" office:value-type="float"/>
          <table:table-cell table:number-matrix-columns-spanned="1" table:number-matrix-rows-spanned="1" table:formula="of:=SUM(([.G3:.G7]-[.$AA3:.$AA7])^2)^0.5" office:value-type="float"/>
          <table:table-cell table:number-matrix-columns-spanned="1" table:number-matrix-rows-spanned="1" table:formula="of:=SUM(([.H3:.H7]-[.$AB3:.$AB7])^2)^0.5" office:value-type="float"/>
          <table:table-cell table:number-matrix-columns-spanned="1" table:number-matrix-rows-spanned="1" table:formula="of:=SUM(([.I3:.I7]-[.$AC3:.$AC7])^2)^0.5" office:value-type="float"/>
          <table:table-cell table:number-matrix-columns-spanned="1" table:number-matrix-rows-spanned="1" table:formula="of:=SUM(([.J3:.J7]-[.$AD3:.$AD7])^2)^0.5" office:value-type="float"/>
          <table:table-cell table:number-matrix-columns-spanned="1" table:number-matrix-rows-spanned="1" table:formula="of:=SUM(([.K3:.K7]-[.$AE3:.$AE7])^2)^0.5" office:value-type="float"/>
          <table:table-cell table:number-matrix-columns-spanned="1" table:number-matrix-rows-spanned="1" table:formula="of:=SUM(([.L3:.L7]-[.$AF3:.$AF7])^2)^0.5" office:value-type="float"/>
          <table:table-cell table:number-matrix-columns-spanned="1" table:number-matrix-rows-spanned="1" table:formula="of:=SUM(([.M3:.M7]-[.$AG3:.$AG7])^2)^0.5" office:value-type="float"/>
          <table:table-cell table:number-matrix-columns-spanned="1" table:number-matrix-rows-spanned="1" table:formula="of:=SUM(([.N3:.N7]-[.$AH3:.$AH7])^2)^0.5" office:value-type="float"/>
          <table:table-cell table:number-matrix-columns-spanned="1" table:number-matrix-rows-spanned="1" table:formula="of:=SUM(([.O3:.O7]-[.$AI3:.$AI7])^2)^0.5" office:value-type="float"/>
          <table:table-cell table:number-matrix-columns-spanned="1" table:number-matrix-rows-spanned="1" table:formula="of:=SUM(([.P3:.P7]-[.$AJ3:.$AJ7])^2)^0.5" office:value-type="float"/>
          <table:table-cell table:number-matrix-columns-spanned="1" table:number-matrix-rows-spanned="1" table:formula="of:=SUM(([.Q3:.Q7]-[.$AK3:.$AK7])^2)^0.5" office:value-type="float"/>
          <table:table-cell table:number-matrix-columns-spanned="1" table:number-matrix-rows-spanned="1" table:formula="of:=SUM(([.R3:.R7]-[.$AL3:.$AL7])^2)^0.5" office:value-type="float"/>
          <table:table-cell table:number-matrix-columns-spanned="1" table:number-matrix-rows-spanned="1" table:formula="of:=SUM(([.S3:.S7]-[.$AM3:.$AM7])^2)^0.5" office:value-type="float"/>
          <table:table-cell table:number-matrix-columns-spanned="1" table:number-matrix-rows-spanned="1" table:formula="of:=SUM(([.T3:.T7]-[.$AN3:.$AN7])^2)^0.5" office:value-type="float"/>
          <table:table-cell table:number-matrix-columns-spanned="1" table:number-matrix-rows-spanned="1" table:formula="of:=SUM(([.U3:.U7]-[.$AO3:.$AO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V3:.$V7])" office:value-type="float"/>
          <table:table-cell table:number-matrix-columns-spanned="1" table:number-matrix-rows-spanned="1" table:formula="of:=SUM([.C3:.C7]=[.$W3:.$W7])" office:value-type="float"/>
          <table:table-cell table:number-matrix-columns-spanned="1" table:number-matrix-rows-spanned="1" table:formula="of:=SUM([.D3:.D7]=[.$X3:.$X7])" office:value-type="float"/>
          <table:table-cell table:number-matrix-columns-spanned="1" table:number-matrix-rows-spanned="1" table:formula="of:=SUM([.E3:.E7]=[.$Y3:.$Y7])" office:value-type="float"/>
          <table:table-cell table:number-matrix-columns-spanned="1" table:number-matrix-rows-spanned="1" table:formula="of:=SUM([.F3:.F7]=[.$Z3:.$Z7])" office:value-type="float"/>
          <table:table-cell table:number-matrix-columns-spanned="1" table:number-matrix-rows-spanned="1" table:formula="of:=SUM([.G3:.G7]=[.$AA3:.$AA7])" office:value-type="float"/>
          <table:table-cell table:number-matrix-columns-spanned="1" table:number-matrix-rows-spanned="1" table:formula="of:=SUM([.H3:.H7]=[.$AB3:.$AB7])" office:value-type="float"/>
          <table:table-cell table:number-matrix-columns-spanned="1" table:number-matrix-rows-spanned="1" table:formula="of:=SUM([.I3:.I7]=[.$AC3:.$AC7])" office:value-type="float"/>
          <table:table-cell table:number-matrix-columns-spanned="1" table:number-matrix-rows-spanned="1" table:formula="of:=SUM([.J3:.J7]=[.$AD3:.$AD7])" office:value-type="float"/>
          <table:table-cell table:number-matrix-columns-spanned="1" table:number-matrix-rows-spanned="1" table:formula="of:=SUM([.K3:.K7]=[.$AE3:.$AE7])" office:value-type="float"/>
          <table:table-cell table:number-matrix-columns-spanned="1" table:number-matrix-rows-spanned="1" table:formula="of:=SUM([.L3:.L7]=[.$AF3:.$AF7])" office:value-type="float"/>
          <table:table-cell table:number-matrix-columns-spanned="1" table:number-matrix-rows-spanned="1" table:formula="of:=SUM([.M3:.M7]=[.$AG3:.$AG7])" office:value-type="float"/>
          <table:table-cell table:number-matrix-columns-spanned="1" table:number-matrix-rows-spanned="1" table:formula="of:=SUM([.N3:.N7]=[.$AH3:.$AH7])" office:value-type="float"/>
          <table:table-cell table:number-matrix-columns-spanned="1" table:number-matrix-rows-spanned="1" table:formula="of:=SUM([.O3:.O7]=[.$AI3:.$AI7])" office:value-type="float"/>
          <table:table-cell table:number-matrix-columns-spanned="1" table:number-matrix-rows-spanned="1" table:formula="of:=SUM([.P3:.P7]=[.$AJ3:.$AJ7])" office:value-type="float"/>
          <table:table-cell table:number-matrix-columns-spanned="1" table:number-matrix-rows-spanned="1" table:formula="of:=SUM([.Q3:.Q7]=[.$AK3:.$AK7])" office:value-type="float"/>
          <table:table-cell table:number-matrix-columns-spanned="1" table:number-matrix-rows-spanned="1" table:formula="of:=SUM([.R3:.R7]=[.$AL3:.$AL7])" office:value-type="float"/>
          <table:table-cell table:number-matrix-columns-spanned="1" table:number-matrix-rows-spanned="1" table:formula="of:=SUM([.S3:.S7]=[.$AM3:.$AM7])" office:value-type="float"/>
          <table:table-cell table:number-matrix-columns-spanned="1" table:number-matrix-rows-spanned="1" table:formula="of:=SUM([.T3:.T7]=[.$AN3:.$AN7])" office:value-type="float"/>
          <table:table-cell table:number-matrix-columns-spanned="1" table:number-matrix-rows-spanned="1" table:formula="of:=SUM([.U3:.U7]=[.$AO3:.$AO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AP3:.$AP7])" office:value-type="float"/>
          <table:table-cell table:number-matrix-columns-spanned="1" table:number-matrix-rows-spanned="1" table:formula="of:=SUM([.C3:.C7]&lt;[.$AQ3:.$AQ7])" office:value-type="float"/>
          <table:table-cell table:number-matrix-columns-spanned="1" table:number-matrix-rows-spanned="1" table:formula="of:=SUM([.D3:.D7]&lt;[.$AR3:.$AR7])" office:value-type="float"/>
          <table:table-cell table:number-matrix-columns-spanned="1" table:number-matrix-rows-spanned="1" table:formula="of:=SUM([.E3:.E7]&lt;[.$AS3:.$AS7])" office:value-type="float"/>
          <table:table-cell table:number-matrix-columns-spanned="1" table:number-matrix-rows-spanned="1" table:formula="of:=SUM([.F3:.F7]&lt;[.$AT3:.$AT7])" office:value-type="float"/>
          <table:table-cell table:number-matrix-columns-spanned="1" table:number-matrix-rows-spanned="1" table:formula="of:=SUM([.G3:.G7]&lt;[.$AU3:.$AU7])" office:value-type="float"/>
          <table:table-cell table:number-matrix-columns-spanned="1" table:number-matrix-rows-spanned="1" table:formula="of:=SUM([.H3:.H7]&lt;[.$AV3:.$AV7])" office:value-type="float"/>
          <table:table-cell table:number-matrix-columns-spanned="1" table:number-matrix-rows-spanned="1" table:formula="of:=SUM([.I3:.I7]&lt;[.$AW3:.$AW7])" office:value-type="float"/>
          <table:table-cell table:number-matrix-columns-spanned="1" table:number-matrix-rows-spanned="1" table:formula="of:=SUM([.J3:.J7]&lt;[.$AX3:.$AX7])" office:value-type="float"/>
          <table:table-cell table:number-matrix-columns-spanned="1" table:number-matrix-rows-spanned="1" table:formula="of:=SUM([.K3:.K7]&lt;[.$AY3:.$AY7])" office:value-type="float"/>
          <table:table-cell table:number-matrix-columns-spanned="1" table:number-matrix-rows-spanned="1" table:formula="of:=SUM([.L3:.L7]&lt;[.$AZ3:.$AZ7])" office:value-type="float"/>
          <table:table-cell table:number-matrix-columns-spanned="1" table:number-matrix-rows-spanned="1" table:formula="of:=SUM([.M3:.M7]&lt;[.$BA3:.$BA7])" office:value-type="float"/>
          <table:table-cell table:number-matrix-columns-spanned="1" table:number-matrix-rows-spanned="1" table:formula="of:=SUM([.N3:.N7]&lt;[.$BB3:.$BB7])" office:value-type="float"/>
          <table:table-cell table:number-matrix-columns-spanned="1" table:number-matrix-rows-spanned="1" table:formula="of:=SUM([.O3:.O7]&lt;[.$BC3:.$BC7])" office:value-type="float"/>
          <table:table-cell table:number-matrix-columns-spanned="1" table:number-matrix-rows-spanned="1" table:formula="of:=SUM([.P3:.P7]&lt;[.$BD3:.$BD7])" office:value-type="float"/>
          <table:table-cell table:number-matrix-columns-spanned="1" table:number-matrix-rows-spanned="1" table:formula="of:=SUM([.Q3:.Q7]&lt;[.$BE3:.$BE7])" office:value-type="float"/>
          <table:table-cell table:number-matrix-columns-spanned="1" table:number-matrix-rows-spanned="1" table:formula="of:=SUM([.R3:.R7]&lt;[.$BF3:.$BF7])" office:value-type="float"/>
          <table:table-cell table:number-matrix-columns-spanned="1" table:number-matrix-rows-spanned="1" table:formula="of:=SUM([.S3:.S7]&lt;[.$BG3:.$BG7])" office:value-type="float"/>
          <table:table-cell table:number-matrix-columns-spanned="1" table:number-matrix-rows-spanned="1" table:formula="of:=SUM([.T3:.T7]&lt;[.$BH3:.$BH7])" office:value-type="float"/>
          <table:table-cell table:number-matrix-columns-spanned="1" table:number-matrix-rows-spanned="1" table:formula="of:=SUM([.U3:.U7]&lt;[.$BI3:.$BI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AP3:.$AP7])" office:value-type="float"/>
          <table:table-cell table:number-matrix-columns-spanned="1" table:number-matrix-rows-spanned="1" table:formula="of:=SUM([.C3:.C7]&gt;[.$AQ3:.$AQ7])" office:value-type="float"/>
          <table:table-cell table:number-matrix-columns-spanned="1" table:number-matrix-rows-spanned="1" table:formula="of:=SUM([.D3:.D7]&gt;[.$AR3:.$AR7])" office:value-type="float"/>
          <table:table-cell table:number-matrix-columns-spanned="1" table:number-matrix-rows-spanned="1" table:formula="of:=SUM([.E3:.E7]&gt;[.$AS3:.$AS7])" office:value-type="float"/>
          <table:table-cell table:number-matrix-columns-spanned="1" table:number-matrix-rows-spanned="1" table:formula="of:=SUM([.F3:.F7]&gt;[.$AT3:.$AT7])" office:value-type="float"/>
          <table:table-cell table:number-matrix-columns-spanned="1" table:number-matrix-rows-spanned="1" table:formula="of:=SUM([.G3:.G7]&gt;[.$AU3:.$AU7])" office:value-type="float"/>
          <table:table-cell table:number-matrix-columns-spanned="1" table:number-matrix-rows-spanned="1" table:formula="of:=SUM([.H3:.H7]&gt;[.$AV3:.$AV7])" office:value-type="float"/>
          <table:table-cell table:number-matrix-columns-spanned="1" table:number-matrix-rows-spanned="1" table:formula="of:=SUM([.I3:.I7]&gt;[.$AW3:.$AW7])" office:value-type="float"/>
          <table:table-cell table:number-matrix-columns-spanned="1" table:number-matrix-rows-spanned="1" table:formula="of:=SUM([.J3:.J7]&gt;[.$AX3:.$AX7])" office:value-type="float"/>
          <table:table-cell table:number-matrix-columns-spanned="1" table:number-matrix-rows-spanned="1" table:formula="of:=SUM([.K3:.K7]&gt;[.$AY3:.$AY7])" office:value-type="float"/>
          <table:table-cell table:number-matrix-columns-spanned="1" table:number-matrix-rows-spanned="1" table:formula="of:=SUM([.L3:.L7]&gt;[.$AZ3:.$AZ7])" office:value-type="float"/>
          <table:table-cell table:number-matrix-columns-spanned="1" table:number-matrix-rows-spanned="1" table:formula="of:=SUM([.M3:.M7]&gt;[.$BA3:.$BA7])" office:value-type="float"/>
          <table:table-cell table:number-matrix-columns-spanned="1" table:number-matrix-rows-spanned="1" table:formula="of:=SUM([.N3:.N7]&gt;[.$BB3:.$BB7])" office:value-type="float"/>
          <table:table-cell table:number-matrix-columns-spanned="1" table:number-matrix-rows-spanned="1" table:formula="of:=SUM([.O3:.O7]&gt;[.$BC3:.$BC7])" office:value-type="float"/>
          <table:table-cell table:number-matrix-columns-spanned="1" table:number-matrix-rows-spanned="1" table:formula="of:=SUM([.P3:.P7]&gt;[.$BD3:.$BD7])" office:value-type="float"/>
          <table:table-cell table:number-matrix-columns-spanned="1" table:number-matrix-rows-spanned="1" table:formula="of:=SUM([.Q3:.Q7]&gt;[.$BE3:.$BE7])" office:value-type="float"/>
          <table:table-cell table:number-matrix-columns-spanned="1" table:number-matrix-rows-spanned="1" table:formula="of:=SUM([.R3:.R7]&gt;[.$BF3:.$BF7])" office:value-type="float"/>
          <table:table-cell table:number-matrix-columns-spanned="1" table:number-matrix-rows-spanned="1" table:formula="of:=SUM([.S3:.S7]&gt;[.$BG3:.$BG7])" office:value-type="float"/>
          <table:table-cell table:number-matrix-columns-spanned="1" table:number-matrix-rows-spanned="1" table:formula="of:=SUM([.T3:.T7]&gt;[.$BH3:.$BH7])" office:value-type="float"/>
          <table:table-cell table:number-matrix-columns-spanned="1" table:number-matrix-rows-spanned="1" table:formula="of:=SUM([.U3:.U7]&gt;[.$BI3:.$BI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BJ3:.$BJ7])" office:value-type="float"/>
          <table:table-cell table:number-matrix-columns-spanned="1" table:number-matrix-rows-spanned="1" table:formula="of:=SUM([.C3:.C7]=[.$BK3:.$BK7])" office:value-type="float"/>
          <table:table-cell table:number-matrix-columns-spanned="1" table:number-matrix-rows-spanned="1" table:formula="of:=SUM([.D3:.D7]=[.$BL3:.$BL7])" office:value-type="float"/>
          <table:table-cell table:number-matrix-columns-spanned="1" table:number-matrix-rows-spanned="1" table:formula="of:=SUM([.E3:.E7]=[.$BM3:.$BM7])" office:value-type="float"/>
          <table:table-cell table:number-matrix-columns-spanned="1" table:number-matrix-rows-spanned="1" table:formula="of:=SUM([.F3:.F7]=[.$BN3:.$BN7])" office:value-type="float"/>
          <table:table-cell table:number-matrix-columns-spanned="1" table:number-matrix-rows-spanned="1" table:formula="of:=SUM([.G3:.G7]=[.$BO3:.$BO7])" office:value-type="float"/>
          <table:table-cell table:number-matrix-columns-spanned="1" table:number-matrix-rows-spanned="1" table:formula="of:=SUM([.H3:.H7]=[.$BP3:.$BP7])" office:value-type="float"/>
          <table:table-cell table:number-matrix-columns-spanned="1" table:number-matrix-rows-spanned="1" table:formula="of:=SUM([.I3:.I7]=[.$BQ3:.$BQ7])" office:value-type="float"/>
          <table:table-cell table:number-matrix-columns-spanned="1" table:number-matrix-rows-spanned="1" table:formula="of:=SUM([.J3:.J7]=[.$BR3:.$BR7])" office:value-type="float"/>
          <table:table-cell table:number-matrix-columns-spanned="1" table:number-matrix-rows-spanned="1" table:formula="of:=SUM([.K3:.K7]=[.$BS3:.$BS7])" office:value-type="float"/>
          <table:table-cell table:number-matrix-columns-spanned="1" table:number-matrix-rows-spanned="1" table:formula="of:=SUM([.L3:.L7]=[.$BT3:.$BT7])" office:value-type="float"/>
          <table:table-cell table:number-matrix-columns-spanned="1" table:number-matrix-rows-spanned="1" table:formula="of:=SUM([.M3:.M7]=[.$BU3:.$BU7])" office:value-type="float"/>
          <table:table-cell table:number-matrix-columns-spanned="1" table:number-matrix-rows-spanned="1" table:formula="of:=SUM([.N3:.N7]=[.$BV3:.$BV7])" office:value-type="float"/>
          <table:table-cell table:number-matrix-columns-spanned="1" table:number-matrix-rows-spanned="1" table:formula="of:=SUM([.O3:.O7]=[.$BW3:.$BW7])" office:value-type="float"/>
          <table:table-cell table:number-matrix-columns-spanned="1" table:number-matrix-rows-spanned="1" table:formula="of:=SUM([.P3:.P7]=[.$BX3:.$BX7])" office:value-type="float"/>
          <table:table-cell table:number-matrix-columns-spanned="1" table:number-matrix-rows-spanned="1" table:formula="of:=SUM([.Q3:.Q7]=[.$BY3:.$BY7])" office:value-type="float"/>
          <table:table-cell table:number-matrix-columns-spanned="1" table:number-matrix-rows-spanned="1" table:formula="of:=SUM([.R3:.R7]=[.$BZ3:.$BZ7])" office:value-type="float"/>
          <table:table-cell table:number-matrix-columns-spanned="1" table:number-matrix-rows-spanned="1" table:formula="of:=SUM([.S3:.S7]=[.$CA3:.$CA7])" office:value-type="float"/>
          <table:table-cell table:number-matrix-columns-spanned="1" table:number-matrix-rows-spanned="1" table:formula="of:=SUM([.T3:.T7]=[.$CB3:.$CB7])" office:value-type="float"/>
          <table:table-cell table:number-matrix-columns-spanned="1" table:number-matrix-rows-spanned="1" table:formula="of:=SUM([.U3:.U7]=[.$CC3:.$CC7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